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ublico">
        <table:table-row>
          <table:table-cell table:style-name="pd1" office:value-type="string" office:value="Codigo">
            <text:p>Codigo</text:p>
          </table:table-cell>
          <table:table-cell table:style-name="pd1" office:value-type="string" office:value="Descripcion">
            <text:p>Descripcion</text:p>
          </table:table-cell>
          <table:table-cell table:style-name="pd1" office:value-type="string" office:value="Publico">
            <text:p>Publico</text:p>
          </table:table-cell>
          <table:table-cell table:style-name="pd1" office:value-type="string" office:value="Efectivo">
            <text:p>Efectivo</text:p>
          </table:table-cell>
          <table:table-cell table:style-name="pd1" office:value-type="string" office:value="Rollo o Caja">
            <text:p>Rollo o Caja</text:p>
          </table:table-cell>
          <table:table-cell table:style-name="pd1" office:value-type="string" office:value="Rollo o Caja Efectivo">
            <text:p>Rollo o Caja Efectivo</text:p>
          </table:table-cell>
          <table:table-cell table:style-name="pd1" office:value-type="string" office:value="Subcarpeta">
            <text:p>Subcarpeta</text:p>
          </table:table-cell>
          <table:table-cell table:style-name="pd1" office:value-type="string" office:value="Subtitulo">
            <text:p>Subtitulo</text:p>
          </table:table-cell>
        </table:table-row>
        <table:table-row>
          <table:table-cell office:value-type="string" office:value="LU01">
            <text:p>LU01</text:p>
          </table:table-cell>
          <table:table-cell office:value-type="string" office:value="Abrelatas uña economico">
            <text:p>Abrelatas uña economico</text:p>
          </table:table-cell>
          <table:table-cell office:value-type="float" office:value="1567.5">
            <text:p>1567.5</text:p>
          </table:table-cell>
          <table:table-cell office:value-type="float" office:value="1567.5">
            <text:p>15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">
            <text:p>NA3</text:p>
          </table:table-cell>
          <table:table-cell office:value-type="string" office:value="Accesorios para mini torno x 105 pcs">
            <text:p>Accesorios para mini torno x 105 pcs</text:p>
          </table:table-cell>
          <table:table-cell office:value-type="float" office:value="15427.5">
            <text:p>15427.5</text:p>
          </table:table-cell>
          <table:table-cell office:value-type="float" office:value="15427.5">
            <text:p>1542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01">
            <text:p>LUB01</text:p>
          </table:table-cell>
          <table:table-cell office:value-type="string" office:value="Aceite lubricante 2T 100cc">
            <text:p>Aceite lubricante 2T 100cc</text:p>
          </table:table-cell>
          <table:table-cell office:value-type="float" office:value="1116.0">
            <text:p>1116.0</text:p>
          </table:table-cell>
          <table:table-cell office:value-type="float" office:value="1116.0">
            <text:p>11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uro005">
            <text:p>Euro005</text:p>
          </table:table-cell>
          <table:table-cell office:value-type="string" office:value="Acople rapido aire x 5">
            <text:p>Acople rapido aire x 5</text:p>
          </table:table-cell>
          <table:table-cell office:value-type="float" office:value="10312.5">
            <text:p>10312.5</text:p>
          </table:table-cell>
          <table:table-cell office:value-type="float" office:value="10312.5">
            <text:p>1031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">
            <text:p>NA2</text:p>
          </table:table-cell>
          <table:table-cell office:value-type="string" office:value="Adaptador sds">
            <text:p>Adaptador sds</text:p>
          </table:table-cell>
          <table:table-cell office:value-type="float" office:value="3049.5">
            <text:p>3049.5</text:p>
          </table:table-cell>
          <table:table-cell office:value-type="float" office:value="3049.5">
            <text:p>304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02">
            <text:p>ON02</text:p>
          </table:table-cell>
          <table:table-cell office:value-type="string" office:value="Adaptador viajero mosquito">
            <text:p>Adaptador viajero mosquito</text:p>
          </table:table-cell>
          <table:table-cell office:value-type="float" office:value="1369.5">
            <text:p>1369.5</text:p>
          </table:table-cell>
          <table:table-cell office:value-type="float" office:value="1369.5">
            <text:p>136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111">
            <text:p>PAS111</text:p>
          </table:table-cell>
          <table:table-cell office:value-type="string" office:value="Adaptador viajero multificha en caja">
            <text:p>Adaptador viajero multificha en caja</text:p>
          </table:table-cell>
          <table:table-cell office:value-type="float" office:value="7101.0">
            <text:p>7101.0</text:p>
          </table:table-cell>
          <table:table-cell office:value-type="float" office:value="7101.0">
            <text:p>71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C0311">
            <text:p>FC0311</text:p>
          </table:table-cell>
          <table:table-cell office:value-type="string" office:value="Adhesivo Macao 3g.tipo la gotita x12u.">
            <text:p>Adhesivo Macao 3g.tipo la gotita x12u.</text:p>
          </table:table-cell>
          <table:table-cell office:value-type="float" office:value="13338.0">
            <text:p>13338.0</text:p>
          </table:table-cell>
          <table:table-cell office:value-type="float" office:value="13338.0">
            <text:p>133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UC">
            <text:p>AGUC</text:p>
          </table:table-cell>
          <table:table-cell office:value-type="string" office:value="Agujas surtidas canastita ">
            <text:p>Agujas surtidas canastita </text:p>
          </table:table-cell>
          <table:table-cell office:value-type="float" office:value="643.5">
            <text:p>643.5</text:p>
          </table:table-cell>
          <table:table-cell office:value-type="float" office:value="643.5">
            <text:p>64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206">
            <text:p>C206</text:p>
          </table:table-cell>
          <table:table-cell office:value-type="string" office:value="Alfiler de gancho x 100 surtidos">
            <text:p>Alfiler de gancho x 100 surtidos</text:p>
          </table:table-cell>
          <table:table-cell office:value-type="float" office:value="2914.5">
            <text:p>2914.5</text:p>
          </table:table-cell>
          <table:table-cell office:value-type="float" office:value="2914.5">
            <text:p>291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LF1">
            <text:p>ALF1</text:p>
          </table:table-cell>
          <table:table-cell office:value-type="string" office:value="Alfiler perlado rueda x 40 ">
            <text:p>Alfiler perlado rueda x 40 </text:p>
          </table:table-cell>
          <table:table-cell office:value-type="float" office:value="685.5">
            <text:p>685.5</text:p>
          </table:table-cell>
          <table:table-cell office:value-type="float" office:value="685.5">
            <text:p>68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L602">
            <text:p>AL602</text:p>
          </table:table-cell>
          <table:table-cell office:value-type="string" office:value="Alicate chico c/cadena uñas blister">
            <text:p>Alicate chico c/cadena uñas blister</text:p>
          </table:table-cell>
          <table:table-cell office:value-type="float" office:value="1066.5">
            <text:p>1066.5</text:p>
          </table:table-cell>
          <table:table-cell office:value-type="float" office:value="1066.5">
            <text:p>106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">
            <text:p>NA9</text:p>
          </table:table-cell>
          <table:table-cell office:value-type="string" office:value="Allen CORTA ft 9 piezas blister">
            <text:p>Allen CORTA ft 9 piezas blister</text:p>
          </table:table-cell>
          <table:table-cell office:value-type="float" office:value="5193.0">
            <text:p>5193.0</text:p>
          </table:table-cell>
          <table:table-cell office:value-type="float" office:value="5193.0">
            <text:p>51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1">
            <text:p>NA11</text:p>
          </table:table-cell>
          <table:table-cell office:value-type="string" office:value="Allen LARGA ft 9 piezas blister">
            <text:p>Allen LARGA ft 9 piezas blister</text:p>
          </table:table-cell>
          <table:table-cell office:value-type="float" office:value="8002.5">
            <text:p>8002.5</text:p>
          </table:table-cell>
          <table:table-cell office:value-type="float" office:value="8002.5">
            <text:p>800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K09">
            <text:p>MUK09</text:p>
          </table:table-cell>
          <table:table-cell office:value-type="string" office:value="Allen llaverito x 9">
            <text:p>Allen llaverito x 9</text:p>
          </table:table-cell>
          <table:table-cell office:value-type="float" office:value="2661.0">
            <text:p>2661.0</text:p>
          </table:table-cell>
          <table:table-cell office:value-type="float" office:value="2661.0">
            <text:p>26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0">
            <text:p>NA10</text:p>
          </table:table-cell>
          <table:table-cell office:value-type="string" office:value="Allen MEDIANA ft 9 piezas blister">
            <text:p>Allen MEDIANA ft 9 piezas blister</text:p>
          </table:table-cell>
          <table:table-cell office:value-type="float" office:value="6577.5">
            <text:p>6577.5</text:p>
          </table:table-cell>
          <table:table-cell office:value-type="float" office:value="6577.5">
            <text:p>657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2">
            <text:p>NA12</text:p>
          </table:table-cell>
          <table:table-cell office:value-type="string" office:value="Allen Reforzada CORTA blister x 9">
            <text:p>Allen Reforzada CORTA blister x 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4">
            <text:p>NA14</text:p>
          </table:table-cell>
          <table:table-cell office:value-type="string" office:value="Allen Reforzada LARGA blister x 9">
            <text:p>Allen Reforzada LARGA blister x 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3">
            <text:p>NA13</text:p>
          </table:table-cell>
          <table:table-cell office:value-type="string" office:value="Allen Reforzada MEDIANA blister x 9">
            <text:p>Allen Reforzada MEDIANA blister x 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202">
            <text:p>MI202</text:p>
          </table:table-cell>
          <table:table-cell office:value-type="string" office:value="Anafe mini portatil a gas butano">
            <text:p>Anafe mini portatil a gas butano</text:p>
          </table:table-cell>
          <table:table-cell office:value-type="float" office:value="22087.5">
            <text:p>22087.5</text:p>
          </table:table-cell>
          <table:table-cell office:value-type="float" office:value="22087.5">
            <text:p>220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06">
            <text:p>NA406</text:p>
          </table:table-cell>
          <table:table-cell office:value-type="string" office:value="Antena portatil VHF y UHF ">
            <text:p>Antena portatil VHF y UHF </text:p>
          </table:table-cell>
          <table:table-cell office:value-type="float" office:value="4224.0">
            <text:p>4224.0</text:p>
          </table:table-cell>
          <table:table-cell office:value-type="float" office:value="4224.0">
            <text:p>42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22">
            <text:p>NA422</text:p>
          </table:table-cell>
          <table:table-cell office:value-type="string" office:value="Antiparra doble para soldar">
            <text:p>Antiparra doble para soldar</text:p>
          </table:table-cell>
          <table:table-cell office:value-type="float" office:value="5544.0">
            <text:p>5544.0</text:p>
          </table:table-cell>
          <table:table-cell office:value-type="float" office:value="5544.0">
            <text:p>55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69">
            <text:p>NA369</text:p>
          </table:table-cell>
          <table:table-cell office:value-type="string" office:value="Antiparra transparente goma">
            <text:p>Antiparra transparente goma</text:p>
          </table:table-cell>
          <table:table-cell office:value-type="float" office:value="2904.0">
            <text:p>2904.0</text:p>
          </table:table-cell>
          <table:table-cell office:value-type="float" office:value="2904.0">
            <text:p>29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04">
            <text:p>KL04</text:p>
          </table:table-cell>
          <table:table-cell office:value-type="string" office:value="Antorchitas x24u p/encender estufas y calefones">
            <text:p>Antorchitas x24u p/encender estufas y calefones</text:p>
          </table:table-cell>
          <table:table-cell office:value-type="float" office:value="7012.5">
            <text:p>7012.5</text:p>
          </table:table-cell>
          <table:table-cell office:value-type="float" office:value="7012.5">
            <text:p>701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13">
            <text:p>GAL113</text:p>
          </table:table-cell>
          <table:table-cell office:value-type="string" office:value="Arco de sierra completo">
            <text:p>Arco de sierra comple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8">
            <text:p>NA18</text:p>
          </table:table-cell>
          <table:table-cell office:value-type="string" office:value="Arco de sierra junior ">
            <text:p>Arco de sierra junior </text:p>
          </table:table-cell>
          <table:table-cell office:value-type="float" office:value="3460.5">
            <text:p>3460.5</text:p>
          </table:table-cell>
          <table:table-cell office:value-type="float" office:value="3460.5">
            <text:p>346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9A">
            <text:p>NA19A</text:p>
          </table:table-cell>
          <table:table-cell office:value-type="string" office:value="Arco montaraz 12">
            <text:p>Arco montaraz 12</text:p>
          </table:table-cell>
          <table:table-cell office:value-type="float" office:value="8448.0">
            <text:p>8448.0</text:p>
          </table:table-cell>
          <table:table-cell office:value-type="float" office:value="8448.0">
            <text:p>84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9">
            <text:p>NA19</text:p>
          </table:table-cell>
          <table:table-cell office:value-type="string" office:value="Arco Montaraz 18">
            <text:p>Arco Montaraz 18</text:p>
          </table:table-cell>
          <table:table-cell office:value-type="float" office:value="9768.0">
            <text:p>9768.0</text:p>
          </table:table-cell>
          <table:table-cell office:value-type="float" office:value="9768.0">
            <text:p>97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05">
            <text:p>ON05</text:p>
          </table:table-cell>
          <table:table-cell office:value-type="string" office:value="Auricular chico cable cajita">
            <text:p>Auricular chico cable cajita</text:p>
          </table:table-cell>
          <table:table-cell office:value-type="float" office:value="3124.5">
            <text:p>3124.5</text:p>
          </table:table-cell>
          <table:table-cell office:value-type="float" office:value="3124.5">
            <text:p>31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M08">
            <text:p>AM08</text:p>
          </table:table-cell>
          <table:table-cell office:value-type="string" office:value="Balanza carita 40kg valijas/pescador">
            <text:p>Balanza carita 40kg valijas/pescador</text:p>
          </table:table-cell>
          <table:table-cell office:value-type="float" office:value="8695.5">
            <text:p>8695.5</text:p>
          </table:table-cell>
          <table:table-cell office:value-type="float" office:value="8695.5">
            <text:p>86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M07">
            <text:p>AM07</text:p>
          </table:table-cell>
          <table:table-cell office:value-type="string" office:value="Balanza de cocina digital">
            <text:p>Balanza de cocina digital</text:p>
          </table:table-cell>
          <table:table-cell office:value-type="float" office:value="12937.5">
            <text:p>12937.5</text:p>
          </table:table-cell>
          <table:table-cell office:value-type="float" office:value="12937.5">
            <text:p>1293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K17">
            <text:p>MUK17</text:p>
          </table:table-cell>
          <table:table-cell office:value-type="string" office:value="Balanza joyero precision 500g">
            <text:p>Balanza joyero precision 500g</text:p>
          </table:table-cell>
          <table:table-cell office:value-type="float" office:value="11542.5">
            <text:p>11542.5</text:p>
          </table:table-cell>
          <table:table-cell office:value-type="float" office:value="11542.5">
            <text:p>1154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01">
            <text:p>BA01</text:p>
          </table:table-cell>
          <table:table-cell office:value-type="string" office:value="Balanza vidrio personal hasta 180kg">
            <text:p>Balanza vidrio personal hasta 180kg</text:p>
          </table:table-cell>
          <table:table-cell office:value-type="float" office:value="27672.0">
            <text:p>27672.0</text:p>
          </table:table-cell>
          <table:table-cell office:value-type="float" office:value="27672.0">
            <text:p>276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100">
            <text:p>KL100</text:p>
          </table:table-cell>
          <table:table-cell office:value-type="string" office:value="Balines copita 4,5 x 100u">
            <text:p>Balines copita 4,5 x 100u</text:p>
          </table:table-cell>
          <table:table-cell office:value-type="float" office:value="2125.5">
            <text:p>2125.5</text:p>
          </table:table-cell>
          <table:table-cell office:value-type="float" office:value="2125.5">
            <text:p>212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101">
            <text:p>KL101</text:p>
          </table:table-cell>
          <table:table-cell office:value-type="string" office:value="Balines copita 5,5 x 100u">
            <text:p>Balines copita 5,5 x 100u</text:p>
          </table:table-cell>
          <table:table-cell office:value-type="float" office:value="2847.0">
            <text:p>2847.0</text:p>
          </table:table-cell>
          <table:table-cell office:value-type="float" office:value="2847.0">
            <text:p>28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26">
            <text:p>MI26</text:p>
          </table:table-cell>
          <table:table-cell office:value-type="string" office:value="Baliza triangulo ">
            <text:p>Baliza triangulo </text:p>
          </table:table-cell>
          <table:table-cell office:value-type="float" office:value="5197.5">
            <text:p>5197.5</text:p>
          </table:table-cell>
          <table:table-cell office:value-type="float" office:value="5197.5">
            <text:p>519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402">
            <text:p>B402</text:p>
          </table:table-cell>
          <table:table-cell office:value-type="string" office:value="Bandas elasticas 100g x caja">
            <text:p>Bandas elasticas 100g x caja</text:p>
          </table:table-cell>
          <table:table-cell office:value-type="float" office:value="2659.5">
            <text:p>2659.5</text:p>
          </table:table-cell>
          <table:table-cell office:value-type="float" office:value="2659.5">
            <text:p>265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250">
            <text:p>B250</text:p>
          </table:table-cell>
          <table:table-cell office:value-type="string" office:value="Bandas elasticas 250g x caja">
            <text:p>Bandas elasticas 250g x caja</text:p>
          </table:table-cell>
          <table:table-cell office:value-type="float" office:value="5991.0">
            <text:p>5991.0</text:p>
          </table:table-cell>
          <table:table-cell office:value-type="float" office:value="5991.0">
            <text:p>59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28">
            <text:p>GAL128</text:p>
          </table:table-cell>
          <table:table-cell office:value-type="string" office:value="Bandeja Sanitaria blanca 40x29x10 varios usos">
            <text:p>Bandeja Sanitaria blanca 40x29x10 varios uso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02A">
            <text:p>BA02A</text:p>
          </table:table-cell>
          <table:table-cell office:value-type="string" office:value="Barbijo liso CHICO con 1 valvula">
            <text:p>Barbijo liso CHICO con 1 valvula</text:p>
          </table:table-cell>
          <table:table-cell office:value-type="float" office:value="466.5">
            <text:p>466.5</text:p>
          </table:table-cell>
          <table:table-cell office:value-type="float" office:value="466.5">
            <text:p>46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02">
            <text:p>BA02</text:p>
          </table:table-cell>
          <table:table-cell office:value-type="string" office:value="Barbijo liso GRANDE con 1 valvula">
            <text:p>Barbijo liso GRANDE con 1 valvul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1">
            <text:p>NA31</text:p>
          </table:table-cell>
          <table:table-cell office:value-type="string" office:value="Barrenitos 4 piezas">
            <text:p>Barrenitos 4 piezas</text:p>
          </table:table-cell>
          <table:table-cell office:value-type="float" office:value="5218.5">
            <text:p>5218.5</text:p>
          </table:table-cell>
          <table:table-cell office:value-type="float" office:value="5218.5">
            <text:p>521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RA05">
            <text:p>DRA05</text:p>
          </table:table-cell>
          <table:table-cell office:value-type="string" office:value="Bateria 9V carbon fulltotal">
            <text:p>Bateria 9V carbon fulltotal</text:p>
          </table:table-cell>
          <table:table-cell office:value-type="float" office:value="3730.5">
            <text:p>3730.5</text:p>
          </table:table-cell>
          <table:table-cell office:value-type="float" office:value="3730.5">
            <text:p>373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C01">
            <text:p>BC01</text:p>
          </table:table-cell>
          <table:table-cell office:value-type="string" office:value="Bebedero colibri">
            <text:p>Bebedero colibri</text:p>
          </table:table-cell>
          <table:table-cell office:value-type="float" office:value="3820.5">
            <text:p>3820.5</text:p>
          </table:table-cell>
          <table:table-cell office:value-type="float" office:value="3820.5">
            <text:p>382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11">
            <text:p>LU11</text:p>
          </table:table-cell>
          <table:table-cell office:value-type="string" office:value="Bencina fluido para encendedor">
            <text:p>Bencina fluido para encendedor</text:p>
          </table:table-cell>
          <table:table-cell office:value-type="float" office:value="4276.5">
            <text:p>4276.5</text:p>
          </table:table-cell>
          <table:table-cell office:value-type="float" office:value="4276.5">
            <text:p>427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36">
            <text:p>NA436</text:p>
          </table:table-cell>
          <table:table-cell office:value-type="string" office:value="Bocallaves magneticas 3/8 x 5u">
            <text:p>Bocallaves magneticas 3/8 x 5u</text:p>
          </table:table-cell>
          <table:table-cell office:value-type="float" office:value="5266.5">
            <text:p>5266.5</text:p>
          </table:table-cell>
          <table:table-cell office:value-type="float" office:value="5266.5">
            <text:p>526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93">
            <text:p>NA293</text:p>
          </table:table-cell>
          <table:table-cell office:value-type="string" office:value="Bocallaves magneticas 5/16 x 5u">
            <text:p>Bocallaves magneticas 5/16 x 5u</text:p>
          </table:table-cell>
          <table:table-cell office:value-type="float" office:value="5266.5">
            <text:p>5266.5</text:p>
          </table:table-cell>
          <table:table-cell office:value-type="float" office:value="5266.5">
            <text:p>526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93A">
            <text:p>NA293A</text:p>
          </table:table-cell>
          <table:table-cell office:value-type="string" office:value="Bocallaves magneticas 7/16 x 5u">
            <text:p>Bocallaves magneticas 7/16 x 5u</text:p>
          </table:table-cell>
          <table:table-cell office:value-type="float" office:value="8593.5">
            <text:p>8593.5</text:p>
          </table:table-cell>
          <table:table-cell office:value-type="float" office:value="8593.5">
            <text:p>859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86">
            <text:p>ON86</text:p>
          </table:table-cell>
          <table:table-cell office:value-type="string" office:value="Bolsa de agua caliente chica 2 lt">
            <text:p>Bolsa de agua caliente chica 2 lt</text:p>
          </table:table-cell>
          <table:table-cell office:value-type="float" office:value="7537.5">
            <text:p>7537.5</text:p>
          </table:table-cell>
          <table:table-cell office:value-type="float" office:value="7537.5">
            <text:p>753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B3040">
            <text:p>CB3040</text:p>
          </table:table-cell>
          <table:table-cell office:value-type="string" office:value="Bolsas camiseta blanca 30x40 Alta Densidad">
            <text:p>Bolsas camiseta blanca 30x40 Alta Densidad</text:p>
          </table:table-cell>
          <table:table-cell office:value-type="float" office:value="1950.0">
            <text:p>1950.0</text:p>
          </table:table-cell>
          <table:table-cell office:value-type="float" office:value="1950.0">
            <text:p>19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B4560">
            <text:p>CB4560</text:p>
          </table:table-cell>
          <table:table-cell office:value-type="string" office:value="Bolsas camiseta blanca 45x60 Alta Densidad">
            <text:p>Bolsas camiseta blanca 45x60 Alta Densidad</text:p>
          </table:table-cell>
          <table:table-cell office:value-type="float" office:value="4495.5">
            <text:p>4495.5</text:p>
          </table:table-cell>
          <table:table-cell office:value-type="float" office:value="4495.5">
            <text:p>4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B6080">
            <text:p>CB6080</text:p>
          </table:table-cell>
          <table:table-cell office:value-type="string" office:value="Bolsas camiseta blanca 60x80 Alta Densidad">
            <text:p>Bolsas camiseta blanca 60x80 Alta Densidad</text:p>
          </table:table-cell>
          <table:table-cell office:value-type="float" office:value="11484.0">
            <text:p>11484.0</text:p>
          </table:table-cell>
          <table:table-cell office:value-type="float" office:value="11484.0">
            <text:p>114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N4560">
            <text:p>BN4560</text:p>
          </table:table-cell>
          <table:table-cell office:value-type="string" office:value="Bolsas camiseta negra 45x60 x 100u Baja Densidad">
            <text:p>Bolsas camiseta negra 45x60 x 100u Baja Densidad</text:p>
          </table:table-cell>
          <table:table-cell office:value-type="float" office:value="7344.0">
            <text:p>7344.0</text:p>
          </table:table-cell>
          <table:table-cell office:value-type="float" office:value="7344.0">
            <text:p>73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N5070">
            <text:p>BN5070</text:p>
          </table:table-cell>
          <table:table-cell office:value-type="string" office:value="Bolsas camiseta negra 50x70 x 100u Baja Densidad">
            <text:p>Bolsas camiseta negra 50x70 x 100u Baja Densidad</text:p>
          </table:table-cell>
          <table:table-cell office:value-type="float" office:value="10560.0">
            <text:p>10560.0</text:p>
          </table:table-cell>
          <table:table-cell office:value-type="float" office:value="10560.0">
            <text:p>105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N6080">
            <text:p>BN6080</text:p>
          </table:table-cell>
          <table:table-cell office:value-type="string" office:value="Bolsas camiseta negra 60x80 x 100u Baja Densidad">
            <text:p>Bolsas camiseta negra 60x80 x 100u Baja Densidad</text:p>
          </table:table-cell>
          <table:table-cell office:value-type="float" office:value="11995.5">
            <text:p>11995.5</text:p>
          </table:table-cell>
          <table:table-cell office:value-type="float" office:value="11995.5">
            <text:p>119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O6090">
            <text:p>CO6090</text:p>
          </table:table-cell>
          <table:table-cell office:value-type="string" office:value="Bolsas consorcio 60x90 x 50 unidades">
            <text:p>Bolsas consorcio 60x90 x 50 unidades</text:p>
          </table:table-cell>
          <table:table-cell office:value-type="float" office:value="7152.0">
            <text:p>7152.0</text:p>
          </table:table-cell>
          <table:table-cell office:value-type="float" office:value="7152.0">
            <text:p>71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O80100">
            <text:p>CO80100</text:p>
          </table:table-cell>
          <table:table-cell office:value-type="string" office:value="Bolsas consorcio 80x100 x 50 unidades">
            <text:p>Bolsas consorcio 80x100 x 50 unidades</text:p>
          </table:table-cell>
          <table:table-cell office:value-type="float" office:value="12120.0">
            <text:p>12120.0</text:p>
          </table:table-cell>
          <table:table-cell office:value-type="float" office:value="12120.0">
            <text:p>121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1520">
            <text:p>BA1520</text:p>
          </table:table-cell>
          <table:table-cell office:value-type="string" office:value="Bolsas de arranque (rollo) 15x20">
            <text:p>Bolsas de arranque (rollo) 15x20</text:p>
          </table:table-cell>
          <table:table-cell office:value-type="float" office:value="3475.5">
            <text:p>3475.5</text:p>
          </table:table-cell>
          <table:table-cell office:value-type="float" office:value="3475.5">
            <text:p>347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2535">
            <text:p>BA2535</text:p>
          </table:table-cell>
          <table:table-cell office:value-type="string" office:value="Bolsas de arranque (rollo) 25x35">
            <text:p>Bolsas de arranque (rollo) 25x35</text:p>
          </table:table-cell>
          <table:table-cell office:value-type="float" office:value="7495.5">
            <text:p>7495.5</text:p>
          </table:table-cell>
          <table:table-cell office:value-type="float" office:value="7495.5">
            <text:p>7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4565">
            <text:p>ES4565</text:p>
          </table:table-cell>
          <table:table-cell office:value-type="string" office:value="Bolsas escombro 45x65 x 50 unidades 90micrones">
            <text:p>Bolsas escombro 45x65 x 50 unidades 90micrones</text:p>
          </table:table-cell>
          <table:table-cell office:value-type="float" office:value="11161.5">
            <text:p>11161.5</text:p>
          </table:table-cell>
          <table:table-cell office:value-type="float" office:value="11161.5">
            <text:p>1116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5070">
            <text:p>RE5070</text:p>
          </table:table-cell>
          <table:table-cell office:value-type="string" office:value="Bolsas residuos 50x70 x 50 unidades">
            <text:p>Bolsas residuos 50x70 x 50 unidades</text:p>
          </table:table-cell>
          <table:table-cell office:value-type="float" office:value="4036.5">
            <text:p>4036.5</text:p>
          </table:table-cell>
          <table:table-cell office:value-type="float" office:value="4036.5">
            <text:p>403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76">
            <text:p>NA776</text:p>
          </table:table-cell>
          <table:table-cell office:value-type="string" office:value="Bomba trasvasadora ">
            <text:p>Bomba trasvasadora </text:p>
          </table:table-cell>
          <table:table-cell office:value-type="float" office:value="4390.5">
            <text:p>4390.5</text:p>
          </table:table-cell>
          <table:table-cell office:value-type="float" office:value="4390.5">
            <text:p>439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13">
            <text:p>LI13</text:p>
          </table:table-cell>
          <table:table-cell office:value-type="string" office:value="Bombillas mate x 12u">
            <text:p>Bombillas mate x 12u</text:p>
          </table:table-cell>
          <table:table-cell office:value-type="float" office:value="9060.0">
            <text:p>9060.0</text:p>
          </table:table-cell>
          <table:table-cell office:value-type="float" office:value="9060.0">
            <text:p>90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3">
            <text:p>NA33</text:p>
          </table:table-cell>
          <table:table-cell office:value-type="string" office:value="Borne bateria reforzado x 2 ELTBB">
            <text:p>Borne bateria reforzado x 2 ELTBB</text:p>
          </table:table-cell>
          <table:table-cell office:value-type="float" office:value="4488.0">
            <text:p>4488.0</text:p>
          </table:table-cell>
          <table:table-cell office:value-type="float" office:value="4488.0">
            <text:p>44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OTMS">
            <text:p>BOTMS</text:p>
          </table:table-cell>
          <table:table-cell office:value-type="string" office:value="Botiquin auxilio valija ">
            <text:p>Botiquin auxilio valija </text:p>
          </table:table-cell>
          <table:table-cell office:value-type="float" office:value="2475.0">
            <text:p>2475.0</text:p>
          </table:table-cell>
          <table:table-cell office:value-type="float" office:value="2475.0">
            <text:p>24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JO138">
            <text:p>JO138</text:p>
          </table:table-cell>
          <table:table-cell office:value-type="string" office:value="Brazo de ducha metal largo">
            <text:p>Brazo de ducha metal largo</text:p>
          </table:table-cell>
          <table:table-cell office:value-type="float" office:value="8245.5">
            <text:p>8245.5</text:p>
          </table:table-cell>
          <table:table-cell office:value-type="float" office:value="8245.5">
            <text:p>82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UR03">
            <text:p>BUR03</text:p>
          </table:table-cell>
          <table:table-cell office:value-type="string" office:value="Burlete bajopuerta doble VA Y VIENE ">
            <text:p>Burlete bajopuerta doble VA Y VIENE </text:p>
          </table:table-cell>
          <table:table-cell office:value-type="float" office:value="8976.0">
            <text:p>8976.0</text:p>
          </table:table-cell>
          <table:table-cell office:value-type="float" office:value="8976.0">
            <text:p>89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UR01">
            <text:p>BUR01</text:p>
          </table:table-cell>
          <table:table-cell office:value-type="string" office:value="Burlete chorizo de arena ">
            <text:p>Burlete chorizo de arena </text:p>
          </table:table-cell>
          <table:table-cell office:value-type="float" office:value="2700.0">
            <text:p>2700.0</text:p>
          </table:table-cell>
          <table:table-cell office:value-type="float" office:value="2700.0">
            <text:p>27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9">
            <text:p>NA99</text:p>
          </table:table-cell>
          <table:table-cell office:value-type="string" office:value="Buscapolo comun caja x 12 unid">
            <text:p>Buscapolo comun caja x 12 unid</text:p>
          </table:table-cell>
          <table:table-cell office:value-type="float" office:value="8305.5">
            <text:p>8305.5</text:p>
          </table:table-cell>
          <table:table-cell office:value-type="float" office:value="8305.5">
            <text:p>830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888">
            <text:p>GAL888</text:p>
          </table:table-cell>
          <table:table-cell office:value-type="string" office:value="Buscapolo Inductivo">
            <text:p>Buscapolo Inductivo</text:p>
          </table:table-cell>
          <table:table-cell office:value-type="float" office:value="8964.0">
            <text:p>8964.0</text:p>
          </table:table-cell>
          <table:table-cell office:value-type="float" office:value="8964.0">
            <text:p>89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T004">
            <text:p>DAT004</text:p>
          </table:table-cell>
          <table:table-cell office:value-type="string" office:value="CABLE carga y datos CLASE C ">
            <text:p>CABLE carga y datos CLASE C </text:p>
          </table:table-cell>
          <table:table-cell office:value-type="float" office:value="4945.5">
            <text:p>4945.5</text:p>
          </table:table-cell>
          <table:table-cell office:value-type="float" office:value="4945.5">
            <text:p>49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T005">
            <text:p>DAT005</text:p>
          </table:table-cell>
          <table:table-cell office:value-type="string" office:value="CABLE carga y datos IPHONE 1m">
            <text:p>CABLE carga y datos IPHONE 1m</text:p>
          </table:table-cell>
          <table:table-cell office:value-type="float" office:value="4950.0">
            <text:p>4950.0</text:p>
          </table:table-cell>
          <table:table-cell office:value-type="float" office:value="4950.0">
            <text:p>49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T002">
            <text:p>DAT002</text:p>
          </table:table-cell>
          <table:table-cell office:value-type="string" office:value="CABLE carga y datos V8 reforzado">
            <text:p>CABLE carga y datos V8 reforzado</text:p>
          </table:table-cell>
          <table:table-cell office:value-type="float" office:value="4285.5">
            <text:p>4285.5</text:p>
          </table:table-cell>
          <table:table-cell office:value-type="float" office:value="4285.5">
            <text:p>428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26">
            <text:p>RC226</text:p>
          </table:table-cell>
          <table:table-cell office:value-type="string" office:value="Cable 2 RCA a 2 RCA 1,5 mts.">
            <text:p>Cable 2 RCA a 2 RCA 1,5 mts.</text:p>
          </table:table-cell>
          <table:table-cell office:value-type="float" office:value="955.5">
            <text:p>955.5</text:p>
          </table:table-cell>
          <table:table-cell office:value-type="float" office:value="955.5">
            <text:p>95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23">
            <text:p>RC223</text:p>
          </table:table-cell>
          <table:table-cell office:value-type="string" office:value="Cable 2 RCA a PLUG 3,5mm. 1,8 mts.">
            <text:p>Cable 2 RCA a PLUG 3,5mm. 1,8 mts.</text:p>
          </table:table-cell>
          <table:table-cell office:value-type="float" office:value="2136.0">
            <text:p>2136.0</text:p>
          </table:table-cell>
          <table:table-cell office:value-type="float" office:value="2136.0">
            <text:p>21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24">
            <text:p>RC224</text:p>
          </table:table-cell>
          <table:table-cell office:value-type="string" office:value="Cable 2 RCA a PLUG 3.5mm 3 mts">
            <text:p>Cable 2 RCA a PLUG 3.5mm 3 mts</text:p>
          </table:table-cell>
          <table:table-cell office:value-type="float" office:value="2238.0">
            <text:p>2238.0</text:p>
          </table:table-cell>
          <table:table-cell office:value-type="float" office:value="2238.0">
            <text:p>22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18">
            <text:p>RC218</text:p>
          </table:table-cell>
          <table:table-cell office:value-type="string" office:value="Cable 3 RCA A 3 RCA 3 mts">
            <text:p>Cable 3 RCA A 3 RCA 3 mts</text:p>
          </table:table-cell>
          <table:table-cell office:value-type="float" office:value="2085.0">
            <text:p>2085.0</text:p>
          </table:table-cell>
          <table:table-cell office:value-type="float" office:value="2085.0">
            <text:p>20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17">
            <text:p>RC217</text:p>
          </table:table-cell>
          <table:table-cell office:value-type="string" office:value="Cable 3 RCA a 3 RCA 1,8 mts.">
            <text:p>Cable 3 RCA a 3 RCA 1,8 mts.</text:p>
          </table:table-cell>
          <table:table-cell office:value-type="float" office:value="1522.5">
            <text:p>1522.5</text:p>
          </table:table-cell>
          <table:table-cell office:value-type="float" office:value="1522.5">
            <text:p>152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20">
            <text:p>RC220</text:p>
          </table:table-cell>
          <table:table-cell office:value-type="string" office:value="Cable 3 RCA a PLUG 3,5mm. 1,5 mts.">
            <text:p>Cable 3 RCA a PLUG 3,5mm. 1,5 mts.</text:p>
          </table:table-cell>
          <table:table-cell office:value-type="float" office:value="3147.0">
            <text:p>3147.0</text:p>
          </table:table-cell>
          <table:table-cell office:value-type="float" office:value="3147.0">
            <text:p>31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T003">
            <text:p>DAT003</text:p>
          </table:table-cell>
          <table:table-cell office:value-type="string" office:value="CABLE carga y datos V3 gps play3 ref.">
            <text:p>CABLE carga y datos V3 gps play3 ref.</text:p>
          </table:table-cell>
          <table:table-cell office:value-type="float" office:value="3099.0">
            <text:p>3099.0</text:p>
          </table:table-cell>
          <table:table-cell office:value-type="float" office:value="3099.0">
            <text:p>30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10">
            <text:p>RC210</text:p>
          </table:table-cell>
          <table:table-cell office:value-type="string" office:value="Cable HDMI A HDMI TIPO SOGA 3 mts">
            <text:p>Cable HDMI A HDMI TIPO SOGA 3 mts</text:p>
          </table:table-cell>
          <table:table-cell office:value-type="float" office:value="5092.5">
            <text:p>5092.5</text:p>
          </table:table-cell>
          <table:table-cell office:value-type="float" office:value="5092.5">
            <text:p>509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11">
            <text:p>RC211</text:p>
          </table:table-cell>
          <table:table-cell office:value-type="string" office:value="Cable HDMI A HDMI TIPO SOGA 5 mts">
            <text:p>Cable HDMI A HDMI TIPO SOGA 5 mts</text:p>
          </table:table-cell>
          <table:table-cell office:value-type="float" office:value="6939.0">
            <text:p>6939.0</text:p>
          </table:table-cell>
          <table:table-cell office:value-type="float" office:value="6939.0">
            <text:p>69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01">
            <text:p>RC201</text:p>
          </table:table-cell>
          <table:table-cell office:value-type="string" office:value="Cable HDMI a HDMI TIPO SOGA 1,5 mts.">
            <text:p>Cable HDMI a HDMI TIPO SOGA 1,5 mts.</text:p>
          </table:table-cell>
          <table:table-cell office:value-type="float" office:value="4338.0">
            <text:p>4338.0</text:p>
          </table:table-cell>
          <table:table-cell office:value-type="float" office:value="4338.0">
            <text:p>43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RA07">
            <text:p>DRA07</text:p>
          </table:table-cell>
          <table:table-cell office:value-type="string" office:value="Cable interlock ">
            <text:p>Cable interlock </text:p>
          </table:table-cell>
          <table:table-cell office:value-type="float" office:value="1995.0">
            <text:p>1995.0</text:p>
          </table:table-cell>
          <table:table-cell office:value-type="float" office:value="1995.0">
            <text:p>19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21">
            <text:p>RC221</text:p>
          </table:table-cell>
          <table:table-cell office:value-type="string" office:value="Cable Jack PS4 ">
            <text:p>Cable Jack PS4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04">
            <text:p>RC204</text:p>
          </table:table-cell>
          <table:table-cell office:value-type="string" office:value="Cable PLUG 3,5mm. a PLUG 3,5mm. 3mts.">
            <text:p>Cable PLUG 3,5mm. a PLUG 3,5mm. 3mts.</text:p>
          </table:table-cell>
          <table:table-cell office:value-type="float" office:value="2373.0">
            <text:p>2373.0</text:p>
          </table:table-cell>
          <table:table-cell office:value-type="float" office:value="2373.0">
            <text:p>23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28">
            <text:p>RC228</text:p>
          </table:table-cell>
          <table:table-cell office:value-type="string" office:value="Cable PLUG 3,5mm. a PLUG 3,5mm. HEMBRA 1,5mts.">
            <text:p>Cable PLUG 3,5mm. a PLUG 3,5mm. HEMBRA 1,5mts.</text:p>
          </table:table-cell>
          <table:table-cell office:value-type="float" office:value="2470.5">
            <text:p>2470.5</text:p>
          </table:table-cell>
          <table:table-cell office:value-type="float" office:value="2470.5">
            <text:p>247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C203">
            <text:p>RC203</text:p>
          </table:table-cell>
          <table:table-cell office:value-type="string" office:value="Cable PLUG a PLUG 3,5mm. 1,5 mts.">
            <text:p>Cable PLUG a PLUG 3,5mm. 1,5 mts.</text:p>
          </table:table-cell>
          <table:table-cell office:value-type="float" office:value="1237.5">
            <text:p>1237.5</text:p>
          </table:table-cell>
          <table:table-cell office:value-type="float" office:value="1237.5">
            <text:p>123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I31">
            <text:p>AI31</text:p>
          </table:table-cell>
          <table:table-cell office:value-type="string" office:value="Cable puente bateria ECO 120 AMP">
            <text:p>Cable puente bateria ECO 120 A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I32">
            <text:p>AI32</text:p>
          </table:table-cell>
          <table:table-cell office:value-type="string" office:value="Cable puente bateria ECO 200 AMP">
            <text:p>Cable puente bateria ECO 200 AMP</text:p>
          </table:table-cell>
          <table:table-cell office:value-type="float" office:value="11137.5">
            <text:p>11137.5</text:p>
          </table:table-cell>
          <table:table-cell office:value-type="float" office:value="11137.5">
            <text:p>1113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52">
            <text:p>AG52</text:p>
          </table:table-cell>
          <table:table-cell office:value-type="string" office:value="Cable puente bateria ECO 400 AMP">
            <text:p>Cable puente bateria ECO 400 AMP</text:p>
          </table:table-cell>
          <table:table-cell office:value-type="float" office:value="15345.0">
            <text:p>15345.0</text:p>
          </table:table-cell>
          <table:table-cell office:value-type="float" office:value="15345.0">
            <text:p>153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04">
            <text:p>NA404</text:p>
          </table:table-cell>
          <table:table-cell office:value-type="string" office:value="Cable puente bateria QKL 200A USD">
            <text:p>Cable puente bateria QKL 200A USD</text:p>
          </table:table-cell>
          <table:table-cell office:value-type="float" office:value="18.0">
            <text:p>18.0</text:p>
          </table:table-cell>
          <table:table-cell office:value-type="float" office:value="18.0">
            <text:p>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03">
            <text:p>NA403</text:p>
          </table:table-cell>
          <table:table-cell office:value-type="string" office:value="Cable puente bateria QKL 400A USD">
            <text:p>Cable puente bateria QKL 400A USD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D03">
            <text:p>RED03</text:p>
          </table:table-cell>
          <table:table-cell office:value-type="string" office:value="Cable UTP/Red ARMADO 10 mts">
            <text:p>Cable UTP/Red ARMADO 10 mts</text:p>
          </table:table-cell>
          <table:table-cell office:value-type="float" office:value="6964.5">
            <text:p>6964.5</text:p>
          </table:table-cell>
          <table:table-cell office:value-type="float" office:value="6964.5">
            <text:p>696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D02A">
            <text:p>RED02A</text:p>
          </table:table-cell>
          <table:table-cell office:value-type="string" office:value="Cable UTP/Red ARMADO 3 mts">
            <text:p>Cable UTP/Red ARMADO 3 mts</text:p>
          </table:table-cell>
          <table:table-cell office:value-type="float" office:value="2475.0">
            <text:p>2475.0</text:p>
          </table:table-cell>
          <table:table-cell office:value-type="float" office:value="2475.0">
            <text:p>24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D02">
            <text:p>RED02</text:p>
          </table:table-cell>
          <table:table-cell office:value-type="string" office:value="Cable UTP/Red ARMADO 5 mts">
            <text:p>Cable UTP/Red ARMADO 5 mts</text:p>
          </table:table-cell>
          <table:table-cell office:value-type="float" office:value="4260.0">
            <text:p>4260.0</text:p>
          </table:table-cell>
          <table:table-cell office:value-type="float" office:value="4260.0">
            <text:p>42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D04">
            <text:p>RED04</text:p>
          </table:table-cell>
          <table:table-cell office:value-type="string" office:value="Cable UTP/Red ARMADO 2 mts">
            <text:p>Cable UTP/Red ARMADO 2 mts</text:p>
          </table:table-cell>
          <table:table-cell office:value-type="float" office:value="1980.0">
            <text:p>1980.0</text:p>
          </table:table-cell>
          <table:table-cell office:value-type="float" office:value="1980.0">
            <text:p>19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15">
            <text:p>GAL115</text:p>
          </table:table-cell>
          <table:table-cell office:value-type="string" office:value="Cadena p/moto con tela candado grande">
            <text:p>Cadena p/moto con tela candado grande</text:p>
          </table:table-cell>
          <table:table-cell office:value-type="float" office:value="20250.0">
            <text:p>20250.0</text:p>
          </table:table-cell>
          <table:table-cell office:value-type="float" office:value="20250.0">
            <text:p>202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37">
            <text:p>GAL37</text:p>
          </table:table-cell>
          <table:table-cell office:value-type="string" office:value="Calculadora chica">
            <text:p>Calculadora chica</text:p>
          </table:table-cell>
          <table:table-cell office:value-type="float" office:value="2853.0">
            <text:p>2853.0</text:p>
          </table:table-cell>
          <table:table-cell office:value-type="float" office:value="2853.0">
            <text:p>28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38">
            <text:p>GAL38</text:p>
          </table:table-cell>
          <table:table-cell office:value-type="string" office:value="Calculadora cientifica">
            <text:p>Calculadora cientifica</text:p>
          </table:table-cell>
          <table:table-cell office:value-type="float" office:value="9375.0">
            <text:p>9375.0</text:p>
          </table:table-cell>
          <table:table-cell office:value-type="float" office:value="9375.0">
            <text:p>93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O01">
            <text:p>INO01</text:p>
          </table:table-cell>
          <table:table-cell office:value-type="string" office:value="Calculadora grande">
            <text:p>Calculadora grande</text:p>
          </table:table-cell>
          <table:table-cell office:value-type="float" office:value="15057.0">
            <text:p>15057.0</text:p>
          </table:table-cell>
          <table:table-cell office:value-type="float" office:value="15057.0">
            <text:p>150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LE15">
            <text:p>ALE15</text:p>
          </table:table-cell>
          <table:table-cell office:value-type="string" office:value="Calculadora mediana">
            <text:p>Calculadora mediana</text:p>
          </table:table-cell>
          <table:table-cell office:value-type="float" office:value="9015.0">
            <text:p>9015.0</text:p>
          </table:table-cell>
          <table:table-cell office:value-type="float" office:value="9015.0">
            <text:p>90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01">
            <text:p>CA01</text:p>
          </table:table-cell>
          <table:table-cell office:value-type="string" office:value="Calculadora mediana blister ">
            <text:p>Calculadora mediana blist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R16">
            <text:p>PAR16</text:p>
          </table:table-cell>
          <table:table-cell office:value-type="string" office:value="Calentador inmersion acero largo Nacional">
            <text:p>Calentador inmersion acero largo Nacional</text:p>
          </table:table-cell>
          <table:table-cell office:value-type="float" office:value="7441.5">
            <text:p>7441.5</text:p>
          </table:table-cell>
          <table:table-cell office:value-type="float" office:value="7441.5">
            <text:p>744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8">
            <text:p>NA38</text:p>
          </table:table-cell>
          <table:table-cell office:value-type="string" office:value="Calentador inmersion 12v metal AGC12">
            <text:p>Calentador inmersion 12v metal AGC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9A">
            <text:p>NA39A</text:p>
          </table:table-cell>
          <table:table-cell office:value-type="string" office:value="Calibre digital en caja">
            <text:p>Calibre digital en caj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9">
            <text:p>NA39</text:p>
          </table:table-cell>
          <table:table-cell office:value-type="string" office:value="Calibre metal caja 2da. seleccion">
            <text:p>Calibre metal caja 2da. seleccion</text:p>
          </table:table-cell>
          <table:table-cell office:value-type="float" office:value="14025.0">
            <text:p>14025.0</text:p>
          </table:table-cell>
          <table:table-cell office:value-type="float" office:value="14025.0">
            <text:p>140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M03">
            <text:p>CM03</text:p>
          </table:table-cell>
          <table:table-cell office:value-type="string" office:value="Calibre metalico blister">
            <text:p>Calibre metalico blister</text:p>
          </table:table-cell>
          <table:table-cell office:value-type="float" office:value="14524.5">
            <text:p>14524.5</text:p>
          </table:table-cell>
          <table:table-cell office:value-type="float" office:value="14524.5">
            <text:p>145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0">
            <text:p>NA40</text:p>
          </table:table-cell>
          <table:table-cell office:value-type="string" office:value="Calibre plastico">
            <text:p>Calibre plastico</text:p>
          </table:table-cell>
          <table:table-cell office:value-type="float" office:value="3130.5">
            <text:p>3130.5</text:p>
          </table:table-cell>
          <table:table-cell office:value-type="float" office:value="3130.5">
            <text:p>313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50">
            <text:p>CH50</text:p>
          </table:table-cell>
          <table:table-cell office:value-type="string" office:value="Calorito 220v cable Reforzado SUPER">
            <text:p>Calorito 220v cable Reforzado SUPER</text:p>
          </table:table-cell>
          <table:table-cell office:value-type="float" office:value="3069.0">
            <text:p>3069.0</text:p>
          </table:table-cell>
          <table:table-cell office:value-type="float" office:value="3069.0">
            <text:p>30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M137">
            <text:p>CAM137</text:p>
          </table:table-cell>
          <table:table-cell office:value-type="string" office:value="Camara rod 26x1.9 T/T /playera NACIONAL">
            <text:p>Camara rod 26x1.9 T/T /playera NACIONAL</text:p>
          </table:table-cell>
          <table:table-cell office:value-type="float" office:value="5995.5">
            <text:p>5995.5</text:p>
          </table:table-cell>
          <table:table-cell office:value-type="float" office:value="5995.5">
            <text:p>59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M145">
            <text:p>CAM145</text:p>
          </table:table-cell>
          <table:table-cell office:value-type="string" office:value="Camara rod 29x2.1 t/t valvula auto larga">
            <text:p>Camara rod 29x2.1 t/t valvula auto larga</text:p>
          </table:table-cell>
          <table:table-cell office:value-type="float" office:value="7495.5">
            <text:p>7495.5</text:p>
          </table:table-cell>
          <table:table-cell office:value-type="float" office:value="7495.5">
            <text:p>7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95">
            <text:p>NA395</text:p>
          </table:table-cell>
          <table:table-cell office:value-type="string" office:value="Candado acero llave compu ABU 30mm">
            <text:p>Candado acero llave compu ABU 30mm</text:p>
          </table:table-cell>
          <table:table-cell office:value-type="float" office:value="4068.0">
            <text:p>4068.0</text:p>
          </table:table-cell>
          <table:table-cell office:value-type="float" office:value="4068.0">
            <text:p>40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7">
            <text:p>NA47</text:p>
          </table:table-cell>
          <table:table-cell office:value-type="string" office:value="Candado acero llave compu ABU 40mm">
            <text:p>Candado acero llave compu ABU 40mm</text:p>
          </table:table-cell>
          <table:table-cell office:value-type="float" office:value="4488.0">
            <text:p>4488.0</text:p>
          </table:table-cell>
          <table:table-cell office:value-type="float" office:value="4488.0">
            <text:p>44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0">
            <text:p>NA50</text:p>
          </table:table-cell>
          <table:table-cell office:value-type="string" office:value="Candado acero llave compu ABU 50mm">
            <text:p>Candado acero llave compu ABU 50mm</text:p>
          </table:table-cell>
          <table:table-cell office:value-type="float" office:value="6451.5">
            <text:p>6451.5</text:p>
          </table:table-cell>
          <table:table-cell office:value-type="float" office:value="6451.5">
            <text:p>645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98">
            <text:p>NA398</text:p>
          </table:table-cell>
          <table:table-cell office:value-type="string" office:value="Candado acero llave compu ABU 60mm">
            <text:p>Candado acero llave compu ABU 60mm</text:p>
          </table:table-cell>
          <table:table-cell office:value-type="float" office:value="7722.0">
            <text:p>7722.0</text:p>
          </table:table-cell>
          <table:table-cell office:value-type="float" office:value="7722.0">
            <text:p>77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8">
            <text:p>NA58</text:p>
          </table:table-cell>
          <table:table-cell office:value-type="string" office:value="Candado acero llave compu ABU 70mm">
            <text:p>Candado acero llave compu ABU 70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3">
            <text:p>NA53</text:p>
          </table:table-cell>
          <table:table-cell office:value-type="string" office:value="Candado ARO LARGO compu ABU 60 mm">
            <text:p>Candado ARO LARGO compu ABU 60 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4">
            <text:p>NA44</text:p>
          </table:table-cell>
          <table:table-cell office:value-type="string" office:value="Candado ARO LARGO compu ABU 70 mm">
            <text:p>Candado ARO LARGO compu ABU 70 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8">
            <text:p>NA48</text:p>
          </table:table-cell>
          <table:table-cell office:value-type="string" office:value="Candado ARO LARGO compu ABU 40 mm">
            <text:p>Candado ARO LARGO compu ABU 40 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1">
            <text:p>NA51</text:p>
          </table:table-cell>
          <table:table-cell office:value-type="string" office:value="Candado ARO LARGO compu ABU 50 mm">
            <text:p>Candado ARO LARGO compu ABU 50 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4">
            <text:p>NA54</text:p>
          </table:table-cell>
          <table:table-cell office:value-type="string" office:value="Candado bronce ARO LARGO 32 mm">
            <text:p>Candado bronce ARO LARGO 32 mm</text:p>
          </table:table-cell>
          <table:table-cell office:value-type="float" office:value="6196.5">
            <text:p>6196.5</text:p>
          </table:table-cell>
          <table:table-cell office:value-type="float" office:value="6196.5">
            <text:p>619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5">
            <text:p>NA55</text:p>
          </table:table-cell>
          <table:table-cell office:value-type="string" office:value="Candado bronce ARO LARGO 38 mm">
            <text:p>Candado bronce ARO LARGO 38 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6">
            <text:p>NA56</text:p>
          </table:table-cell>
          <table:table-cell office:value-type="string" office:value="Candado bronce ARO LARGO 50 mm">
            <text:p>Candado bronce ARO LARGO 50 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6A">
            <text:p>NA56A</text:p>
          </table:table-cell>
          <table:table-cell office:value-type="string" office:value="Candado bronce ARO LARGO 63 mm">
            <text:p>Candado bronce ARO LARGO 63 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7">
            <text:p>NA57</text:p>
          </table:table-cell>
          <table:table-cell office:value-type="string" office:value="Candado bronceado 63 mm">
            <text:p>Candado bronceado 63 mm</text:p>
          </table:table-cell>
          <table:table-cell office:value-type="float" office:value="9895.5">
            <text:p>9895.5</text:p>
          </table:table-cell>
          <table:table-cell office:value-type="float" office:value="9895.5">
            <text:p>98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9">
            <text:p>NA59</text:p>
          </table:table-cell>
          <table:table-cell office:value-type="string" office:value="Candado bronceado 75 mm">
            <text:p>Candado bronceado 75 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CAND32">
            <text:p>KCAND32</text:p>
          </table:table-cell>
          <table:table-cell office:value-type="string" office:value="Candado dorado 32mm grueso Macao">
            <text:p>Candado dorado 32mm grueso Macao</text:p>
          </table:table-cell>
          <table:table-cell office:value-type="float" office:value="3747.0">
            <text:p>3747.0</text:p>
          </table:table-cell>
          <table:table-cell office:value-type="float" office:value="3747.0">
            <text:p>37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CAND38">
            <text:p>KCAND38</text:p>
          </table:table-cell>
          <table:table-cell office:value-type="string" office:value="Candado dorado 38mm grueso Macao">
            <text:p>Candado dorado 38mm grueso Macao</text:p>
          </table:table-cell>
          <table:table-cell office:value-type="float" office:value="4183.5">
            <text:p>4183.5</text:p>
          </table:table-cell>
          <table:table-cell office:value-type="float" office:value="4183.5">
            <text:p>418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CAND50">
            <text:p>KCAND50</text:p>
          </table:table-cell>
          <table:table-cell office:value-type="string" office:value="Candado dorado 50mm grueso Macao">
            <text:p>Candado dorado 50mm grueso Macao</text:p>
          </table:table-cell>
          <table:table-cell office:value-type="float" office:value="6583.5">
            <text:p>6583.5</text:p>
          </table:table-cell>
          <table:table-cell office:value-type="float" office:value="6583.5">
            <text:p>658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3">
            <text:p>NA43</text:p>
          </table:table-cell>
          <table:table-cell office:value-type="string" office:value="Candado valijero bronceado 20 mm">
            <text:p>Candado valijero bronceado 20 mm</text:p>
          </table:table-cell>
          <table:table-cell office:value-type="float" office:value="2437.5">
            <text:p>2437.5</text:p>
          </table:table-cell>
          <table:table-cell office:value-type="float" office:value="2437.5">
            <text:p>243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2">
            <text:p>NA42</text:p>
          </table:table-cell>
          <table:table-cell office:value-type="string" office:value="Candado valijero bronceado 25 mm">
            <text:p>Candado valijero bronceado 25 mm</text:p>
          </table:table-cell>
          <table:table-cell office:value-type="float" office:value="2110.5">
            <text:p>2110.5</text:p>
          </table:table-cell>
          <table:table-cell office:value-type="float" office:value="2110.5">
            <text:p>211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4573">
            <text:p>CAR4573</text:p>
          </table:table-cell>
          <table:table-cell office:value-type="string" office:value="Cargador auto 2 usb (cabezal solo) Metal">
            <text:p>Cargador auto 2 usb (cabezal solo) Metal</text:p>
          </table:table-cell>
          <table:table-cell office:value-type="float" office:value="5664.0">
            <text:p>5664.0</text:p>
          </table:table-cell>
          <table:table-cell office:value-type="float" office:value="5664.0">
            <text:p>56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1">
            <text:p>CAR1</text:p>
          </table:table-cell>
          <table:table-cell office:value-type="string" office:value="Cargador celular 2A con ficha V8">
            <text:p>Cargador celular 2A con ficha V8</text:p>
          </table:table-cell>
          <table:table-cell office:value-type="float" office:value="5298.0">
            <text:p>5298.0</text:p>
          </table:table-cell>
          <table:table-cell office:value-type="float" office:value="5298.0">
            <text:p>52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4572">
            <text:p>CAR4572</text:p>
          </table:table-cell>
          <table:table-cell office:value-type="string" office:value="Cargador metal auto con ficha V8">
            <text:p>Cargador metal auto con ficha V8</text:p>
          </table:table-cell>
          <table:table-cell office:value-type="float" office:value="10626.0">
            <text:p>10626.0</text:p>
          </table:table-cell>
          <table:table-cell office:value-type="float" office:value="10626.0">
            <text:p>106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2">
            <text:p>CAR2</text:p>
          </table:table-cell>
          <table:table-cell office:value-type="string" office:value="Cargador rapido 3.1A 2 USB ficha V8">
            <text:p>Cargador rapido 3.1A 2 USB ficha V8</text:p>
          </table:table-cell>
          <table:table-cell office:value-type="float" office:value="7539.0">
            <text:p>7539.0</text:p>
          </table:table-cell>
          <table:table-cell office:value-type="float" office:value="7539.0">
            <text:p>75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7">
            <text:p>CAR7</text:p>
          </table:table-cell>
          <table:table-cell office:value-type="string" office:value="Cargador rapido 5.1A V8">
            <text:p>Cargador rapido 5.1A V8</text:p>
          </table:table-cell>
          <table:table-cell office:value-type="float" office:value="7777.5">
            <text:p>7777.5</text:p>
          </table:table-cell>
          <table:table-cell office:value-type="float" office:value="7777.5">
            <text:p>777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6">
            <text:p>CAR6</text:p>
          </table:table-cell>
          <table:table-cell office:value-type="string" office:value="Cargador rapido celular 3,1A TIPO C">
            <text:p>Cargador rapido celular 3,1A TIPO C</text:p>
          </table:table-cell>
          <table:table-cell office:value-type="float" office:value="6916.5">
            <text:p>6916.5</text:p>
          </table:table-cell>
          <table:table-cell office:value-type="float" office:value="6916.5">
            <text:p>691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5">
            <text:p>CAR5</text:p>
          </table:table-cell>
          <table:table-cell office:value-type="string" office:value="Cargador rapido Iphone con cable">
            <text:p>Cargador rapido Iphone con cable</text:p>
          </table:table-cell>
          <table:table-cell office:value-type="float" office:value="11050.5">
            <text:p>11050.5</text:p>
          </table:table-cell>
          <table:table-cell office:value-type="float" office:value="11050.5">
            <text:p>1105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22">
            <text:p>ON22</text:p>
          </table:table-cell>
          <table:table-cell office:value-type="string" office:value="Carro changuito de compras ">
            <text:p>Carro changuito de compras </text:p>
          </table:table-cell>
          <table:table-cell office:value-type="float" office:value="21103.5">
            <text:p>21103.5</text:p>
          </table:table-cell>
          <table:table-cell office:value-type="float" office:value="21103.5">
            <text:p>2110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48">
            <text:p>LU48</text:p>
          </table:table-cell>
          <table:table-cell office:value-type="string" office:value="Centimetro costurero 150cm caja x 14u">
            <text:p>Centimetro costurero 150cm caja x 14u</text:p>
          </table:table-cell>
          <table:table-cell office:value-type="float" office:value="12615.0">
            <text:p>12615.0</text:p>
          </table:table-cell>
          <table:table-cell office:value-type="float" office:value="12615.0">
            <text:p>126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1">
            <text:p>NA71</text:p>
          </table:table-cell>
          <table:table-cell office:value-type="string" office:value="Cepillo tipo dental grande x 3">
            <text:p>Cepillo tipo dental grande x 3</text:p>
          </table:table-cell>
          <table:table-cell office:value-type="float" office:value="5280.0">
            <text:p>5280.0</text:p>
          </table:table-cell>
          <table:table-cell office:value-type="float" office:value="5280.0">
            <text:p>5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69">
            <text:p>NA69</text:p>
          </table:table-cell>
          <table:table-cell office:value-type="string" office:value="Cepillo 3 piezas bronce para taladro">
            <text:p>Cepillo 3 piezas bronce para taladro</text:p>
          </table:table-cell>
          <table:table-cell office:value-type="float" office:value="6418.5">
            <text:p>6418.5</text:p>
          </table:table-cell>
          <table:table-cell office:value-type="float" office:value="6418.5">
            <text:p>641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2">
            <text:p>NA72</text:p>
          </table:table-cell>
          <table:table-cell office:value-type="string" office:value="Cepillo 5 piezas bronce p/ taladro">
            <text:p>Cepillo 5 piezas bronce p/ taladro</text:p>
          </table:table-cell>
          <table:table-cell office:value-type="float" office:value="10425.0">
            <text:p>10425.0</text:p>
          </table:table-cell>
          <table:table-cell office:value-type="float" office:value="10425.0">
            <text:p>104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63">
            <text:p>NA63</text:p>
          </table:table-cell>
          <table:table-cell office:value-type="string" office:value="Cepillo bronceado mango plastico ">
            <text:p>Cepillo bronceado mango plastico </text:p>
          </table:table-cell>
          <table:table-cell office:value-type="float" office:value="2640.0">
            <text:p>2640.0</text:p>
          </table:table-cell>
          <table:table-cell office:value-type="float" office:value="2640.0">
            <text:p>26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M002A">
            <text:p>CM002A</text:p>
          </table:table-cell>
          <table:table-cell office:value-type="string" office:value="Cepillo copa acero trenzado 3 &quot;">
            <text:p>Cepillo copa acero trenzado 3 "</text:p>
          </table:table-cell>
          <table:table-cell office:value-type="float" office:value="6418.5">
            <text:p>6418.5</text:p>
          </table:table-cell>
          <table:table-cell office:value-type="float" office:value="6418.5">
            <text:p>641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M002">
            <text:p>CM002</text:p>
          </table:table-cell>
          <table:table-cell office:value-type="string" office:value="Cepillo copa acero trenzado 4 &quot;">
            <text:p>Cepillo copa acero trenzado 4 "</text:p>
          </table:table-cell>
          <table:table-cell office:value-type="float" office:value="7485.0">
            <text:p>7485.0</text:p>
          </table:table-cell>
          <table:table-cell office:value-type="float" office:value="7485.0">
            <text:p>74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65">
            <text:p>NA65</text:p>
          </table:table-cell>
          <table:table-cell office:value-type="string" office:value="Cepillo copa para amoladora 3&quot;">
            <text:p>Cepillo copa para amoladora 3"</text:p>
          </table:table-cell>
          <table:table-cell office:value-type="float" office:value="5451.0">
            <text:p>5451.0</text:p>
          </table:table-cell>
          <table:table-cell office:value-type="float" office:value="5451.0">
            <text:p>54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66">
            <text:p>NA66</text:p>
          </table:table-cell>
          <table:table-cell office:value-type="string" office:value="Cepillo copa para amoladora 4&quot;">
            <text:p>Cepillo copa para amoladora 4"</text:p>
          </table:table-cell>
          <table:table-cell office:value-type="float" office:value="6385.5">
            <text:p>6385.5</text:p>
          </table:table-cell>
          <table:table-cell office:value-type="float" office:value="6385.5">
            <text:p>638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67">
            <text:p>NA67</text:p>
          </table:table-cell>
          <table:table-cell office:value-type="string" office:value="Cepillo copa para amoladora 5&quot;">
            <text:p>Cepillo copa para amoladora 5"</text:p>
          </table:table-cell>
          <table:table-cell office:value-type="float" office:value="7207.5">
            <text:p>7207.5</text:p>
          </table:table-cell>
          <table:table-cell office:value-type="float" office:value="7207.5">
            <text:p>720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20">
            <text:p>GAL120</text:p>
          </table:table-cell>
          <table:table-cell office:value-type="string" office:value="Cepillo limpia bombillas x 12 u">
            <text:p>Cepillo limpia bombillas x 12 u</text:p>
          </table:table-cell>
          <table:table-cell office:value-type="float" office:value="5148.0">
            <text:p>5148.0</text:p>
          </table:table-cell>
          <table:table-cell office:value-type="float" office:value="5148.0">
            <text:p>51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75">
            <text:p>KL75</text:p>
          </table:table-cell>
          <table:table-cell office:value-type="string" office:value="Cepillo mango madera cerda de acero">
            <text:p>Cepillo mango madera cerda de acero</text:p>
          </table:table-cell>
          <table:table-cell office:value-type="float" office:value="2904.0">
            <text:p>2904.0</text:p>
          </table:table-cell>
          <table:table-cell office:value-type="float" office:value="2904.0">
            <text:p>29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64">
            <text:p>NA164</text:p>
          </table:table-cell>
          <table:table-cell office:value-type="string" office:value="Cepillo microfibra con mango">
            <text:p>Cepillo microfibra con mango</text:p>
          </table:table-cell>
          <table:table-cell office:value-type="float" office:value="6336.0">
            <text:p>6336.0</text:p>
          </table:table-cell>
          <table:table-cell office:value-type="float" office:value="6336.0">
            <text:p>63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68">
            <text:p>NA68</text:p>
          </table:table-cell>
          <table:table-cell office:value-type="string" office:value="Cepillo plano 4 &quot; ">
            <text:p>Cepillo plano 4 " </text:p>
          </table:table-cell>
          <table:table-cell office:value-type="float" office:value="6237.0">
            <text:p>6237.0</text:p>
          </table:table-cell>
          <table:table-cell office:value-type="float" office:value="6237.0">
            <text:p>62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3">
            <text:p>NA73</text:p>
          </table:table-cell>
          <table:table-cell office:value-type="string" office:value="Cepillo plano 4 &quot; con tuerca central">
            <text:p>Cepillo plano 4 " con tuerca central</text:p>
          </table:table-cell>
          <table:table-cell office:value-type="float" office:value="6237.0">
            <text:p>6237.0</text:p>
          </table:table-cell>
          <table:table-cell office:value-type="float" office:value="6237.0">
            <text:p>62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64">
            <text:p>NA64</text:p>
          </table:table-cell>
          <table:table-cell office:value-type="string" office:value="Cepillo pvc cerda de acero 6x19">
            <text:p>Cepillo pvc cerda de acero 6x19</text:p>
          </table:table-cell>
          <table:table-cell office:value-type="float" office:value="6205.5">
            <text:p>6205.5</text:p>
          </table:table-cell>
          <table:table-cell office:value-type="float" office:value="6205.5">
            <text:p>620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0">
            <text:p>NA70</text:p>
          </table:table-cell>
          <table:table-cell office:value-type="string" office:value="Cepillo tipo dental chico x 3">
            <text:p>Cepillo tipo dental chico x 3</text:p>
          </table:table-cell>
          <table:table-cell office:value-type="float" office:value="3049.5">
            <text:p>3049.5</text:p>
          </table:table-cell>
          <table:table-cell office:value-type="float" office:value="3049.5">
            <text:p>304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LE28A">
            <text:p>ALE28A</text:p>
          </table:table-cell>
          <table:table-cell office:value-type="string" office:value="Chaleco reflectivo naranja">
            <text:p>Chaleco reflectivo naranja</text:p>
          </table:table-cell>
          <table:table-cell office:value-type="float" office:value="3600.0">
            <text:p>3600.0</text:p>
          </table:table-cell>
          <table:table-cell office:value-type="float" office:value="3600.0">
            <text:p>3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LE28">
            <text:p>ALE28</text:p>
          </table:table-cell>
          <table:table-cell office:value-type="string" office:value="Chaleco reflectivo verde/amarillo">
            <text:p>Chaleco reflectivo verde/amarillo</text:p>
          </table:table-cell>
          <table:table-cell office:value-type="float" office:value="4455.0">
            <text:p>4455.0</text:p>
          </table:table-cell>
          <table:table-cell office:value-type="float" office:value="4455.0">
            <text:p>44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R24">
            <text:p>HOR24</text:p>
          </table:table-cell>
          <table:table-cell office:value-type="string" office:value="Chispero Macao corto ">
            <text:p>Chispero Macao corto </text:p>
          </table:table-cell>
          <table:table-cell office:value-type="float" office:value="3754.5">
            <text:p>3754.5</text:p>
          </table:table-cell>
          <table:table-cell office:value-type="float" office:value="3754.5">
            <text:p>375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R101">
            <text:p>HOR101</text:p>
          </table:table-cell>
          <table:table-cell office:value-type="string" office:value="Chispero Macao largo">
            <text:p>Chispero Macao largo</text:p>
          </table:table-cell>
          <table:table-cell office:value-type="float" office:value="4692.0">
            <text:p>4692.0</text:p>
          </table:table-cell>
          <table:table-cell office:value-type="float" office:value="4692.0">
            <text:p>46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5">
            <text:p>NA75</text:p>
          </table:table-cell>
          <table:table-cell office:value-type="string" office:value="Chocla con tiza">
            <text:p>Chocla con tiza</text:p>
          </table:table-cell>
          <table:table-cell office:value-type="float" office:value="6532.5">
            <text:p>6532.5</text:p>
          </table:table-cell>
          <table:table-cell office:value-type="float" office:value="6532.5">
            <text:p>653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4">
            <text:p>NA74</text:p>
          </table:table-cell>
          <table:table-cell office:value-type="string" office:value="Chocla sola">
            <text:p>Chocla sola</text:p>
          </table:table-cell>
          <table:table-cell office:value-type="float" office:value="2217.0">
            <text:p>2217.0</text:p>
          </table:table-cell>
          <table:table-cell office:value-type="float" office:value="2217.0">
            <text:p>22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CM10">
            <text:p>LCM10</text:p>
          </table:table-cell>
          <table:table-cell office:value-type="string" office:value="Cinta adhesiva 12mm.x10m. x 12 unidades">
            <text:p>Cinta adhesiva 12mm.x10m. x 12 unidades</text:p>
          </table:table-cell>
          <table:table-cell office:value-type="float" office:value="4317.0">
            <text:p>4317.0</text:p>
          </table:table-cell>
          <table:table-cell office:value-type="float" office:value="4317.0">
            <text:p>43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AC01">
            <text:p>TAC01</text:p>
          </table:table-cell>
          <table:table-cell office:value-type="string" office:value="Cinta aisladora TACSA 10mt x 10 unid Negra">
            <text:p>Cinta aisladora TACSA 10mt x 10 unid Negra</text:p>
          </table:table-cell>
          <table:table-cell office:value-type="float" office:value="13656.0">
            <text:p>13656.0</text:p>
          </table:table-cell>
          <table:table-cell office:value-type="float" office:value="13656.0">
            <text:p>136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ONF1">
            <text:p>CONF1</text:p>
          </table:table-cell>
          <table:table-cell office:value-type="string" office:value="Cinta confitera transparente 24mm x 40mt ">
            <text:p>Cinta confitera transparente 24mm x 40mt </text:p>
          </table:table-cell>
          <table:table-cell office:value-type="float" office:value="1396.5">
            <text:p>1396.5</text:p>
          </table:table-cell>
          <table:table-cell office:value-type="float" office:value="1396.5">
            <text:p>139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30">
            <text:p>LU30</text:p>
          </table:table-cell>
          <table:table-cell office:value-type="string" office:value="Cinta doble faz 18mm">
            <text:p>Cinta doble faz 18mm</text:p>
          </table:table-cell>
          <table:table-cell office:value-type="float" office:value="2635.5">
            <text:p>2635.5</text:p>
          </table:table-cell>
          <table:table-cell office:value-type="float" office:value="2635.5">
            <text:p>263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36">
            <text:p>ON36</text:p>
          </table:table-cell>
          <table:table-cell office:value-type="string" office:value="Cinta metrica 10 mt goma Giant ">
            <text:p>Cinta metrica 10 mt goma Giant </text:p>
          </table:table-cell>
          <table:table-cell office:value-type="float" office:value="9718.5">
            <text:p>9718.5</text:p>
          </table:table-cell>
          <table:table-cell office:value-type="float" office:value="9718.5">
            <text:p>971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08">
            <text:p>GAL108</text:p>
          </table:table-cell>
          <table:table-cell office:value-type="string" office:value="Cinta metrica 3 mt goma Giant ">
            <text:p>Cinta metrica 3 mt goma Giant </text:p>
          </table:table-cell>
          <table:table-cell office:value-type="float" office:value="3763.5">
            <text:p>3763.5</text:p>
          </table:table-cell>
          <table:table-cell office:value-type="float" office:value="3763.5">
            <text:p>376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T3M">
            <text:p>GT3M</text:p>
          </table:table-cell>
          <table:table-cell office:value-type="string" office:value="Cinta metrica 3m $c/u final oferta ">
            <text:p>Cinta metrica 3m $c/u final oferta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09">
            <text:p>GAL109</text:p>
          </table:table-cell>
          <table:table-cell office:value-type="string" office:value="Cinta metrica 5 mt goma Giant ">
            <text:p>Cinta metrica 5 mt goma Giant </text:p>
          </table:table-cell>
          <table:table-cell office:value-type="float" office:value="4615.5">
            <text:p>4615.5</text:p>
          </table:table-cell>
          <table:table-cell office:value-type="float" office:value="4615.5">
            <text:p>461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T5M">
            <text:p>GT5M</text:p>
          </table:table-cell>
          <table:table-cell office:value-type="string" office:value="Cinta metrica 5m $c/u final oferta ">
            <text:p>Cinta metrica 5m $c/u final oferta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10">
            <text:p>GAL110</text:p>
          </table:table-cell>
          <table:table-cell office:value-type="string" office:value="Cinta metrica 7.5 mt goma Giant">
            <text:p>Cinta metrica 7.5 mt goma Giant</text:p>
          </table:table-cell>
          <table:table-cell office:value-type="float" office:value="8352.0">
            <text:p>8352.0</text:p>
          </table:table-cell>
          <table:table-cell office:value-type="float" office:value="8352.0">
            <text:p>83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67">
            <text:p>NA367</text:p>
          </table:table-cell>
          <table:table-cell office:value-type="string" office:value="Cinta metrica agrimensor 100m Estrella">
            <text:p>Cinta metrica agrimensor 100m Estrella</text:p>
          </table:table-cell>
          <table:table-cell office:value-type="float" office:value="22584.0">
            <text:p>22584.0</text:p>
          </table:table-cell>
          <table:table-cell office:value-type="float" office:value="22584.0">
            <text:p>225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9A">
            <text:p>NA79A</text:p>
          </table:table-cell>
          <table:table-cell office:value-type="string" office:value="Cinta metrica agrimensor 50m Estrella">
            <text:p>Cinta metrica agrimensor 50m Estrella</text:p>
          </table:table-cell>
          <table:table-cell office:value-type="float" office:value="16495.5">
            <text:p>16495.5</text:p>
          </table:table-cell>
          <table:table-cell office:value-type="float" office:value="16495.5">
            <text:p>16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R32">
            <text:p>LAR32</text:p>
          </table:table-cell>
          <table:table-cell office:value-type="string" office:value="Cinta metrica llaverito 1 mt.">
            <text:p>Cinta metrica llaverito 1 m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CM313">
            <text:p>FCM313</text:p>
          </table:table-cell>
          <table:table-cell office:value-type="string" office:value="Cinta metrica Macao 3m homologada">
            <text:p>Cinta metrica Macao 3m homologada</text:p>
          </table:table-cell>
          <table:table-cell office:value-type="float" office:value="8650.5">
            <text:p>8650.5</text:p>
          </table:table-cell>
          <table:table-cell office:value-type="float" office:value="8650.5">
            <text:p>865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CM519">
            <text:p>FCM519</text:p>
          </table:table-cell>
          <table:table-cell office:value-type="string" office:value="Cinta metrica Macao 5m Homologada">
            <text:p>Cinta metrica Macao 5m Homologad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6">
            <text:p>NA76</text:p>
          </table:table-cell>
          <table:table-cell office:value-type="string" office:value="Cinta metrica redonda 20 mts">
            <text:p>Cinta metrica redonda 20 mts</text:p>
          </table:table-cell>
          <table:table-cell office:value-type="float" office:value="9604.5">
            <text:p>9604.5</text:p>
          </table:table-cell>
          <table:table-cell office:value-type="float" office:value="9604.5">
            <text:p>960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8">
            <text:p>NA78</text:p>
          </table:table-cell>
          <table:table-cell office:value-type="string" office:value="Cinta metrica redonda 30 mts">
            <text:p>Cinta metrica redonda 30 mts</text:p>
          </table:table-cell>
          <table:table-cell office:value-type="float" office:value="10899.0">
            <text:p>10899.0</text:p>
          </table:table-cell>
          <table:table-cell office:value-type="float" office:value="10899.0">
            <text:p>108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9">
            <text:p>NA79</text:p>
          </table:table-cell>
          <table:table-cell office:value-type="string" office:value="Cinta metrica redonda 50 mts">
            <text:p>Cinta metrica redonda 50 mts</text:p>
          </table:table-cell>
          <table:table-cell office:value-type="float" office:value="15081.0">
            <text:p>15081.0</text:p>
          </table:table-cell>
          <table:table-cell office:value-type="float" office:value="15081.0">
            <text:p>150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80">
            <text:p>NA80</text:p>
          </table:table-cell>
          <table:table-cell office:value-type="string" office:value="Cinta peligro 200m doble faz">
            <text:p>Cinta peligro 200m doble faz</text:p>
          </table:table-cell>
          <table:table-cell office:value-type="float" office:value="3345.0">
            <text:p>3345.0</text:p>
          </table:table-cell>
          <table:table-cell office:value-type="float" office:value="3345.0">
            <text:p>33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41">
            <text:p>ON41</text:p>
          </table:table-cell>
          <table:table-cell office:value-type="string" office:value="Collar perro chico 2 cm">
            <text:p>Collar perro chico 2 cm</text:p>
          </table:table-cell>
          <table:table-cell office:value-type="float" office:value="2790.0">
            <text:p>2790.0</text:p>
          </table:table-cell>
          <table:table-cell office:value-type="float" office:value="2790.0">
            <text:p>27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39">
            <text:p>ON39</text:p>
          </table:table-cell>
          <table:table-cell office:value-type="string" office:value="Collar perro grande 4,5 cm">
            <text:p>Collar perro grande 4,5 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40">
            <text:p>ON40</text:p>
          </table:table-cell>
          <table:table-cell office:value-type="string" office:value="Collar perro mediano 3 cm">
            <text:p>Collar perro mediano 3 cm</text:p>
          </table:table-cell>
          <table:table-cell office:value-type="float" office:value="3016.5">
            <text:p>3016.5</text:p>
          </table:table-cell>
          <table:table-cell office:value-type="float" office:value="3016.5">
            <text:p>301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42">
            <text:p>ON42</text:p>
          </table:table-cell>
          <table:table-cell office:value-type="string" office:value="Collar perro mini 1,5 cm">
            <text:p>Collar perro mini 1,5 cm</text:p>
          </table:table-cell>
          <table:table-cell office:value-type="float" office:value="1524.0">
            <text:p>1524.0</text:p>
          </table:table-cell>
          <table:table-cell office:value-type="float" office:value="1524.0">
            <text:p>15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07">
            <text:p>GAL07</text:p>
          </table:table-cell>
          <table:table-cell office:value-type="string" office:value="Comedero mascotas forma gato">
            <text:p>Comedero mascotas forma ga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05">
            <text:p>GAL05</text:p>
          </table:table-cell>
          <table:table-cell office:value-type="string" office:value="Comedero mascotas doble cuadrado">
            <text:p>Comedero mascotas doble cuadrad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04A">
            <text:p>GAL04A</text:p>
          </table:table-cell>
          <table:table-cell office:value-type="string" office:value="Comedero mascotas doble ovalado">
            <text:p>Comedero mascotas doble ovalad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06">
            <text:p>GAL06</text:p>
          </table:table-cell>
          <table:table-cell office:value-type="string" office:value="Comedero mascotas forma pez">
            <text:p>Comedero mascotas forma pe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01">
            <text:p>GAL01</text:p>
          </table:table-cell>
          <table:table-cell office:value-type="string" office:value="Comedero mascotas redondo chico 12cm">
            <text:p>Comedero mascotas redondo chico 12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03">
            <text:p>GAL03</text:p>
          </table:table-cell>
          <table:table-cell office:value-type="string" office:value="Comedero mascotas redondo grande 22cm">
            <text:p>Comedero mascotas redondo grande 22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02">
            <text:p>GAL02</text:p>
          </table:table-cell>
          <table:table-cell office:value-type="string" office:value="Comedero mascotas redondo mediano 19cm">
            <text:p>Comedero mascotas redondo mediano 19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C12V">
            <text:p>DC12V</text:p>
          </table:table-cell>
          <table:table-cell office:value-type="string" office:value="Compresor 12V metalico">
            <text:p>Compresor 12V metalico</text:p>
          </table:table-cell>
          <table:table-cell office:value-type="float" office:value="44560.5">
            <text:p>44560.5</text:p>
          </table:table-cell>
          <table:table-cell office:value-type="float" office:value="44560.5">
            <text:p>4456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81">
            <text:p>NA81</text:p>
          </table:table-cell>
          <table:table-cell office:value-type="string" office:value="Compresor de aire 12v chico Lafitte">
            <text:p>Compresor de aire 12v chico Lafi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ON25MM">
            <text:p>CON25MM</text:p>
          </table:table-cell>
          <table:table-cell office:value-type="string" office:value="Conarco electrodo 13A 2,50mm por 1kg.">
            <text:p>Conarco electrodo 13A 2,50mm por 1kg.</text:p>
          </table:table-cell>
          <table:table-cell office:value-type="float" office:value="16612.5">
            <text:p>16612.5</text:p>
          </table:table-cell>
          <table:table-cell office:value-type="float" office:value="16612.5">
            <text:p>1661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92">
            <text:p>GAL92</text:p>
          </table:table-cell>
          <table:table-cell office:value-type="string" office:value="Control Smart TV">
            <text:p>Control Smart TV</text:p>
          </table:table-cell>
          <table:table-cell office:value-type="float" office:value="9777.0">
            <text:p>9777.0</text:p>
          </table:table-cell>
          <table:table-cell office:value-type="float" office:value="9777.0">
            <text:p>97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30">
            <text:p>GAL30</text:p>
          </table:table-cell>
          <table:table-cell office:value-type="string" office:value="Control universal para Aire acondicionado">
            <text:p>Control universal para Aire acondicionado</text:p>
          </table:table-cell>
          <table:table-cell office:value-type="float" office:value="12808.5">
            <text:p>12808.5</text:p>
          </table:table-cell>
          <table:table-cell office:value-type="float" office:value="12808.5">
            <text:p>1280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43">
            <text:p>GAL43</text:p>
          </table:table-cell>
          <table:table-cell office:value-type="string" office:value="Control Universal para TV">
            <text:p>Control Universal para TV</text:p>
          </table:table-cell>
          <table:table-cell office:value-type="float" office:value="5263.5">
            <text:p>5263.5</text:p>
          </table:table-cell>
          <table:table-cell office:value-type="float" office:value="5263.5">
            <text:p>526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82">
            <text:p>NA82</text:p>
          </table:table-cell>
          <table:table-cell office:value-type="string" office:value="Corta caño de metal">
            <text:p>Corta caño de metal</text:p>
          </table:table-cell>
          <table:table-cell office:value-type="float" office:value="10279.5">
            <text:p>10279.5</text:p>
          </table:table-cell>
          <table:table-cell office:value-type="float" office:value="10279.5">
            <text:p>1027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84">
            <text:p>NA84</text:p>
          </table:table-cell>
          <table:table-cell office:value-type="string" office:value="Cortavidrio con aceite">
            <text:p>Cortavidrio con aceite</text:p>
          </table:table-cell>
          <table:table-cell office:value-type="float" office:value="2962.5">
            <text:p>2962.5</text:p>
          </table:table-cell>
          <table:table-cell office:value-type="float" office:value="2962.5">
            <text:p>296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UB15018">
            <text:p>CUB15018</text:p>
          </table:table-cell>
          <table:table-cell office:value-type="string" office:value="CUBIERTA rodado 26 TT/playera Imperial NACIONAL">
            <text:p>CUBIERTA rodado 26 TT/playera Imperial NACIONAL</text:p>
          </table:table-cell>
          <table:table-cell office:value-type="float" office:value="17670.0">
            <text:p>17670.0</text:p>
          </table:table-cell>
          <table:table-cell office:value-type="float" office:value="17670.0">
            <text:p>176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88">
            <text:p>NA88</text:p>
          </table:table-cell>
          <table:table-cell office:value-type="string" office:value="Cuchara de albañil 7">
            <text:p>Cuchara de albañil 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89">
            <text:p>NA89</text:p>
          </table:table-cell>
          <table:table-cell office:value-type="string" office:value="Cuchara de albañil 8">
            <text:p>Cuchara de albañil 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00A">
            <text:p>NA400A</text:p>
          </table:table-cell>
          <table:table-cell office:value-type="string" office:value="Cuchillo tipo tramontina 5 &quot;">
            <text:p>Cuchillo tipo tramontina 5 "</text:p>
          </table:table-cell>
          <table:table-cell office:value-type="float" office:value="2683.5">
            <text:p>2683.5</text:p>
          </table:table-cell>
          <table:table-cell office:value-type="float" office:value="2683.5">
            <text:p>268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01A">
            <text:p>NA401A</text:p>
          </table:table-cell>
          <table:table-cell office:value-type="string" office:value="Cuchillo tipo tramontina 6 &quot; ">
            <text:p>Cuchillo tipo tramontina 6 "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00">
            <text:p>NA400</text:p>
          </table:table-cell>
          <table:table-cell office:value-type="string" office:value="Cuchillo tipo tramontina 7 &quot;">
            <text:p>Cuchillo tipo tramontina 7 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01">
            <text:p>NA401</text:p>
          </table:table-cell>
          <table:table-cell office:value-type="string" office:value="Cuchillo tipo tramontina 8 &quot;">
            <text:p>Cuchillo tipo tramontina 8 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51">
            <text:p>CH51</text:p>
          </table:table-cell>
          <table:table-cell office:value-type="string" office:value="Cuter blister ">
            <text:p>Cuter blister </text:p>
          </table:table-cell>
          <table:table-cell office:value-type="float" office:value="1642.5">
            <text:p>1642.5</text:p>
          </table:table-cell>
          <table:table-cell office:value-type="float" office:value="1642.5">
            <text:p>164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3">
            <text:p>NA93</text:p>
          </table:table-cell>
          <table:table-cell office:value-type="string" office:value="Cuter raspin chico para vidrio ">
            <text:p>Cuter raspin chico para vidrio </text:p>
          </table:table-cell>
          <table:table-cell office:value-type="float" office:value="3723.0">
            <text:p>3723.0</text:p>
          </table:table-cell>
          <table:table-cell office:value-type="float" office:value="3723.0">
            <text:p>37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3A">
            <text:p>NA93A</text:p>
          </table:table-cell>
          <table:table-cell office:value-type="string" office:value="Cuter raspin grande para vidrio ">
            <text:p>Cuter raspin grande para vidrio </text:p>
          </table:table-cell>
          <table:table-cell office:value-type="float" office:value="4576.5">
            <text:p>4576.5</text:p>
          </table:table-cell>
          <table:table-cell office:value-type="float" office:value="4576.5">
            <text:p>457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CUTRE">
            <text:p>LCUTRE</text:p>
          </table:table-cell>
          <table:table-cell office:value-type="string" office:value="Cuter reforzado + 5 repuestos">
            <text:p>Cuter reforzado + 5 repuestos</text:p>
          </table:table-cell>
          <table:table-cell office:value-type="float" office:value="7992.0">
            <text:p>7992.0</text:p>
          </table:table-cell>
          <table:table-cell office:value-type="float" office:value="7992.0">
            <text:p>79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5">
            <text:p>NA95</text:p>
          </table:table-cell>
          <table:table-cell office:value-type="string" office:value="Cuter trapezoidal tipo navaja + repuestos">
            <text:p>Cuter trapezoidal tipo navaja + repuestos</text:p>
          </table:table-cell>
          <table:table-cell office:value-type="float" office:value="5932.5">
            <text:p>5932.5</text:p>
          </table:table-cell>
          <table:table-cell office:value-type="float" office:value="5932.5">
            <text:p>593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52">
            <text:p>LU52</text:p>
          </table:table-cell>
          <table:table-cell office:value-type="string" office:value="Cuter x 12 Anchos">
            <text:p>Cuter x 12 Anchos</text:p>
          </table:table-cell>
          <table:table-cell office:value-type="float" office:value="6072.0">
            <text:p>6072.0</text:p>
          </table:table-cell>
          <table:table-cell office:value-type="float" office:value="6072.0">
            <text:p>60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6">
            <text:p>NA96</text:p>
          </table:table-cell>
          <table:table-cell office:value-type="string" office:value="Cuter x 12 Finos">
            <text:p>Cuter x 12 Finos</text:p>
          </table:table-cell>
          <table:table-cell office:value-type="float" office:value="4389.0">
            <text:p>4389.0</text:p>
          </table:table-cell>
          <table:table-cell office:value-type="float" office:value="4389.0">
            <text:p>43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75A">
            <text:p>NA375A</text:p>
          </table:table-cell>
          <table:table-cell office:value-type="string" office:value="Desoldador de estaño">
            <text:p>Desoldador de estaño</text:p>
          </table:table-cell>
          <table:table-cell office:value-type="float" office:value="2827.5">
            <text:p>2827.5</text:p>
          </table:table-cell>
          <table:table-cell office:value-type="float" office:value="2827.5">
            <text:p>282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05">
            <text:p>NA105</text:p>
          </table:table-cell>
          <table:table-cell office:value-type="string" office:value="Destornillador azul golpe x 6">
            <text:p>Destornillador azul golpe x 6</text:p>
          </table:table-cell>
          <table:table-cell office:value-type="float" office:value="14968.5">
            <text:p>14968.5</text:p>
          </table:table-cell>
          <table:table-cell office:value-type="float" office:value="14968.5">
            <text:p>149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93">
            <text:p>NA993</text:p>
          </table:table-cell>
          <table:table-cell office:value-type="string" office:value="Destornillador celular cajita transp x 8">
            <text:p>Destornillador celular cajita transp x 8</text:p>
          </table:table-cell>
          <table:table-cell office:value-type="float" office:value="4947.0">
            <text:p>4947.0</text:p>
          </table:table-cell>
          <table:table-cell office:value-type="float" office:value="4947.0">
            <text:p>49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8">
            <text:p>NA98</text:p>
          </table:table-cell>
          <table:table-cell office:value-type="string" office:value="Destornillador corto rojo intercambiable ">
            <text:p>Destornillador corto rojo intercambiable </text:p>
          </table:table-cell>
          <table:table-cell office:value-type="float" office:value="2569.5">
            <text:p>2569.5</text:p>
          </table:table-cell>
          <table:table-cell office:value-type="float" office:value="2569.5">
            <text:p>256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12A">
            <text:p>NA112A</text:p>
          </table:table-cell>
          <table:table-cell office:value-type="string" office:value="Destornillador electricista x 8 mango aislado">
            <text:p>Destornillador electricista x 8 mango aislado</text:p>
          </table:table-cell>
          <table:table-cell office:value-type="float" office:value="15564.0">
            <text:p>15564.0</text:p>
          </table:table-cell>
          <table:table-cell office:value-type="float" office:value="15564.0">
            <text:p>155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55">
            <text:p>KL55</text:p>
          </table:table-cell>
          <table:table-cell office:value-type="string" office:value="Destornillador intercambiable corto reg">
            <text:p>Destornillador intercambiable corto re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54">
            <text:p>KL54</text:p>
          </table:table-cell>
          <table:table-cell office:value-type="string" office:value="Destornillador intercambiable grande c/reg">
            <text:p>Destornillador intercambiable grande c/reg</text:p>
          </table:table-cell>
          <table:table-cell office:value-type="float" office:value="2671.5">
            <text:p>2671.5</text:p>
          </table:table-cell>
          <table:table-cell office:value-type="float" office:value="2671.5">
            <text:p>267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I01">
            <text:p>CHI01</text:p>
          </table:table-cell>
          <table:table-cell office:value-type="string" office:value="Destornillador intercambiable perillero ">
            <text:p>Destornillador intercambiable perillero </text:p>
          </table:table-cell>
          <table:table-cell office:value-type="float" office:value="2460.0">
            <text:p>2460.0</text:p>
          </table:table-cell>
          <table:table-cell office:value-type="float" office:value="2460.0">
            <text:p>24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uro903">
            <text:p>Euro903</text:p>
          </table:table-cell>
          <table:table-cell office:value-type="string" office:value="Destornillador philip-plano 6 en 1 EUROTECH">
            <text:p>Destornillador philip-plano 6 en 1 EUROTEC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09">
            <text:p>NA109</text:p>
          </table:table-cell>
          <table:table-cell office:value-type="string" office:value="Destornillador relojero cajita">
            <text:p>Destornillador relojero cajita</text:p>
          </table:table-cell>
          <table:table-cell office:value-type="float" office:value="2005.5">
            <text:p>2005.5</text:p>
          </table:table-cell>
          <table:table-cell office:value-type="float" office:value="2005.5">
            <text:p>200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12D">
            <text:p>GAL112D</text:p>
          </table:table-cell>
          <table:table-cell office:value-type="string" office:value="Disco Flap 120 DOBLE A minimo 5u">
            <text:p>Disco Flap 120 DOBLE A minimo 5u</text:p>
          </table:table-cell>
          <table:table-cell office:value-type="float" office:value="4416.0">
            <text:p>4416.0</text:p>
          </table:table-cell>
          <table:table-cell office:value-type="float" office:value="4416.0">
            <text:p>44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12">
            <text:p>GAL112</text:p>
          </table:table-cell>
          <table:table-cell office:value-type="string" office:value="Disco Flap 36 DOBLE A minimo 5u">
            <text:p>Disco Flap 36 DOBLE A minimo 5u</text:p>
          </table:table-cell>
          <table:table-cell office:value-type="float" office:value="4416.0">
            <text:p>4416.0</text:p>
          </table:table-cell>
          <table:table-cell office:value-type="float" office:value="4416.0">
            <text:p>44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12A">
            <text:p>GAL112A</text:p>
          </table:table-cell>
          <table:table-cell office:value-type="string" office:value="Disco Flap 60 DOBLE A minimo 5u">
            <text:p>Disco Flap 60 DOBLE A minimo 5u</text:p>
          </table:table-cell>
          <table:table-cell office:value-type="float" office:value="4416.0">
            <text:p>4416.0</text:p>
          </table:table-cell>
          <table:table-cell office:value-type="float" office:value="4416.0">
            <text:p>44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12B">
            <text:p>GAL112B</text:p>
          </table:table-cell>
          <table:table-cell office:value-type="string" office:value="Disco Flap 80 DOBLE A minimo 5u">
            <text:p>Disco Flap 80 DOBLE A minimo 5u</text:p>
          </table:table-cell>
          <table:table-cell office:value-type="float" office:value="4416.0">
            <text:p>4416.0</text:p>
          </table:table-cell>
          <table:table-cell office:value-type="float" office:value="4416.0">
            <text:p>44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14">
            <text:p>NA114</text:p>
          </table:table-cell>
          <table:table-cell office:value-type="string" office:value="Disco p/corte de madera 115x24dientes">
            <text:p>Disco p/corte de madera 115x24dientes</text:p>
          </table:table-cell>
          <table:table-cell office:value-type="float" office:value="4435.5">
            <text:p>4435.5</text:p>
          </table:table-cell>
          <table:table-cell office:value-type="float" office:value="4435.5">
            <text:p>443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15">
            <text:p>NA115</text:p>
          </table:table-cell>
          <table:table-cell office:value-type="string" office:value="Disco p/corte de madera 115x40dientes">
            <text:p>Disco p/corte de madera 115x40dientes</text:p>
          </table:table-cell>
          <table:table-cell office:value-type="float" office:value="6064.5">
            <text:p>6064.5</text:p>
          </table:table-cell>
          <table:table-cell office:value-type="float" office:value="6064.5">
            <text:p>606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16">
            <text:p>NA116</text:p>
          </table:table-cell>
          <table:table-cell office:value-type="string" office:value="Disco p/corte de madera 180x24dientes">
            <text:p>Disco p/corte de madera 180x24dientes</text:p>
          </table:table-cell>
          <table:table-cell office:value-type="float" office:value="9424.5">
            <text:p>9424.5</text:p>
          </table:table-cell>
          <table:table-cell office:value-type="float" office:value="9424.5">
            <text:p>94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17">
            <text:p>NA117</text:p>
          </table:table-cell>
          <table:table-cell office:value-type="string" office:value="Disco p/corte de madera 180x40dientes">
            <text:p>Disco p/corte de madera 180x40dientes</text:p>
          </table:table-cell>
          <table:table-cell office:value-type="float" office:value="9504.0">
            <text:p>9504.0</text:p>
          </table:table-cell>
          <table:table-cell office:value-type="float" office:value="9504.0">
            <text:p>95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100">
            <text:p>AA100</text:p>
          </table:table-cell>
          <table:table-cell office:value-type="string" office:value="Doble A lija al agua 100 minimo 10 u">
            <text:p>Doble A lija al agua 100 minimo 10 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1000">
            <text:p>AA1000</text:p>
          </table:table-cell>
          <table:table-cell office:value-type="string" office:value="Doble A lija al agua 1000 minimo 10u">
            <text:p>Doble A lija al agua 1000 minimo 10u</text:p>
          </table:table-cell>
          <table:table-cell office:value-type="float" office:value="1488.0">
            <text:p>1488.0</text:p>
          </table:table-cell>
          <table:table-cell office:value-type="float" office:value="1488.0">
            <text:p>14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120">
            <text:p>AA120</text:p>
          </table:table-cell>
          <table:table-cell office:value-type="string" office:value="Doble A lija al agua 120 minimo 10u">
            <text:p>Doble A lija al agua 12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150">
            <text:p>AA150</text:p>
          </table:table-cell>
          <table:table-cell office:value-type="string" office:value="Doble A lija al agua 150 minimo 10u">
            <text:p>Doble A lija al agua 15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1500">
            <text:p>AA1500</text:p>
          </table:table-cell>
          <table:table-cell office:value-type="string" office:value="Doble A lija al agua 1500 minimo 10u">
            <text:p>Doble A lija al agua 1500 minimo 10u</text:p>
          </table:table-cell>
          <table:table-cell office:value-type="float" office:value="1488.0">
            <text:p>1488.0</text:p>
          </table:table-cell>
          <table:table-cell office:value-type="float" office:value="1488.0">
            <text:p>14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180">
            <text:p>AA180</text:p>
          </table:table-cell>
          <table:table-cell office:value-type="string" office:value="Doble A lija al agua 180 minimo 10u">
            <text:p>Doble A lija al agua 18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2000">
            <text:p>AA2000</text:p>
          </table:table-cell>
          <table:table-cell office:value-type="string" office:value="Doble A lija al agua 2000">
            <text:p>Doble A lija al agua 2000</text:p>
          </table:table-cell>
          <table:table-cell office:value-type="float" office:value="2286.0">
            <text:p>2286.0</text:p>
          </table:table-cell>
          <table:table-cell office:value-type="float" office:value="2286.0">
            <text:p>22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220">
            <text:p>AA220</text:p>
          </table:table-cell>
          <table:table-cell office:value-type="string" office:value="Doble A lija al agua 220 minimo 10u">
            <text:p>Doble A lija al agua 22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240">
            <text:p>AA240</text:p>
          </table:table-cell>
          <table:table-cell office:value-type="string" office:value="Doble A lija al agua 240 minimo 10u">
            <text:p>Doble A lija al agua 24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280">
            <text:p>AA280</text:p>
          </table:table-cell>
          <table:table-cell office:value-type="string" office:value="Doble A lija al agua 280 minimo 10u">
            <text:p>Doble A lija al agua 280 minimo 10u</text:p>
          </table:table-cell>
          <table:table-cell office:value-type="float" office:value="556.5">
            <text:p>556.5</text:p>
          </table:table-cell>
          <table:table-cell office:value-type="float" office:value="556.5">
            <text:p>55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320">
            <text:p>AA320</text:p>
          </table:table-cell>
          <table:table-cell office:value-type="string" office:value="Doble A lija al agua 320 minimo 10u">
            <text:p>Doble A lija al agua 32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360">
            <text:p>AA360</text:p>
          </table:table-cell>
          <table:table-cell office:value-type="string" office:value="Doble A lija al agua 360 minimo 10u">
            <text:p>Doble A lija al agua 36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400">
            <text:p>AA400</text:p>
          </table:table-cell>
          <table:table-cell office:value-type="string" office:value="Doble A lija al agua 400 minimo 10u">
            <text:p>Doble A lija al agua 40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500">
            <text:p>AA500</text:p>
          </table:table-cell>
          <table:table-cell office:value-type="string" office:value="Doble A lija al agua 500 minimo 10u">
            <text:p>Doble A lija al agua 50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60">
            <text:p>AA60</text:p>
          </table:table-cell>
          <table:table-cell office:value-type="string" office:value="Doble A lija al agua 60 minimo 10u">
            <text:p>Doble A lija al agua 6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600">
            <text:p>AA600</text:p>
          </table:table-cell>
          <table:table-cell office:value-type="string" office:value="Doble A lija al agua 600 minimo 10u">
            <text:p>Doble A lija al agua 60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A80">
            <text:p>AA80</text:p>
          </table:table-cell>
          <table:table-cell office:value-type="string" office:value="Doble A lija al agua 80 minimo 10u">
            <text:p>Doble A lija al agua 80 minimo 10u</text:p>
          </table:table-cell>
          <table:table-cell office:value-type="float" office:value="1113.0">
            <text:p>1113.0</text:p>
          </table:table-cell>
          <table:table-cell office:value-type="float" office:value="1113.0">
            <text:p>1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100">
            <text:p>NP100</text:p>
          </table:table-cell>
          <table:table-cell office:value-type="string" office:value="Doble A Lija No Past 100 minimo 10u">
            <text:p>Doble A Lija No Past 100 minimo 10u</text:p>
          </table:table-cell>
          <table:table-cell office:value-type="float" office:value="1738.5">
            <text:p>1738.5</text:p>
          </table:table-cell>
          <table:table-cell office:value-type="float" office:value="1738.5">
            <text:p>17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120">
            <text:p>NP120</text:p>
          </table:table-cell>
          <table:table-cell office:value-type="string" office:value="Doble A Lija No Past 120 minimo 10u">
            <text:p>Doble A Lija No Past 120 minimo 10u</text:p>
          </table:table-cell>
          <table:table-cell office:value-type="float" office:value="1738.5">
            <text:p>1738.5</text:p>
          </table:table-cell>
          <table:table-cell office:value-type="float" office:value="1738.5">
            <text:p>17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150">
            <text:p>NP150</text:p>
          </table:table-cell>
          <table:table-cell office:value-type="string" office:value="Doble A Lija No Past 150 minimo 10u">
            <text:p>Doble A Lija No Past 150 minimo 10u</text:p>
          </table:table-cell>
          <table:table-cell office:value-type="float" office:value="1738.5">
            <text:p>1738.5</text:p>
          </table:table-cell>
          <table:table-cell office:value-type="float" office:value="1738.5">
            <text:p>17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180">
            <text:p>NP180</text:p>
          </table:table-cell>
          <table:table-cell office:value-type="string" office:value="Doble A Lija No Past 180 minimo 10u">
            <text:p>Doble A Lija No Past 180 minimo 10u</text:p>
          </table:table-cell>
          <table:table-cell office:value-type="float" office:value="1738.5">
            <text:p>1738.5</text:p>
          </table:table-cell>
          <table:table-cell office:value-type="float" office:value="1738.5">
            <text:p>17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220">
            <text:p>NP220</text:p>
          </table:table-cell>
          <table:table-cell office:value-type="string" office:value="Doble A Lija No Past 220 minimo 10u">
            <text:p>Doble A Lija No Past 220 minimo 10u</text:p>
          </table:table-cell>
          <table:table-cell office:value-type="float" office:value="1738.5">
            <text:p>1738.5</text:p>
          </table:table-cell>
          <table:table-cell office:value-type="float" office:value="1738.5">
            <text:p>17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240">
            <text:p>NP240</text:p>
          </table:table-cell>
          <table:table-cell office:value-type="string" office:value="Doble A Lija No Past 240 minimo 10u">
            <text:p>Doble A Lija No Past 240 minimo 10u</text:p>
          </table:table-cell>
          <table:table-cell office:value-type="float" office:value="868.5">
            <text:p>868.5</text:p>
          </table:table-cell>
          <table:table-cell office:value-type="float" office:value="868.5">
            <text:p>8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280">
            <text:p>NP280</text:p>
          </table:table-cell>
          <table:table-cell office:value-type="string" office:value="Doble A Lija No Past 280 minimo 10u">
            <text:p>Doble A Lija No Past 280 minimo 10u</text:p>
          </table:table-cell>
          <table:table-cell office:value-type="float" office:value="868.5">
            <text:p>868.5</text:p>
          </table:table-cell>
          <table:table-cell office:value-type="float" office:value="868.5">
            <text:p>8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320">
            <text:p>NP320</text:p>
          </table:table-cell>
          <table:table-cell office:value-type="string" office:value="Doble A Lija No Past 320 minimo 10u">
            <text:p>Doble A Lija No Past 320 minimo 10u</text:p>
          </table:table-cell>
          <table:table-cell office:value-type="float" office:value="1738.5">
            <text:p>1738.5</text:p>
          </table:table-cell>
          <table:table-cell office:value-type="float" office:value="1738.5">
            <text:p>17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360">
            <text:p>NP360</text:p>
          </table:table-cell>
          <table:table-cell office:value-type="string" office:value="Doble A Lija No Past 360 minimo 10u">
            <text:p>Doble A Lija No Past 360 minimo 10u</text:p>
          </table:table-cell>
          <table:table-cell office:value-type="float" office:value="1738.5">
            <text:p>1738.5</text:p>
          </table:table-cell>
          <table:table-cell office:value-type="float" office:value="1738.5">
            <text:p>17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400">
            <text:p>NP400</text:p>
          </table:table-cell>
          <table:table-cell office:value-type="string" office:value="Doble A Lija No Past 400 minimo 10u">
            <text:p>Doble A Lija No Past 400 minimo 10u</text:p>
          </table:table-cell>
          <table:table-cell office:value-type="float" office:value="868.5">
            <text:p>868.5</text:p>
          </table:table-cell>
          <table:table-cell office:value-type="float" office:value="868.5">
            <text:p>8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P80">
            <text:p>NP80</text:p>
          </table:table-cell>
          <table:table-cell office:value-type="string" office:value="Doble A Lija No Past 80 minimo 10u">
            <text:p>Doble A Lija No Past 80 minimo 10u</text:p>
          </table:table-cell>
          <table:table-cell office:value-type="float" office:value="1738.5">
            <text:p>1738.5</text:p>
          </table:table-cell>
          <table:table-cell office:value-type="float" office:value="1738.5">
            <text:p>17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100">
            <text:p>RUB100</text:p>
          </table:table-cell>
          <table:table-cell office:value-type="string" office:value="Doble A Lija Rubi 100 minimo 10u">
            <text:p>Doble A Lija Rubi 10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120">
            <text:p>RUB120</text:p>
          </table:table-cell>
          <table:table-cell office:value-type="string" office:value="Doble A Lija Rubi 120 minimo 10u">
            <text:p>Doble A Lija Rubi 12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150">
            <text:p>RUB150</text:p>
          </table:table-cell>
          <table:table-cell office:value-type="string" office:value="Doble A Lija Rubi 150 minimo 10u">
            <text:p>Doble A Lija Rubi 15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180">
            <text:p>RUB180</text:p>
          </table:table-cell>
          <table:table-cell office:value-type="string" office:value="Doble A Lija Rubi 180 minimo 10u">
            <text:p>Doble A Lija Rubi 18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220">
            <text:p>RUB220</text:p>
          </table:table-cell>
          <table:table-cell office:value-type="string" office:value="Doble A Lija Rubi 220 minimo 10u">
            <text:p>Doble A Lija Rubi 22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40">
            <text:p>RUB40</text:p>
          </table:table-cell>
          <table:table-cell office:value-type="string" office:value="Doble A Lija Rubi 40 minimo 10u">
            <text:p>Doble A Lija Rubi 4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50">
            <text:p>RUB50</text:p>
          </table:table-cell>
          <table:table-cell office:value-type="string" office:value="Doble A Lija Rubi 50 minimo 10u">
            <text:p>Doble A Lija Rubi 5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60">
            <text:p>RUB60</text:p>
          </table:table-cell>
          <table:table-cell office:value-type="string" office:value="Doble A Lija Rubi 60 minimo 10u">
            <text:p>Doble A Lija Rubi 6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80">
            <text:p>RUB80</text:p>
          </table:table-cell>
          <table:table-cell office:value-type="string" office:value="Doble A Lija Rubi 80 minimo 10u">
            <text:p>Doble A Lija Rubi 8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IO1">
            <text:p>BIO1</text:p>
          </table:table-cell>
          <table:table-cell office:value-type="string" office:value="Dr Bio pozo ciego y biodigestor minimo 10u.">
            <text:p>Dr Bio pozo ciego y biodigestor minimo 10u.</text:p>
          </table:table-cell>
          <table:table-cell office:value-type="float" office:value="1905.0">
            <text:p>1905.0</text:p>
          </table:table-cell>
          <table:table-cell office:value-type="float" office:value="1905.0">
            <text:p>19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JO137A">
            <text:p>JO137A</text:p>
          </table:table-cell>
          <table:table-cell office:value-type="string" office:value="Ducha cuadrada metal sola 20x20cm">
            <text:p>Ducha cuadrada metal sola 20x20cm</text:p>
          </table:table-cell>
          <table:table-cell office:value-type="float" office:value="13150.5">
            <text:p>13150.5</text:p>
          </table:table-cell>
          <table:table-cell office:value-type="float" office:value="13150.5">
            <text:p>1315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JO137">
            <text:p>JO137</text:p>
          </table:table-cell>
          <table:table-cell office:value-type="string" office:value="Ducha redonda metal sola 20cm">
            <text:p>Ducha redonda metal sola 20cm</text:p>
          </table:table-cell>
          <table:table-cell office:value-type="float" office:value="12474.0">
            <text:p>12474.0</text:p>
          </table:table-cell>
          <table:table-cell office:value-type="float" office:value="12474.0">
            <text:p>124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8A">
            <text:p>NA58A</text:p>
          </table:table-cell>
          <table:table-cell office:value-type="string" office:value="Duchador metalico econ.con manguera">
            <text:p>Duchador metalico econ.con manguera</text:p>
          </table:table-cell>
          <table:table-cell office:value-type="float" office:value="10810.5">
            <text:p>10810.5</text:p>
          </table:table-cell>
          <table:table-cell office:value-type="float" office:value="10810.5">
            <text:p>1081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601">
            <text:p>A601</text:p>
          </table:table-cell>
          <table:table-cell office:value-type="string" office:value="El Galgo-Abridor de envases plasticos ">
            <text:p>El Galgo-Abridor de envases plasticos </text:p>
          </table:table-cell>
          <table:table-cell office:value-type="float" office:value="1657.5">
            <text:p>1657.5</text:p>
          </table:table-cell>
          <table:table-cell office:value-type="float" office:value="1657.5">
            <text:p>165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101">
            <text:p>B101</text:p>
          </table:table-cell>
          <table:table-cell office:value-type="string" office:value="El Galgo-Bandeja HandyPaint c/iman 1l.">
            <text:p>El Galgo-Bandeja HandyPaint c/iman 1l.</text:p>
          </table:table-cell>
          <table:table-cell office:value-type="float" office:value="4320.0">
            <text:p>4320.0</text:p>
          </table:table-cell>
          <table:table-cell office:value-type="float" office:value="4320.0">
            <text:p>43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548">
            <text:p>B548</text:p>
          </table:table-cell>
          <table:table-cell office:value-type="string" office:value="El Galgo-Bandeja mini economica.">
            <text:p>El Galgo-Bandeja mini economica.</text:p>
          </table:table-cell>
          <table:table-cell office:value-type="float" office:value="1387.5">
            <text:p>1387.5</text:p>
          </table:table-cell>
          <table:table-cell office:value-type="float" office:value="1387.5">
            <text:p>13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P1">
            <text:p>ESP1</text:p>
          </table:table-cell>
          <table:table-cell office:value-type="string" office:value="El Galgo-Espatula multifuncion 15 en 1 ">
            <text:p>El Galgo-Espatula multifuncion 15 en 1 </text:p>
          </table:table-cell>
          <table:table-cell office:value-type="float" office:value="9919.5">
            <text:p>9919.5</text:p>
          </table:table-cell>
          <table:table-cell office:value-type="float" office:value="9919.5">
            <text:p>991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5004">
            <text:p>E5004</text:p>
          </table:table-cell>
          <table:table-cell office:value-type="string" office:value="El Galgo-Espatula serie50 n 4 enduir ">
            <text:p>El Galgo-Espatula serie50 n 4 enduir </text:p>
          </table:table-cell>
          <table:table-cell office:value-type="float" office:value="6265.5">
            <text:p>6265.5</text:p>
          </table:table-cell>
          <table:table-cell office:value-type="float" office:value="6265.5">
            <text:p>626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5006">
            <text:p>E5006</text:p>
          </table:table-cell>
          <table:table-cell office:value-type="string" office:value="El Galgo-Espatula serie50 n 6 enduir ">
            <text:p>El Galgo-Espatula serie50 n 6 enduir </text:p>
          </table:table-cell>
          <table:table-cell office:value-type="float" office:value="6868.5">
            <text:p>6868.5</text:p>
          </table:table-cell>
          <table:table-cell office:value-type="float" office:value="6868.5">
            <text:p>68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5008">
            <text:p>E5008</text:p>
          </table:table-cell>
          <table:table-cell office:value-type="string" office:value="El Galgo-Espatula serie50 n 8 enduir ">
            <text:p>El Galgo-Espatula serie50 n 8 enduir </text:p>
          </table:table-cell>
          <table:table-cell office:value-type="float" office:value="7633.5">
            <text:p>7633.5</text:p>
          </table:table-cell>
          <table:table-cell office:value-type="float" office:value="7633.5">
            <text:p>763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7004">
            <text:p>E7004</text:p>
          </table:table-cell>
          <table:table-cell office:value-type="string" office:value="El Galgo-Espatula serie70 n 4 rasquetear">
            <text:p>El Galgo-Espatula serie70 n 4 rasquetear</text:p>
          </table:table-cell>
          <table:table-cell office:value-type="float" office:value="7092.0">
            <text:p>7092.0</text:p>
          </table:table-cell>
          <table:table-cell office:value-type="float" office:value="7092.0">
            <text:p>70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7006">
            <text:p>E7006</text:p>
          </table:table-cell>
          <table:table-cell office:value-type="string" office:value="El Galgo-Espatula serie70 n 6 rasquetear">
            <text:p>El Galgo-Espatula serie70 n 6 rasquetear</text:p>
          </table:table-cell>
          <table:table-cell office:value-type="float" office:value="8506.5">
            <text:p>8506.5</text:p>
          </table:table-cell>
          <table:table-cell office:value-type="float" office:value="8506.5">
            <text:p>850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7008">
            <text:p>E7008</text:p>
          </table:table-cell>
          <table:table-cell office:value-type="string" office:value="El Galgo-Espatula serie70 n 8 rasquetear">
            <text:p>El Galgo-Espatula serie70 n 8 rasquetear</text:p>
          </table:table-cell>
          <table:table-cell office:value-type="float" office:value="9738.0">
            <text:p>9738.0</text:p>
          </table:table-cell>
          <table:table-cell office:value-type="float" office:value="9738.0">
            <text:p>97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XT02">
            <text:p>EXT02</text:p>
          </table:table-cell>
          <table:table-cell office:value-type="string" office:value="El Galgo-Extensor telescopico 2 mts Elefante">
            <text:p>El Galgo-Extensor telescopico 2 mts Elefante</text:p>
          </table:table-cell>
          <table:table-cell office:value-type="float" office:value="36094.5">
            <text:p>36094.5</text:p>
          </table:table-cell>
          <table:table-cell office:value-type="float" office:value="36094.5">
            <text:p>3609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XT03">
            <text:p>EXT03</text:p>
          </table:table-cell>
          <table:table-cell office:value-type="string" office:value="El Galgo-Extensor telescopico 3 mts Elefante">
            <text:p>El Galgo-Extensor telescopico 3 mts Elefan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UA100">
            <text:p>AGUA100</text:p>
          </table:table-cell>
          <table:table-cell office:value-type="string" office:value="El Galgo-Lija al agua 100 min 10u">
            <text:p>El Galgo-Lija al agua 10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UA120">
            <text:p>AGUA120</text:p>
          </table:table-cell>
          <table:table-cell office:value-type="string" office:value="El Galgo-Lija al agua 120 min 10u">
            <text:p>El Galgo-Lija al agua 12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UA150">
            <text:p>AGUA150</text:p>
          </table:table-cell>
          <table:table-cell office:value-type="string" office:value="El Galgo-Lija al agua 150 min 10u">
            <text:p>El Galgo-Lija al agua 15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UA220">
            <text:p>AGUA220</text:p>
          </table:table-cell>
          <table:table-cell office:value-type="string" office:value="El Galgo-Lija al agua 220 min 10u">
            <text:p>El Galgo-Lija al agua 22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UA80">
            <text:p>AGUA80</text:p>
          </table:table-cell>
          <table:table-cell office:value-type="string" office:value="El Galgo-Lija al agua 80 min 10u">
            <text:p>El Galgo-Lija al agua 8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D120">
            <text:p>MAD120</text:p>
          </table:table-cell>
          <table:table-cell office:value-type="string" office:value="El Galgo-Lija rubi madera 120 min 10u">
            <text:p>El Galgo-Lija rubi madera 12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D180">
            <text:p>MAD180</text:p>
          </table:table-cell>
          <table:table-cell office:value-type="string" office:value="El Galgo-Lija rubi madera 180 min 10u">
            <text:p>El Galgo-Lija rubi madera 18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D50">
            <text:p>MAD50</text:p>
          </table:table-cell>
          <table:table-cell office:value-type="string" office:value="El Galgo-Lija rubi madera 50 min 10u">
            <text:p>El Galgo-Lija rubi madera 5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D80">
            <text:p>MAD80</text:p>
          </table:table-cell>
          <table:table-cell office:value-type="string" office:value="El Galgo-Lija rubi madera 80 min 10u">
            <text:p>El Galgo-Lija rubi madera 8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004">
            <text:p>M004</text:p>
          </table:table-cell>
          <table:table-cell office:value-type="string" office:value="El Galgo-Manopla multiuso plastica ">
            <text:p>El Galgo-Manopla multiuso plastica </text:p>
          </table:table-cell>
          <table:table-cell office:value-type="float" office:value="6696.0">
            <text:p>6696.0</text:p>
          </table:table-cell>
          <table:table-cell office:value-type="float" office:value="6696.0">
            <text:p>66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NIEPOX5">
            <text:p>MINIEPOX5</text:p>
          </table:table-cell>
          <table:table-cell office:value-type="string" office:value="El Galgo-Mini rodillo epoxi 5 cm">
            <text:p>El Galgo-Mini rodillo epoxi 5 cm</text:p>
          </table:table-cell>
          <table:table-cell office:value-type="float" office:value="1957.5">
            <text:p>1957.5</text:p>
          </table:table-cell>
          <table:table-cell office:value-type="float" office:value="1957.5">
            <text:p>195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NIEPOX8">
            <text:p>MINIEPOX8</text:p>
          </table:table-cell>
          <table:table-cell office:value-type="string" office:value="El Galgo-Mini rodillo epoxi 8 cm">
            <text:p>El Galgo-Mini rodillo epoxi 8 cm</text:p>
          </table:table-cell>
          <table:table-cell office:value-type="float" office:value="2445.0">
            <text:p>2445.0</text:p>
          </table:table-cell>
          <table:table-cell office:value-type="float" office:value="2445.0">
            <text:p>24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NIROD11">
            <text:p>MINIROD11</text:p>
          </table:table-cell>
          <table:table-cell office:value-type="string" office:value="El Galgo-Mini rodillo forrado 11cm">
            <text:p>El Galgo-Mini rodillo forrado 11cm</text:p>
          </table:table-cell>
          <table:table-cell office:value-type="float" office:value="1978.5">
            <text:p>1978.5</text:p>
          </table:table-cell>
          <table:table-cell office:value-type="float" office:value="1978.5">
            <text:p>197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NIROD5">
            <text:p>MINIROD5</text:p>
          </table:table-cell>
          <table:table-cell office:value-type="string" office:value="El Galgo-Mini rodillo forrado 5cm ">
            <text:p>El Galgo-Mini rodillo forrado 5cm </text:p>
          </table:table-cell>
          <table:table-cell office:value-type="float" office:value="1350.0">
            <text:p>1350.0</text:p>
          </table:table-cell>
          <table:table-cell office:value-type="float" office:value="1350.0">
            <text:p>13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NIROD8">
            <text:p>MINIROD8</text:p>
          </table:table-cell>
          <table:table-cell office:value-type="string" office:value="El Galgo-Mini rodillo forrado 8cm ">
            <text:p>El Galgo-Mini rodillo forrado 8cm </text:p>
          </table:table-cell>
          <table:table-cell office:value-type="float" office:value="1597.5">
            <text:p>1597.5</text:p>
          </table:table-cell>
          <table:table-cell office:value-type="float" office:value="1597.5">
            <text:p>159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542">
            <text:p>P542</text:p>
          </table:table-cell>
          <table:table-cell office:value-type="string" office:value="El Galgo-Pincel linea arte kit x 3 ">
            <text:p>El Galgo-Pincel linea arte kit x 3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210">
            <text:p>P210</text:p>
          </table:table-cell>
          <table:table-cell office:value-type="string" office:value="El Galgo-Pincel NEON BARNIZ n 10 P.FINAL">
            <text:p>El Galgo-Pincel NEON BARNIZ n 10 P.FIN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215">
            <text:p>P215</text:p>
          </table:table-cell>
          <table:table-cell office:value-type="string" office:value="El Galgo-Pincel NEON BARNIZ n 15 P.FINAL">
            <text:p>El Galgo-Pincel NEON BARNIZ n 15 P.FINAL</text:p>
          </table:table-cell>
          <table:table-cell office:value-type="float" office:value="1939.5">
            <text:p>1939.5</text:p>
          </table:table-cell>
          <table:table-cell office:value-type="float" office:value="1939.5">
            <text:p>193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220">
            <text:p>P220</text:p>
          </table:table-cell>
          <table:table-cell office:value-type="string" office:value="El Galgo-Pincel NEON BARNIZ n 20 P.FINAL">
            <text:p>El Galgo-Pincel NEON BARNIZ n 20 P.FINAL</text:p>
          </table:table-cell>
          <table:table-cell office:value-type="float" office:value="2332.5">
            <text:p>2332.5</text:p>
          </table:table-cell>
          <table:table-cell office:value-type="float" office:value="2332.5">
            <text:p>233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410">
            <text:p>P410</text:p>
          </table:table-cell>
          <table:table-cell office:value-type="string" office:value="El Galgo-Pincel NEON ESMALTE n 10 P.FINAL">
            <text:p>El Galgo-Pincel NEON ESMALTE n 10 P.FINAL</text:p>
          </table:table-cell>
          <table:table-cell office:value-type="float" office:value="1516.5">
            <text:p>1516.5</text:p>
          </table:table-cell>
          <table:table-cell office:value-type="float" office:value="1516.5">
            <text:p>151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415">
            <text:p>P415</text:p>
          </table:table-cell>
          <table:table-cell office:value-type="string" office:value="El Galgo-Pincel NEON ESMALTE n 15 P.FINAL">
            <text:p>El Galgo-Pincel NEON ESMALTE n 15 P.FINAL</text:p>
          </table:table-cell>
          <table:table-cell office:value-type="float" office:value="1939.5">
            <text:p>1939.5</text:p>
          </table:table-cell>
          <table:table-cell office:value-type="float" office:value="1939.5">
            <text:p>193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420">
            <text:p>P420</text:p>
          </table:table-cell>
          <table:table-cell office:value-type="string" office:value="El Galgo-Pincel NEON ESMALTE n 20 P.FINAL">
            <text:p>El Galgo-Pincel NEON ESMALTE n 20 P.FINAL</text:p>
          </table:table-cell>
          <table:table-cell office:value-type="float" office:value="2332.5">
            <text:p>2332.5</text:p>
          </table:table-cell>
          <table:table-cell office:value-type="float" office:value="2332.5">
            <text:p>233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310">
            <text:p>P310</text:p>
          </table:table-cell>
          <table:table-cell office:value-type="string" office:value="El Galgo-Pincel NEON LATEX n 10 P.FINAL">
            <text:p>El Galgo-Pincel NEON LATEX n 10 P.FINAL</text:p>
          </table:table-cell>
          <table:table-cell office:value-type="float" office:value="1516.5">
            <text:p>1516.5</text:p>
          </table:table-cell>
          <table:table-cell office:value-type="float" office:value="1516.5">
            <text:p>151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315">
            <text:p>P315</text:p>
          </table:table-cell>
          <table:table-cell office:value-type="string" office:value="El Galgo-Pincel NEON LATEX n 15 P.FINAL">
            <text:p>El Galgo-Pincel NEON LATEX n 15 P.FINAL</text:p>
          </table:table-cell>
          <table:table-cell office:value-type="float" office:value="1939.5">
            <text:p>1939.5</text:p>
          </table:table-cell>
          <table:table-cell office:value-type="float" office:value="1939.5">
            <text:p>193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320">
            <text:p>P320</text:p>
          </table:table-cell>
          <table:table-cell office:value-type="string" office:value="El Galgo-Pincel NEON LATEX n 20 P.FINAL">
            <text:p>El Galgo-Pincel NEON LATEX n 20 P.FINAL</text:p>
          </table:table-cell>
          <table:table-cell office:value-type="float" office:value="2332.5">
            <text:p>2332.5</text:p>
          </table:table-cell>
          <table:table-cell office:value-type="float" office:value="2332.5">
            <text:p>233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110">
            <text:p>P110</text:p>
          </table:table-cell>
          <table:table-cell office:value-type="string" office:value="El Galgo-Pincel NEON T T pintura n10 ">
            <text:p>El Galgo-Pincel NEON T T pintura n10 </text:p>
          </table:table-cell>
          <table:table-cell office:value-type="float" office:value="4413.0">
            <text:p>4413.0</text:p>
          </table:table-cell>
          <table:table-cell office:value-type="float" office:value="4413.0">
            <text:p>44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115">
            <text:p>P115</text:p>
          </table:table-cell>
          <table:table-cell office:value-type="string" office:value="El Galgo-Pincel NEON T T pintura n15 ">
            <text:p>El Galgo-Pincel NEON T T pintura n15 </text:p>
          </table:table-cell>
          <table:table-cell office:value-type="float" office:value="5646.0">
            <text:p>5646.0</text:p>
          </table:table-cell>
          <table:table-cell office:value-type="float" office:value="5646.0">
            <text:p>56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120">
            <text:p>P120</text:p>
          </table:table-cell>
          <table:table-cell office:value-type="string" office:value="El Galgo-Pincel NEON T T pintura n20">
            <text:p>El Galgo-Pincel NEON T T pintura n20</text:p>
          </table:table-cell>
          <table:table-cell office:value-type="float" office:value="6787.5">
            <text:p>6787.5</text:p>
          </table:table-cell>
          <table:table-cell office:value-type="float" office:value="6787.5">
            <text:p>67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10">
            <text:p>PIN10</text:p>
          </table:table-cell>
          <table:table-cell office:value-type="string" office:value="El Galgo-Pincel virola 1 n10 Elefante ">
            <text:p>El Galgo-Pincel virola 1 n10 Elefante </text:p>
          </table:table-cell>
          <table:table-cell office:value-type="float" office:value="1773.0">
            <text:p>1773.0</text:p>
          </table:table-cell>
          <table:table-cell office:value-type="float" office:value="1773.0">
            <text:p>17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15">
            <text:p>PIN15</text:p>
          </table:table-cell>
          <table:table-cell office:value-type="string" office:value="El Galgo-Pincel virola 1 n15 Elefante ">
            <text:p>El Galgo-Pincel virola 1 n15 Elefante </text:p>
          </table:table-cell>
          <table:table-cell office:value-type="float" office:value="2172.0">
            <text:p>2172.0</text:p>
          </table:table-cell>
          <table:table-cell office:value-type="float" office:value="2172.0">
            <text:p>21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20">
            <text:p>PIN20</text:p>
          </table:table-cell>
          <table:table-cell office:value-type="string" office:value="El Galgo-Pincel virola 1 n20 Elefante ">
            <text:p>El Galgo-Pincel virola 1 n20 Elefante </text:p>
          </table:table-cell>
          <table:table-cell office:value-type="float" office:value="2631.0">
            <text:p>2631.0</text:p>
          </table:table-cell>
          <table:table-cell office:value-type="float" office:value="2631.0">
            <text:p>26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25">
            <text:p>PIN25</text:p>
          </table:table-cell>
          <table:table-cell office:value-type="string" office:value="El Galgo-Pincel virola 1 n25 Elefante ">
            <text:p>El Galgo-Pincel virola 1 n25 Elefante </text:p>
          </table:table-cell>
          <table:table-cell office:value-type="float" office:value="3634.5">
            <text:p>3634.5</text:p>
          </table:table-cell>
          <table:table-cell office:value-type="float" office:value="3634.5">
            <text:p>363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30">
            <text:p>PIN30</text:p>
          </table:table-cell>
          <table:table-cell office:value-type="string" office:value="El Galgo-Pincel virola 1 n30 Elefante ">
            <text:p>El Galgo-Pincel virola 1 n30 Elefante </text:p>
          </table:table-cell>
          <table:table-cell office:value-type="float" office:value="4564.5">
            <text:p>4564.5</text:p>
          </table:table-cell>
          <table:table-cell office:value-type="float" office:value="4564.5">
            <text:p>456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7">
            <text:p>PIN7</text:p>
          </table:table-cell>
          <table:table-cell office:value-type="string" office:value="El Galgo-Pincel virola 1 n7 Elefante ">
            <text:p>El Galgo-Pincel virola 1 n7 Elefante </text:p>
          </table:table-cell>
          <table:table-cell office:value-type="float" office:value="1495.5">
            <text:p>1495.5</text:p>
          </table:table-cell>
          <table:table-cell office:value-type="float" office:value="1495.5">
            <text:p>1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5710">
            <text:p>P5710</text:p>
          </table:table-cell>
          <table:table-cell office:value-type="string" office:value="El Galgo-Pincel VIROLA 2 GOLD n10 ">
            <text:p>El Galgo-Pincel VIROLA 2 GOLD n10 </text:p>
          </table:table-cell>
          <table:table-cell office:value-type="float" office:value="2583.0">
            <text:p>2583.0</text:p>
          </table:table-cell>
          <table:table-cell office:value-type="float" office:value="2583.0">
            <text:p>25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5715">
            <text:p>P5715</text:p>
          </table:table-cell>
          <table:table-cell office:value-type="string" office:value="El Galgo-Pincel VIROLA 2 GOLD n15 ">
            <text:p>El Galgo-Pincel VIROLA 2 GOLD n15 </text:p>
          </table:table-cell>
          <table:table-cell office:value-type="float" office:value="3813.0">
            <text:p>3813.0</text:p>
          </table:table-cell>
          <table:table-cell office:value-type="float" office:value="3813.0">
            <text:p>38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5720">
            <text:p>P5720</text:p>
          </table:table-cell>
          <table:table-cell office:value-type="string" office:value="El Galgo-Pincel VIROLA 2 GOLD n20 ">
            <text:p>El Galgo-Pincel VIROLA 2 GOLD n20 </text:p>
          </table:table-cell>
          <table:table-cell office:value-type="float" office:value="4279.5">
            <text:p>4279.5</text:p>
          </table:table-cell>
          <table:table-cell office:value-type="float" office:value="4279.5">
            <text:p>427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5725">
            <text:p>P5725</text:p>
          </table:table-cell>
          <table:table-cell office:value-type="string" office:value="El Galgo-Pincel VIROLA 2 GOLD n25 ">
            <text:p>El Galgo-Pincel VIROLA 2 GOLD n25 </text:p>
          </table:table-cell>
          <table:table-cell office:value-type="float" office:value="5679.0">
            <text:p>5679.0</text:p>
          </table:table-cell>
          <table:table-cell office:value-type="float" office:value="5679.0">
            <text:p>56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5730">
            <text:p>P5730</text:p>
          </table:table-cell>
          <table:table-cell office:value-type="string" office:value="El Galgo-Pincel VIROLA 2 GOLD n30 ">
            <text:p>El Galgo-Pincel VIROLA 2 GOLD n30 </text:p>
          </table:table-cell>
          <table:table-cell office:value-type="float" office:value="6865.5">
            <text:p>6865.5</text:p>
          </table:table-cell>
          <table:table-cell office:value-type="float" office:value="6865.5">
            <text:p>686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102">
            <text:p>PIN102</text:p>
          </table:table-cell>
          <table:table-cell office:value-type="string" office:value="El Galgo-Pincel VIROLA 2 n10 Elefante ">
            <text:p>El Galgo-Pincel VIROLA 2 n10 Elefante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152">
            <text:p>PIN152</text:p>
          </table:table-cell>
          <table:table-cell office:value-type="string" office:value="El Galgo-Pincel VIROLA 2 n15 Elefante ">
            <text:p>El Galgo-Pincel VIROLA 2 n15 Elefante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202">
            <text:p>PIN202</text:p>
          </table:table-cell>
          <table:table-cell office:value-type="string" office:value="El Galgo-Pincel VIROLA 2 n20 Elefante ">
            <text:p>El Galgo-Pincel VIROLA 2 n20 Elefante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252">
            <text:p>PIN252</text:p>
          </table:table-cell>
          <table:table-cell office:value-type="string" office:value="El Galgo-Pincel VIROLA 2 n25 Elefante ">
            <text:p>El Galgo-Pincel VIROLA 2 n25 Elefante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302">
            <text:p>PIN302</text:p>
          </table:table-cell>
          <table:table-cell office:value-type="string" office:value="El Galgo-Pincel VIROLA 2 n30 Elefante ">
            <text:p>El Galgo-Pincel VIROLA 2 n30 Elefante </text:p>
          </table:table-cell>
          <table:table-cell office:value-type="float" office:value="3597.0">
            <text:p>3597.0</text:p>
          </table:table-cell>
          <table:table-cell office:value-type="float" office:value="3597.0">
            <text:p>35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N4">
            <text:p>PIN4</text:p>
          </table:table-cell>
          <table:table-cell office:value-type="string" office:value="El Galgo-Pinceleta obra Virola4 n4 ">
            <text:p>El Galgo-Pinceleta obra Virola4 n4 </text:p>
          </table:table-cell>
          <table:table-cell office:value-type="float" office:value="8203.5">
            <text:p>8203.5</text:p>
          </table:table-cell>
          <table:table-cell office:value-type="float" office:value="8203.5">
            <text:p>820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ODAG17">
            <text:p>RODAG17</text:p>
          </table:table-cell>
          <table:table-cell office:value-type="string" office:value="El Galgo-Rodillo antigota 17 El Galgo- Elefant">
            <text:p>El Galgo-Rodillo antigota 17 El Galgo- Elefant</text:p>
          </table:table-cell>
          <table:table-cell office:value-type="float" office:value="5784.0">
            <text:p>5784.0</text:p>
          </table:table-cell>
          <table:table-cell office:value-type="float" office:value="5784.0">
            <text:p>57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ODAG22">
            <text:p>RODAG22</text:p>
          </table:table-cell>
          <table:table-cell office:value-type="string" office:value="El Galgo-Rodillo antigota 22 El Galgo-Elefante">
            <text:p>El Galgo-Rodillo antigota 22 El Galgo-Elefante</text:p>
          </table:table-cell>
          <table:table-cell office:value-type="float" office:value="6321.0">
            <text:p>6321.0</text:p>
          </table:table-cell>
          <table:table-cell office:value-type="float" office:value="6321.0">
            <text:p>63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F11">
            <text:p>AF11</text:p>
          </table:table-cell>
          <table:table-cell office:value-type="string" office:value="El Galgo-Rodillo Arte Foam 11">
            <text:p>El Galgo-Rodillo Arte Foam 11</text:p>
          </table:table-cell>
          <table:table-cell office:value-type="float" office:value="3930.0">
            <text:p>3930.0</text:p>
          </table:table-cell>
          <table:table-cell office:value-type="float" office:value="3930.0">
            <text:p>39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F7">
            <text:p>AF7</text:p>
          </table:table-cell>
          <table:table-cell office:value-type="string" office:value="El Galgo-Rodillo Arte Foam 7">
            <text:p>El Galgo-Rodillo Arte Foam 7</text:p>
          </table:table-cell>
          <table:table-cell office:value-type="float" office:value="3150.0">
            <text:p>3150.0</text:p>
          </table:table-cell>
          <table:table-cell office:value-type="float" office:value="3150.0">
            <text:p>31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OD17">
            <text:p>ROD17</text:p>
          </table:table-cell>
          <table:table-cell office:value-type="string" office:value="El Galgo-Rodillo cubremas 17 ">
            <text:p>El Galgo-Rodillo cubremas 17 </text:p>
          </table:table-cell>
          <table:table-cell office:value-type="float" office:value="6081.0">
            <text:p>6081.0</text:p>
          </table:table-cell>
          <table:table-cell office:value-type="float" office:value="6081.0">
            <text:p>60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OD22">
            <text:p>ROD22</text:p>
          </table:table-cell>
          <table:table-cell office:value-type="string" office:value="El Galgo-Rodillo cubremas 22 ">
            <text:p>El Galgo-Rodillo cubremas 22 </text:p>
          </table:table-cell>
          <table:table-cell office:value-type="float" office:value="6795.0">
            <text:p>6795.0</text:p>
          </table:table-cell>
          <table:table-cell office:value-type="float" office:value="6795.0">
            <text:p>67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L17">
            <text:p>CL17</text:p>
          </table:table-cell>
          <table:table-cell office:value-type="string" office:value="El Galgo-Rodillo cuero lanar 17 Elefante ">
            <text:p>El Galgo-Rodillo cuero lanar 17 Elefante </text:p>
          </table:table-cell>
          <table:table-cell office:value-type="float" office:value="8146.5">
            <text:p>8146.5</text:p>
          </table:table-cell>
          <table:table-cell office:value-type="float" office:value="8146.5">
            <text:p>814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L22">
            <text:p>CL22</text:p>
          </table:table-cell>
          <table:table-cell office:value-type="string" office:value="El Galgo-Rodillo cuero lanar 22 Elefante ">
            <text:p>El Galgo-Rodillo cuero lanar 22 Elefante </text:p>
          </table:table-cell>
          <table:table-cell office:value-type="float" office:value="10974.0">
            <text:p>10974.0</text:p>
          </table:table-cell>
          <table:table-cell office:value-type="float" office:value="10974.0">
            <text:p>109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P10">
            <text:p>ESP10</text:p>
          </table:table-cell>
          <table:table-cell office:value-type="string" office:value="El Galgo-Rodillo espuma 10 ">
            <text:p>El Galgo-Rodillo espuma 10 </text:p>
          </table:table-cell>
          <table:table-cell office:value-type="float" office:value="1728.0">
            <text:p>1728.0</text:p>
          </table:table-cell>
          <table:table-cell office:value-type="float" office:value="1728.0">
            <text:p>17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P17">
            <text:p>ESP17</text:p>
          </table:table-cell>
          <table:table-cell office:value-type="string" office:value="El Galgo-Rodillo espuma 17 ">
            <text:p>El Galgo-Rodillo espuma 17 </text:p>
          </table:table-cell>
          <table:table-cell office:value-type="float" office:value="4312.5">
            <text:p>4312.5</text:p>
          </table:table-cell>
          <table:table-cell office:value-type="float" office:value="4312.5">
            <text:p>431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P22">
            <text:p>ESP22</text:p>
          </table:table-cell>
          <table:table-cell office:value-type="string" office:value="El Galgo-Rodillo espuma 22 ">
            <text:p>El Galgo-Rodillo espuma 22 </text:p>
          </table:table-cell>
          <table:table-cell office:value-type="float" office:value="2590.5">
            <text:p>2590.5</text:p>
          </table:table-cell>
          <table:table-cell office:value-type="float" office:value="2590.5">
            <text:p>259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F11">
            <text:p>GF11</text:p>
          </table:table-cell>
          <table:table-cell office:value-type="string" office:value="El Galgo-Rodillo Gold Flock 11">
            <text:p>El Galgo-Rodillo Gold Flock 11</text:p>
          </table:table-cell>
          <table:table-cell office:value-type="float" office:value="6163.5">
            <text:p>6163.5</text:p>
          </table:table-cell>
          <table:table-cell office:value-type="float" office:value="6163.5">
            <text:p>616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F7">
            <text:p>GF7</text:p>
          </table:table-cell>
          <table:table-cell office:value-type="string" office:value="El Galgo-Rodillo Gold Flock 7">
            <text:p>El Galgo-Rodillo Gold Flock 7</text:p>
          </table:table-cell>
          <table:table-cell office:value-type="float" office:value="5208.0">
            <text:p>5208.0</text:p>
          </table:table-cell>
          <table:table-cell office:value-type="float" office:value="5208.0">
            <text:p>52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C22">
            <text:p>MIC22</text:p>
          </table:table-cell>
          <table:table-cell office:value-type="string" office:value="El Galgo-Rodillo microfibra 22 ">
            <text:p>El Galgo-Rodillo microfibra 22 </text:p>
          </table:table-cell>
          <table:table-cell office:value-type="float" office:value="4354.5">
            <text:p>4354.5</text:p>
          </table:table-cell>
          <table:table-cell office:value-type="float" office:value="4354.5">
            <text:p>435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4002">
            <text:p>R4002</text:p>
          </table:table-cell>
          <table:table-cell office:value-type="string" office:value="El Galgo-Rodillo todo uso 17 universal">
            <text:p>El Galgo-Rodillo todo uso 17 universal</text:p>
          </table:table-cell>
          <table:table-cell office:value-type="float" office:value="5316.0">
            <text:p>5316.0</text:p>
          </table:table-cell>
          <table:table-cell office:value-type="float" office:value="5316.0">
            <text:p>53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4003">
            <text:p>R4003</text:p>
          </table:table-cell>
          <table:table-cell office:value-type="string" office:value="El Galgo-Rodillo todo uso 22 universal">
            <text:p>El Galgo-Rodillo todo uso 22 universal</text:p>
          </table:table-cell>
          <table:table-cell office:value-type="float" office:value="5923.5">
            <text:p>5923.5</text:p>
          </table:table-cell>
          <table:table-cell office:value-type="float" office:value="5923.5">
            <text:p>592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M100">
            <text:p>ESM100</text:p>
          </table:table-cell>
          <table:table-cell office:value-type="string" office:value="El Galgo-tela esmeril 100 min 10u">
            <text:p>El Galgo-tela esmeril 10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M320">
            <text:p>ESM320</text:p>
          </table:table-cell>
          <table:table-cell office:value-type="string" office:value="El Galgo-tela esmeril 320 min 10u">
            <text:p>El Galgo-tela esmeril 32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M40">
            <text:p>ESM40</text:p>
          </table:table-cell>
          <table:table-cell office:value-type="string" office:value="El Galgo-tela esmeril 40 min 10u">
            <text:p>El Galgo-tela esmeril 40 min 10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28">
            <text:p>ELI028</text:p>
          </table:table-cell>
          <table:table-cell office:value-type="string" office:value="ELIPLAST-Alfombra baño FORMAS PVC">
            <text:p>ELIPLAST-Alfombra baño FORMAS PVC</text:p>
          </table:table-cell>
          <table:table-cell office:value-type="float" office:value="8962.5">
            <text:p>8962.5</text:p>
          </table:table-cell>
          <table:table-cell office:value-type="float" office:value="8962.5">
            <text:p>896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23">
            <text:p>ELI023</text:p>
          </table:table-cell>
          <table:table-cell office:value-type="string" office:value="ELIPLAST-Alfombra baño PVC Circulos ">
            <text:p>ELIPLAST-Alfombra baño PVC Circulos </text:p>
          </table:table-cell>
          <table:table-cell office:value-type="float" office:value="8406.0">
            <text:p>8406.0</text:p>
          </table:table-cell>
          <table:table-cell office:value-type="float" office:value="8406.0">
            <text:p>84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504">
            <text:p>ELI504</text:p>
          </table:table-cell>
          <table:table-cell office:value-type="string" office:value="ELIPLAST-Alfombra baño PVC Piedra mediana ">
            <text:p>ELIPLAST-Alfombra baño PVC Piedra mediana </text:p>
          </table:table-cell>
          <table:table-cell office:value-type="float" office:value="8622.0">
            <text:p>8622.0</text:p>
          </table:table-cell>
          <table:table-cell office:value-type="float" office:value="8622.0">
            <text:p>86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41">
            <text:p>ELI041</text:p>
          </table:table-cell>
          <table:table-cell office:value-type="string" office:value="ELIPLAST-Barral cortina baño ALUMINIO ">
            <text:p>ELIPLAST-Barral cortina baño ALUMINIO </text:p>
          </table:table-cell>
          <table:table-cell office:value-type="float" office:value="7603.5">
            <text:p>7603.5</text:p>
          </table:table-cell>
          <table:table-cell office:value-type="float" office:value="7603.5">
            <text:p>760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42">
            <text:p>ELI042</text:p>
          </table:table-cell>
          <table:table-cell office:value-type="string" office:value="ELIPLAST-Barral cortina baño BLANCO ">
            <text:p>ELIPLAST-Barral cortina baño BLANCO </text:p>
          </table:table-cell>
          <table:table-cell office:value-type="float" office:value="9777.0">
            <text:p>9777.0</text:p>
          </table:table-cell>
          <table:table-cell office:value-type="float" office:value="9777.0">
            <text:p>97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52">
            <text:p>ELI52</text:p>
          </table:table-cell>
          <table:table-cell office:value-type="string" office:value="ELIPLAST-Barral CURVO blanco 90x90">
            <text:p>ELIPLAST-Barral CURVO blanco 90x90</text:p>
          </table:table-cell>
          <table:table-cell office:value-type="float" office:value="19806.0">
            <text:p>19806.0</text:p>
          </table:table-cell>
          <table:table-cell office:value-type="float" office:value="19806.0">
            <text:p>198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43">
            <text:p>ELI043</text:p>
          </table:table-cell>
          <table:table-cell office:value-type="string" office:value="ELIPLAST-Barral LUJO liso blanco">
            <text:p>ELIPLAST-Barral LUJO liso blanco</text:p>
          </table:table-cell>
          <table:table-cell office:value-type="float" office:value="11749.5">
            <text:p>11749.5</text:p>
          </table:table-cell>
          <table:table-cell office:value-type="float" office:value="11749.5">
            <text:p>1174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43N">
            <text:p>ELI043N</text:p>
          </table:table-cell>
          <table:table-cell office:value-type="string" office:value="ELIPLAST-Barral LUJO liso NEGRO">
            <text:p>ELIPLAST-Barral LUJO liso NEGRO</text:p>
          </table:table-cell>
          <table:table-cell office:value-type="float" office:value="11749.5">
            <text:p>11749.5</text:p>
          </table:table-cell>
          <table:table-cell office:value-type="float" office:value="11749.5">
            <text:p>1174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17">
            <text:p>ELI017</text:p>
          </table:table-cell>
          <table:table-cell office:value-type="string" office:value="ELIPLAST-Cortina plastica DOBLE BASIC ganchos">
            <text:p>ELIPLAST-Cortina plastica DOBLE BASIC ganchos</text:p>
          </table:table-cell>
          <table:table-cell office:value-type="float" office:value="6604.5">
            <text:p>6604.5</text:p>
          </table:table-cell>
          <table:table-cell office:value-type="float" office:value="6604.5">
            <text:p>660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12">
            <text:p>ELI012</text:p>
          </table:table-cell>
          <table:table-cell office:value-type="string" office:value="ELIPLAST-Cortina plastica DOBLE PREMIUM ganchos">
            <text:p>ELIPLAST-Cortina plastica DOBLE PREMIUM ganchos</text:p>
          </table:table-cell>
          <table:table-cell office:value-type="float" office:value="7987.5">
            <text:p>7987.5</text:p>
          </table:table-cell>
          <table:table-cell office:value-type="float" office:value="7987.5">
            <text:p>79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14">
            <text:p>ELI014</text:p>
          </table:table-cell>
          <table:table-cell office:value-type="string" office:value="ELIPLAST-Cortina plastica SIMPLE pesada ganchos">
            <text:p>ELIPLAST-Cortina plastica SIMPLE pesada ganchos</text:p>
          </table:table-cell>
          <table:table-cell office:value-type="float" office:value="6763.5">
            <text:p>6763.5</text:p>
          </table:table-cell>
          <table:table-cell office:value-type="float" office:value="6763.5">
            <text:p>676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702">
            <text:p>ELI702</text:p>
          </table:table-cell>
          <table:table-cell office:value-type="string" office:value="ELIPLAST-Felpudo entrada PVC NEGRO ">
            <text:p>ELIPLAST-Felpudo entrada PVC NEGRO </text:p>
          </table:table-cell>
          <table:table-cell office:value-type="float" office:value="11511.0">
            <text:p>11511.0</text:p>
          </table:table-cell>
          <table:table-cell office:value-type="float" office:value="11511.0">
            <text:p>115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424">
            <text:p>ELI424</text:p>
          </table:table-cell>
          <table:table-cell office:value-type="string" office:value="ELIPLAST-Funda colchon 1 1/2 plaza ">
            <text:p>ELIPLAST-Funda colchon 1 1/2 plaza </text:p>
          </table:table-cell>
          <table:table-cell office:value-type="float" office:value="8916.0">
            <text:p>8916.0</text:p>
          </table:table-cell>
          <table:table-cell office:value-type="float" office:value="8916.0">
            <text:p>89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423">
            <text:p>ELI423</text:p>
          </table:table-cell>
          <table:table-cell office:value-type="string" office:value="ELIPLAST-Funda colchon 1 plaza ">
            <text:p>ELIPLAST-Funda colchon 1 plaza </text:p>
          </table:table-cell>
          <table:table-cell office:value-type="float" office:value="7956.0">
            <text:p>7956.0</text:p>
          </table:table-cell>
          <table:table-cell office:value-type="float" office:value="7956.0">
            <text:p>79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421">
            <text:p>ELI421</text:p>
          </table:table-cell>
          <table:table-cell office:value-type="string" office:value="ELIPLAST-Funda colchon cuna ">
            <text:p>ELIPLAST-Funda colchon cuna </text:p>
          </table:table-cell>
          <table:table-cell office:value-type="float" office:value="5130.0">
            <text:p>5130.0</text:p>
          </table:table-cell>
          <table:table-cell office:value-type="float" office:value="5130.0">
            <text:p>51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422">
            <text:p>ELI422</text:p>
          </table:table-cell>
          <table:table-cell office:value-type="string" office:value="ELIPLAST-Funda colchon cuna funcional ">
            <text:p>ELIPLAST-Funda colchon cuna funcional </text:p>
          </table:table-cell>
          <table:table-cell office:value-type="float" office:value="6024.0">
            <text:p>6024.0</text:p>
          </table:table-cell>
          <table:table-cell office:value-type="float" office:value="6024.0">
            <text:p>60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401">
            <text:p>ELI401</text:p>
          </table:table-cell>
          <table:table-cell office:value-type="string" office:value="ELIPLAST-Funda tabla planchar ESTAMPA">
            <text:p>ELIPLAST-Funda tabla planchar ESTAMPA</text:p>
          </table:table-cell>
          <table:table-cell office:value-type="float" office:value="7650.0">
            <text:p>7650.0</text:p>
          </table:table-cell>
          <table:table-cell office:value-type="float" office:value="7650.0">
            <text:p>76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402">
            <text:p>ELI402</text:p>
          </table:table-cell>
          <table:table-cell office:value-type="string" office:value="ELIPLAST-Funda tabla planchar PLATA">
            <text:p>ELIPLAST-Funda tabla planchar PLATA</text:p>
          </table:table-cell>
          <table:table-cell office:value-type="float" office:value="9991.5">
            <text:p>9991.5</text:p>
          </table:table-cell>
          <table:table-cell office:value-type="float" office:value="9991.5">
            <text:p>999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31">
            <text:p>ELI031</text:p>
          </table:table-cell>
          <table:table-cell office:value-type="string" office:value="ELIPLAST-Ganchos x12 cortina baño">
            <text:p>ELIPLAST-Ganchos x12 cortina baño</text:p>
          </table:table-cell>
          <table:table-cell office:value-type="float" office:value="579.0">
            <text:p>579.0</text:p>
          </table:table-cell>
          <table:table-cell office:value-type="float" office:value="579.0">
            <text:p>5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34">
            <text:p>ELI034</text:p>
          </table:table-cell>
          <table:table-cell office:value-type="string" office:value="ELIPLAST-Ganchos x12 FORMAS blancos">
            <text:p>ELIPLAST-Ganchos x12 FORMAS blancos</text:p>
          </table:table-cell>
          <table:table-cell office:value-type="float" office:value="1407.0">
            <text:p>1407.0</text:p>
          </table:table-cell>
          <table:table-cell office:value-type="float" office:value="1407.0">
            <text:p>14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203">
            <text:p>ELI203</text:p>
          </table:table-cell>
          <table:table-cell office:value-type="string" office:value="ELIPLAST-Perchita con ventosa x1">
            <text:p>ELIPLAST-Perchita con ventosa x1</text:p>
          </table:table-cell>
          <table:table-cell office:value-type="float" office:value="190.5">
            <text:p>190.5</text:p>
          </table:table-cell>
          <table:table-cell office:value-type="float" office:value="190.5">
            <text:p>19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07">
            <text:p>ELI007</text:p>
          </table:table-cell>
          <table:table-cell office:value-type="string" office:value="ELIPLAST-Protector cortina baño 40mic. blanco">
            <text:p>ELIPLAST-Protector cortina baño 40mic. blanco</text:p>
          </table:table-cell>
          <table:table-cell office:value-type="float" office:value="3238.5">
            <text:p>3238.5</text:p>
          </table:table-cell>
          <table:table-cell office:value-type="float" office:value="3238.5">
            <text:p>32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01">
            <text:p>ELI001</text:p>
          </table:table-cell>
          <table:table-cell office:value-type="string" office:value="ELIPLAST-Protector cortina baño 50mic.blanco">
            <text:p>ELIPLAST-Protector cortina baño 50mic.blanco</text:p>
          </table:table-cell>
          <table:table-cell office:value-type="float" office:value="3555.0">
            <text:p>3555.0</text:p>
          </table:table-cell>
          <table:table-cell office:value-type="float" office:value="3555.0">
            <text:p>35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002">
            <text:p>ELI002</text:p>
          </table:table-cell>
          <table:table-cell office:value-type="string" office:value="ELIPLAST-Protector cortina baño 70mic.blanco ">
            <text:p>ELIPLAST-Protector cortina baño 70mic.blanco </text:p>
          </table:table-cell>
          <table:table-cell office:value-type="float" office:value="4059.0">
            <text:p>4059.0</text:p>
          </table:table-cell>
          <table:table-cell office:value-type="float" office:value="4059.0">
            <text:p>40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CR002">
            <text:p>ELICR002</text:p>
          </table:table-cell>
          <table:table-cell office:value-type="string" office:value="ELIPLAST-Protector cortina CRISTAL 70mic ">
            <text:p>ELIPLAST-Protector cortina CRISTAL 70mic </text:p>
          </table:table-cell>
          <table:table-cell office:value-type="float" office:value="4059.0">
            <text:p>4059.0</text:p>
          </table:table-cell>
          <table:table-cell office:value-type="float" office:value="4059.0">
            <text:p>40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M12">
            <text:p>DAM12</text:p>
          </table:table-cell>
          <table:table-cell office:value-type="string" office:value="Embudo negro para automotor AGEG2">
            <text:p>Embudo negro para automotor AGEG2</text:p>
          </table:table-cell>
          <table:table-cell office:value-type="float" office:value="3712.5">
            <text:p>3712.5</text:p>
          </table:table-cell>
          <table:table-cell office:value-type="float" office:value="3712.5">
            <text:p>371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EMB4">
            <text:p>NEMB4</text:p>
          </table:table-cell>
          <table:table-cell office:value-type="string" office:value="Embudo set x 4">
            <text:p>Embudo set x 4</text:p>
          </table:table-cell>
          <table:table-cell office:value-type="float" office:value="2908.5">
            <text:p>2908.5</text:p>
          </table:table-cell>
          <table:table-cell office:value-type="float" office:value="2908.5">
            <text:p>290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60">
            <text:p>GAL60</text:p>
          </table:table-cell>
          <table:table-cell office:value-type="string" office:value="Encendedores Comunes caja x 25u">
            <text:p>Encendedores Comunes caja x 25u</text:p>
          </table:table-cell>
          <table:table-cell office:value-type="float" office:value="16168.5">
            <text:p>16168.5</text:p>
          </table:table-cell>
          <table:table-cell office:value-type="float" office:value="16168.5">
            <text:p>161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26">
            <text:p>NA126</text:p>
          </table:table-cell>
          <table:table-cell office:value-type="string" office:value="Engrampadora reforzada metal regulable">
            <text:p>Engrampadora reforzada metal regulable</text:p>
          </table:table-cell>
          <table:table-cell office:value-type="float" office:value="19536.0">
            <text:p>19536.0</text:p>
          </table:table-cell>
          <table:table-cell office:value-type="float" office:value="19536.0">
            <text:p>195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500">
            <text:p>GAL500</text:p>
          </table:table-cell>
          <table:table-cell office:value-type="string" office:value="Escuadra aluminio c/ sombrero ">
            <text:p>Escuadra aluminio c/ sombrero </text:p>
          </table:table-cell>
          <table:table-cell office:value-type="float" office:value="8245.5">
            <text:p>8245.5</text:p>
          </table:table-cell>
          <table:table-cell office:value-type="float" office:value="8245.5">
            <text:p>82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30">
            <text:p>NA130</text:p>
          </table:table-cell>
          <table:table-cell office:value-type="string" office:value="Escuadra de metal amarilla 30 cm">
            <text:p>Escuadra de metal amarilla 30 cm</text:p>
          </table:table-cell>
          <table:table-cell office:value-type="float" office:value="4629.0">
            <text:p>4629.0</text:p>
          </table:table-cell>
          <table:table-cell office:value-type="float" office:value="4629.0">
            <text:p>46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27">
            <text:p>NA127</text:p>
          </table:table-cell>
          <table:table-cell office:value-type="string" office:value="Escuadra magnetica 3 herrero">
            <text:p>Escuadra magnetica 3 herrero</text:p>
          </table:table-cell>
          <table:table-cell office:value-type="float" office:value="7485.0">
            <text:p>7485.0</text:p>
          </table:table-cell>
          <table:table-cell office:value-type="float" office:value="7485.0">
            <text:p>74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28">
            <text:p>NA128</text:p>
          </table:table-cell>
          <table:table-cell office:value-type="string" office:value="Escuadra magnetica 4 herrero">
            <text:p>Escuadra magnetica 4 herrero</text:p>
          </table:table-cell>
          <table:table-cell office:value-type="float" office:value="10152.0">
            <text:p>10152.0</text:p>
          </table:table-cell>
          <table:table-cell office:value-type="float" office:value="10152.0">
            <text:p>101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997">
            <text:p>GAL997</text:p>
          </table:table-cell>
          <table:table-cell office:value-type="string" office:value="Escuadra magnetica 5 herrero USD">
            <text:p>Escuadra magnetica 5 herrero USD</text:p>
          </table:table-cell>
          <table:table-cell office:value-type="float" office:value="14968.5">
            <text:p>14968.5</text:p>
          </table:table-cell>
          <table:table-cell office:value-type="float" office:value="14968.5">
            <text:p>149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TULAME">
            <text:p>NTULAME</text:p>
          </table:table-cell>
          <table:table-cell office:value-type="string" office:value="Espatula plastica mediana 12 cm">
            <text:p>Espatula plastica mediana 12 cm</text:p>
          </table:table-cell>
          <table:table-cell office:value-type="float" office:value="96.0">
            <text:p>96.0</text:p>
          </table:table-cell>
          <table:table-cell office:value-type="float" office:value="96.0">
            <text:p>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35">
            <text:p>NA135</text:p>
          </table:table-cell>
          <table:table-cell office:value-type="string" office:value="Espatula x 3 mango de madera">
            <text:p>Espatula x 3 mango de madera</text:p>
          </table:table-cell>
          <table:table-cell office:value-type="float" office:value="2760.0">
            <text:p>2760.0</text:p>
          </table:table-cell>
          <table:table-cell office:value-type="float" office:value="2760.0">
            <text:p>27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63A">
            <text:p>KL63A</text:p>
          </table:table-cell>
          <table:table-cell office:value-type="string" office:value="Estaño 40 en blister x 10 ">
            <text:p>Estaño 40 en blister x 10 </text:p>
          </table:table-cell>
          <table:table-cell office:value-type="float" office:value="9124.5">
            <text:p>9124.5</text:p>
          </table:table-cell>
          <table:table-cell office:value-type="float" office:value="9124.5">
            <text:p>91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63B">
            <text:p>KL63B</text:p>
          </table:table-cell>
          <table:table-cell office:value-type="string" office:value="Estaño 50 en blister x 10 ">
            <text:p>Estaño 50 en blister x 10 </text:p>
          </table:table-cell>
          <table:table-cell office:value-type="float" office:value="9124.5">
            <text:p>9124.5</text:p>
          </table:table-cell>
          <table:table-cell office:value-type="float" office:value="9124.5">
            <text:p>91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63C">
            <text:p>KL63C</text:p>
          </table:table-cell>
          <table:table-cell office:value-type="string" office:value="Estaño 60 en blister x 10 ">
            <text:p>Estaño 60 en blister x 10 </text:p>
          </table:table-cell>
          <table:table-cell office:value-type="float" office:value="9124.5">
            <text:p>9124.5</text:p>
          </table:table-cell>
          <table:table-cell office:value-type="float" office:value="9124.5">
            <text:p>91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NELB">
            <text:p>LNELB</text:p>
          </table:table-cell>
          <table:table-cell office:value-type="string" office:value="Estopa de lustre blanca pura N108">
            <text:p>Estopa de lustre blanca pura N1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36">
            <text:p>NA136</text:p>
          </table:table-cell>
          <table:table-cell office:value-type="string" office:value="Extractor de tornillos x 5 piezas">
            <text:p>Extractor de tornillos x 5 piezas</text:p>
          </table:table-cell>
          <table:table-cell office:value-type="float" office:value="7687.5">
            <text:p>7687.5</text:p>
          </table:table-cell>
          <table:table-cell office:value-type="float" office:value="7687.5">
            <text:p>76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38">
            <text:p>NA138</text:p>
          </table:table-cell>
          <table:table-cell office:value-type="string" office:value="Falsa escuadra 8 pulgadas">
            <text:p>Falsa escuadra 8 pulgadas</text:p>
          </table:table-cell>
          <table:table-cell office:value-type="float" office:value="4752.0">
            <text:p>4752.0</text:p>
          </table:table-cell>
          <table:table-cell office:value-type="float" office:value="4752.0">
            <text:p>47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P01245">
            <text:p>EP01245</text:p>
          </table:table-cell>
          <table:table-cell office:value-type="string" office:value="Farol a pilas AAA">
            <text:p>Farol a pilas A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16A">
            <text:p>LU16A</text:p>
          </table:table-cell>
          <table:table-cell office:value-type="string" office:value="Fibron doble indeleble negro caja x10U">
            <text:p>Fibron doble indeleble negro caja x10U</text:p>
          </table:table-cell>
          <table:table-cell office:value-type="float" office:value="8436.0">
            <text:p>8436.0</text:p>
          </table:table-cell>
          <table:table-cell office:value-type="float" office:value="8436.0">
            <text:p>84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R999">
            <text:p>HOR999</text:p>
          </table:table-cell>
          <table:table-cell office:value-type="string" office:value="Filtro para bombilla x 2u">
            <text:p>Filtro para bombilla x 2u</text:p>
          </table:table-cell>
          <table:table-cell office:value-type="float" office:value="888.0">
            <text:p>888.0</text:p>
          </table:table-cell>
          <table:table-cell office:value-type="float" office:value="888.0">
            <text:p>8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RA08">
            <text:p>DRA08</text:p>
          </table:table-cell>
          <table:table-cell office:value-type="string" office:value="Flotador tipo flota flota">
            <text:p>Flotador tipo flota flot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41">
            <text:p>NA141</text:p>
          </table:table-cell>
          <table:table-cell office:value-type="string" office:value="Formon x 4 ">
            <text:p>Formon x 4 </text:p>
          </table:table-cell>
          <table:table-cell office:value-type="float" office:value="11452.5">
            <text:p>11452.5</text:p>
          </table:table-cell>
          <table:table-cell office:value-type="float" office:value="11452.5">
            <text:p>1145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42C">
            <text:p>NA142C</text:p>
          </table:table-cell>
          <table:table-cell office:value-type="string" office:value="Francesa 6">
            <text:p>Francesa 6</text:p>
          </table:table-cell>
          <table:table-cell office:value-type="float" office:value="8038.5">
            <text:p>8038.5</text:p>
          </table:table-cell>
          <table:table-cell office:value-type="float" office:value="8038.5">
            <text:p>80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42E">
            <text:p>NA142E</text:p>
          </table:table-cell>
          <table:table-cell office:value-type="string" office:value="Francesa 10 ">
            <text:p>Francesa 10 </text:p>
          </table:table-cell>
          <table:table-cell office:value-type="float" office:value="14415.0">
            <text:p>14415.0</text:p>
          </table:table-cell>
          <table:table-cell office:value-type="float" office:value="14415.0">
            <text:p>144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42D">
            <text:p>NA142D</text:p>
          </table:table-cell>
          <table:table-cell office:value-type="string" office:value="Francesa 8">
            <text:p>Francesa 8</text:p>
          </table:table-cell>
          <table:table-cell office:value-type="float" office:value="9979.5">
            <text:p>9979.5</text:p>
          </table:table-cell>
          <table:table-cell office:value-type="float" office:value="9979.5">
            <text:p>997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45">
            <text:p>NA145</text:p>
          </table:table-cell>
          <table:table-cell office:value-type="string" office:value="Fusible automotor grandes x 10 surtido ">
            <text:p>Fusible automotor grandes x 10 surtido </text:p>
          </table:table-cell>
          <table:table-cell office:value-type="float" office:value="1065.0">
            <text:p>1065.0</text:p>
          </table:table-cell>
          <table:table-cell office:value-type="float" office:value="1065.0">
            <text:p>10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60">
            <text:p>NA360</text:p>
          </table:table-cell>
          <table:table-cell office:value-type="string" office:value="Fusibles automotor chicos x 10 surtidos">
            <text:p>Fusibles automotor chicos x 10 surtidos</text:p>
          </table:table-cell>
          <table:table-cell office:value-type="float" office:value="1089.0">
            <text:p>1089.0</text:p>
          </table:table-cell>
          <table:table-cell office:value-type="float" office:value="1089.0">
            <text:p>10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URO15">
            <text:p>EURO15</text:p>
          </table:table-cell>
          <table:table-cell office:value-type="string" office:value="Gas butano propano x unidad">
            <text:p>Gas butano propano x unidad</text:p>
          </table:table-cell>
          <table:table-cell office:value-type="float" office:value="4894.5">
            <text:p>4894.5</text:p>
          </table:table-cell>
          <table:table-cell office:value-type="float" office:value="4894.5">
            <text:p>489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66">
            <text:p>LU66</text:p>
          </table:table-cell>
          <table:table-cell office:value-type="string" office:value="Gas para carga de encendedor chico">
            <text:p>Gas para carga de encendedor chico</text:p>
          </table:table-cell>
          <table:table-cell office:value-type="float" office:value="4933.5">
            <text:p>4933.5</text:p>
          </table:table-cell>
          <table:table-cell office:value-type="float" office:value="4933.5">
            <text:p>493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67">
            <text:p>LU67</text:p>
          </table:table-cell>
          <table:table-cell office:value-type="string" office:value="Gas para carga de encendedor grande">
            <text:p>Gas para carga de encendedor grande</text:p>
          </table:table-cell>
          <table:table-cell office:value-type="float" office:value="5637.0">
            <text:p>5637.0</text:p>
          </table:table-cell>
          <table:table-cell office:value-type="float" office:value="5637.0">
            <text:p>56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GAF10">
            <text:p>KGAF10</text:p>
          </table:table-cell>
          <table:table-cell office:value-type="string" office:value="Goma honda gomera rollo 10m. reforz.">
            <text:p>Goma honda gomera rollo 10m. reforz.</text:p>
          </table:table-cell>
          <table:table-cell office:value-type="float" office:value="23554.5">
            <text:p>23554.5</text:p>
          </table:table-cell>
          <table:table-cell office:value-type="float" office:value="23554.5">
            <text:p>2355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15">
            <text:p>KL15</text:p>
          </table:table-cell>
          <table:table-cell office:value-type="string" office:value="Gomera economica">
            <text:p>Gomera economica</text:p>
          </table:table-cell>
          <table:table-cell office:value-type="float" office:value="1048.5">
            <text:p>1048.5</text:p>
          </table:table-cell>
          <table:table-cell office:value-type="float" office:value="1048.5">
            <text:p>104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HOM33">
            <text:p>KHOM33</text:p>
          </table:table-cell>
          <table:table-cell office:value-type="string" office:value="Gomera honda metal c/apoyabrazo">
            <text:p>Gomera honda metal c/apoyabrazo</text:p>
          </table:table-cell>
          <table:table-cell office:value-type="float" office:value="3805.5">
            <text:p>3805.5</text:p>
          </table:table-cell>
          <table:table-cell office:value-type="float" office:value="3805.5">
            <text:p>380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RIP2316">
            <text:p>GRIP2316</text:p>
          </table:table-cell>
          <table:table-cell office:value-type="string" office:value="Grip bici playera (puños completos) ">
            <text:p>Grip bici playera (puños completos)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47">
            <text:p>NA147</text:p>
          </table:table-cell>
          <table:table-cell office:value-type="string" office:value="Guante de microfibra economico">
            <text:p>Guante de microfibra economico</text:p>
          </table:table-cell>
          <table:table-cell office:value-type="float" office:value="3630.0">
            <text:p>3630.0</text:p>
          </table:table-cell>
          <table:table-cell office:value-type="float" office:value="3630.0">
            <text:p>36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ENI01L">
            <text:p>DENI01L</text:p>
          </table:table-cell>
          <table:table-cell office:value-type="string" office:value="Guante desc.nitrilo negro x 100u L">
            <text:p>Guante desc.nitrilo negro x 100u L</text:p>
          </table:table-cell>
          <table:table-cell office:value-type="float" office:value="17419.5">
            <text:p>17419.5</text:p>
          </table:table-cell>
          <table:table-cell office:value-type="float" office:value="17419.5">
            <text:p>1741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ENI01M">
            <text:p>DENI01M</text:p>
          </table:table-cell>
          <table:table-cell office:value-type="string" office:value="Guante desc.nitrilo negro x 100u M">
            <text:p>Guante desc.nitrilo negro x 100u M</text:p>
          </table:table-cell>
          <table:table-cell office:value-type="float" office:value="17419.5">
            <text:p>17419.5</text:p>
          </table:table-cell>
          <table:table-cell office:value-type="float" office:value="17419.5">
            <text:p>1741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ENI01S">
            <text:p>DENI01S</text:p>
          </table:table-cell>
          <table:table-cell office:value-type="string" office:value="Guante desc.nitrilo negro x 100u S">
            <text:p>Guante desc.nitrilo negro x 100u S</text:p>
          </table:table-cell>
          <table:table-cell office:value-type="float" office:value="17419.5">
            <text:p>17419.5</text:p>
          </table:table-cell>
          <table:table-cell office:value-type="float" office:value="17419.5">
            <text:p>1741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ENI01XL">
            <text:p>DENI01XL</text:p>
          </table:table-cell>
          <table:table-cell office:value-type="string" office:value="Guante desc.nitrilo negro x 100u XL">
            <text:p>Guante desc.nitrilo negro x 100u XL</text:p>
          </table:table-cell>
          <table:table-cell office:value-type="float" office:value="17419.5">
            <text:p>17419.5</text:p>
          </table:table-cell>
          <table:table-cell office:value-type="float" office:value="17419.5">
            <text:p>1741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ELA01L">
            <text:p>DELA01L</text:p>
          </table:table-cell>
          <table:table-cell office:value-type="string" office:value="Guante Descartable Latex x 100u L">
            <text:p>Guante Descartable Latex x 100u L</text:p>
          </table:table-cell>
          <table:table-cell office:value-type="float" office:value="13789.5">
            <text:p>13789.5</text:p>
          </table:table-cell>
          <table:table-cell office:value-type="float" office:value="13789.5">
            <text:p>1378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ELA01M">
            <text:p>DELA01M</text:p>
          </table:table-cell>
          <table:table-cell office:value-type="string" office:value="Guante Descartable Latex x 100u M">
            <text:p>Guante Descartable Latex x 100u M</text:p>
          </table:table-cell>
          <table:table-cell office:value-type="float" office:value="13789.5">
            <text:p>13789.5</text:p>
          </table:table-cell>
          <table:table-cell office:value-type="float" office:value="13789.5">
            <text:p>1378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ELA01S">
            <text:p>DELA01S</text:p>
          </table:table-cell>
          <table:table-cell office:value-type="string" office:value="Guante Descartable Latex x 100u S">
            <text:p>Guante Descartable Latex x 100u S</text:p>
          </table:table-cell>
          <table:table-cell office:value-type="float" office:value="13789.5">
            <text:p>13789.5</text:p>
          </table:table-cell>
          <table:table-cell office:value-type="float" office:value="13789.5">
            <text:p>1378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N139">
            <text:p>RAN139</text:p>
          </table:table-cell>
          <table:table-cell office:value-type="string" office:value="Guante garra amarillo RANDON paq.x6pares">
            <text:p>Guante garra amarillo RANDON paq.x6pares</text:p>
          </table:table-cell>
          <table:table-cell office:value-type="float" office:value="5838.0">
            <text:p>5838.0</text:p>
          </table:table-cell>
          <table:table-cell office:value-type="float" office:value="5838.0">
            <text:p>58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N143">
            <text:p>RAN143</text:p>
          </table:table-cell>
          <table:table-cell office:value-type="string" office:value="Guante moteado x docena">
            <text:p>Guante moteado x docena</text:p>
          </table:table-cell>
          <table:table-cell office:value-type="float" office:value="17347.5">
            <text:p>17347.5</text:p>
          </table:table-cell>
          <table:table-cell office:value-type="float" office:value="17347.5">
            <text:p>1734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N144">
            <text:p>RAN144</text:p>
          </table:table-cell>
          <table:table-cell office:value-type="string" office:value="Guante nitrilo negro/rojo mecano RANDON paq.x6par">
            <text:p>Guante nitrilo negro/rojo mecano RANDON paq.x6par</text:p>
          </table:table-cell>
          <table:table-cell office:value-type="float" office:value="4780.5">
            <text:p>4780.5</text:p>
          </table:table-cell>
          <table:table-cell office:value-type="float" office:value="4780.5">
            <text:p>478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50A">
            <text:p>NA150A</text:p>
          </table:table-cell>
          <table:table-cell office:value-type="string" office:value="Gubia blister x 6">
            <text:p>Gubia blister x 6</text:p>
          </table:table-cell>
          <table:table-cell office:value-type="float" office:value="14517.0">
            <text:p>14517.0</text:p>
          </table:table-cell>
          <table:table-cell office:value-type="float" office:value="14517.0">
            <text:p>145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69">
            <text:p>KL69</text:p>
          </table:table-cell>
          <table:table-cell office:value-type="string" office:value="Gubia cuter tipo bisturi blister x13">
            <text:p>Gubia cuter tipo bisturi blister x13</text:p>
          </table:table-cell>
          <table:table-cell office:value-type="float" office:value="5718.0">
            <text:p>5718.0</text:p>
          </table:table-cell>
          <table:table-cell office:value-type="float" office:value="5718.0">
            <text:p>57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51">
            <text:p>NA151</text:p>
          </table:table-cell>
          <table:table-cell office:value-type="string" office:value="Hacha mango de fibra">
            <text:p>Hacha mango de fibra</text:p>
          </table:table-cell>
          <table:table-cell office:value-type="float" office:value="33786.0">
            <text:p>33786.0</text:p>
          </table:table-cell>
          <table:table-cell office:value-type="float" office:value="33786.0">
            <text:p>337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HA">
            <text:p>NHA</text:p>
          </table:table-cell>
          <table:table-cell office:value-type="string" office:value="Hilo algodon n3 x 10u.">
            <text:p>Hilo algodon n3 x 10u.</text:p>
          </table:table-cell>
          <table:table-cell office:value-type="float" office:value="4431.0">
            <text:p>4431.0</text:p>
          </table:table-cell>
          <table:table-cell office:value-type="float" office:value="4431.0">
            <text:p>44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POCH">
            <text:p>HPOCH</text:p>
          </table:table-cell>
          <table:table-cell office:value-type="string" office:value="Hilo bobina polipropileno chico unidad">
            <text:p>Hilo bobina polipropileno chico unidad</text:p>
          </table:table-cell>
          <table:table-cell office:value-type="float" office:value="4288.5">
            <text:p>4288.5</text:p>
          </table:table-cell>
          <table:table-cell office:value-type="float" office:value="4288.5">
            <text:p>428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HC">
            <text:p>NHC</text:p>
          </table:table-cell>
          <table:table-cell office:value-type="string" office:value="Hilo choricero n1 x 10u.">
            <text:p>Hilo choricero n1 x 10u.</text:p>
          </table:table-cell>
          <table:table-cell office:value-type="float" office:value="5506.5">
            <text:p>5506.5</text:p>
          </table:table-cell>
          <table:table-cell office:value-type="float" office:value="5506.5">
            <text:p>550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HCS">
            <text:p>NHCS</text:p>
          </table:table-cell>
          <table:table-cell office:value-type="string" office:value="Hilo choricero super n7 x 10u.">
            <text:p>Hilo choricero super n7 x 10u.</text:p>
          </table:table-cell>
          <table:table-cell office:value-type="float" office:value="9721.5">
            <text:p>9721.5</text:p>
          </table:table-cell>
          <table:table-cell office:value-type="float" office:value="9721.5">
            <text:p>972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K08">
            <text:p>MIK08</text:p>
          </table:table-cell>
          <table:table-cell office:value-type="string" office:value="HORMIGA NEGRA-Base bordeadora ">
            <text:p>HORMIGA NEGRA-Base bordeadora </text:p>
          </table:table-cell>
          <table:table-cell office:value-type="float" office:value="2514.0">
            <text:p>2514.0</text:p>
          </table:table-cell>
          <table:table-cell office:value-type="float" office:value="2514.0">
            <text:p>25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K01">
            <text:p>MIK01</text:p>
          </table:table-cell>
          <table:table-cell office:value-type="string" office:value="HORMIGA NEGRA-Bordeadora 700 w">
            <text:p>HORMIGA NEGRA-Bordeadora 700 w</text:p>
          </table:table-cell>
          <table:table-cell office:value-type="float" office:value="151515.0">
            <text:p>151515.0</text:p>
          </table:table-cell>
          <table:table-cell office:value-type="float" office:value="151515.0">
            <text:p>1515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K07">
            <text:p>MIK07</text:p>
          </table:table-cell>
          <table:table-cell office:value-type="string" office:value="HORMIGA NEGRA-Carcaza sup bordeadora ">
            <text:p>HORMIGA NEGRA-Carcaza sup bordeadora </text:p>
          </table:table-cell>
          <table:table-cell office:value-type="float" office:value="25308.0">
            <text:p>25308.0</text:p>
          </table:table-cell>
          <table:table-cell office:value-type="float" office:value="25308.0">
            <text:p>253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K02">
            <text:p>MIK02</text:p>
          </table:table-cell>
          <table:table-cell office:value-type="string" office:value="HORMIGA NEGRA-Carretel bordeadora ">
            <text:p>HORMIGA NEGRA-Carretel bordeadora </text:p>
          </table:table-cell>
          <table:table-cell office:value-type="float" office:value="6627.0">
            <text:p>6627.0</text:p>
          </table:table-cell>
          <table:table-cell office:value-type="float" office:value="6627.0">
            <text:p>66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K09">
            <text:p>MIK09</text:p>
          </table:table-cell>
          <table:table-cell office:value-type="string" office:value="HORMIGA NEGRA-Kit repuesto manija superior">
            <text:p>HORMIGA NEGRA-Kit repuesto manija superior</text:p>
          </table:table-cell>
          <table:table-cell office:value-type="float" office:value="35088.0">
            <text:p>35088.0</text:p>
          </table:table-cell>
          <table:table-cell office:value-type="float" office:value="35088.0">
            <text:p>350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K03">
            <text:p>MIK03</text:p>
          </table:table-cell>
          <table:table-cell office:value-type="string" office:value="HORMIGA NEGRA-Manija del medio bordeadora ">
            <text:p>HORMIGA NEGRA-Manija del medio bordeadora </text:p>
          </table:table-cell>
          <table:table-cell office:value-type="float" office:value="5077.5">
            <text:p>5077.5</text:p>
          </table:table-cell>
          <table:table-cell office:value-type="float" office:value="5077.5">
            <text:p>507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K05">
            <text:p>MIK05</text:p>
          </table:table-cell>
          <table:table-cell office:value-type="string" office:value="HORMIGA NEGRA-Ventilador motor bordeadora ">
            <text:p>HORMIGA NEGRA-Ventilador motor bordeadora </text:p>
          </table:table-cell>
          <table:table-cell office:value-type="float" office:value="4218.0">
            <text:p>4218.0</text:p>
          </table:table-cell>
          <table:table-cell office:value-type="float" office:value="4218.0">
            <text:p>42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52">
            <text:p>GAL152</text:p>
          </table:table-cell>
          <table:table-cell office:value-type="string" office:value="Inflador bici/moto/pelota/colchoneta">
            <text:p>Inflador bici/moto/pelota/colchoneta</text:p>
          </table:table-cell>
          <table:table-cell office:value-type="float" office:value="6525.0">
            <text:p>6525.0</text:p>
          </table:table-cell>
          <table:table-cell office:value-type="float" office:value="6525.0">
            <text:p>65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CA2">
            <text:p>DCA2</text:p>
          </table:table-cell>
          <table:table-cell office:value-type="string" office:value="Inflador con pie NACIONAL DCA ">
            <text:p>Inflador con pie NACIONAL DCA </text:p>
          </table:table-cell>
          <table:table-cell office:value-type="float" office:value="11020.5">
            <text:p>11020.5</text:p>
          </table:table-cell>
          <table:table-cell office:value-type="float" office:value="11020.5">
            <text:p>1102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JINF1">
            <text:p>JINF1</text:p>
          </table:table-cell>
          <table:table-cell office:value-type="string" office:value="Inflador CROMADO con recuperador">
            <text:p>Inflador CROMADO con recuperador</text:p>
          </table:table-cell>
          <table:table-cell office:value-type="float" office:value="16800.0">
            <text:p>16800.0</text:p>
          </table:table-cell>
          <table:table-cell office:value-type="float" office:value="16800.0">
            <text:p>168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57">
            <text:p>NA157</text:p>
          </table:table-cell>
          <table:table-cell office:value-type="string" office:value="Inflador de pie 1 cilindro">
            <text:p>Inflador de pie 1 cilindro</text:p>
          </table:table-cell>
          <table:table-cell office:value-type="float" office:value="14850.0">
            <text:p>14850.0</text:p>
          </table:table-cell>
          <table:table-cell office:value-type="float" office:value="14850.0">
            <text:p>148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F3">
            <text:p>INF3</text:p>
          </table:table-cell>
          <table:table-cell office:value-type="string" office:value="Inflador fuelle 3 lts de camping">
            <text:p>Inflador fuelle 3 lts de camping</text:p>
          </table:table-cell>
          <table:table-cell office:value-type="float" office:value="14577.0">
            <text:p>14577.0</text:p>
          </table:table-cell>
          <table:table-cell office:value-type="float" office:value="14577.0">
            <text:p>145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F5">
            <text:p>INF5</text:p>
          </table:table-cell>
          <table:table-cell office:value-type="string" office:value="Inflador fuelle 5 lts de camping">
            <text:p>Inflador fuelle 5 lts de camping</text:p>
          </table:table-cell>
          <table:table-cell office:value-type="float" office:value="18676.5">
            <text:p>18676.5</text:p>
          </table:table-cell>
          <table:table-cell office:value-type="float" office:value="18676.5">
            <text:p>1867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71A">
            <text:p>LU71A</text:p>
          </table:table-cell>
          <table:table-cell office:value-type="string" office:value="Inflador mano 1 valvula profesional">
            <text:p>Inflador mano 1 valvula profesional</text:p>
          </table:table-cell>
          <table:table-cell office:value-type="float" office:value="2587.5">
            <text:p>2587.5</text:p>
          </table:table-cell>
          <table:table-cell office:value-type="float" office:value="2587.5">
            <text:p>25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71">
            <text:p>LU71</text:p>
          </table:table-cell>
          <table:table-cell office:value-type="string" office:value="Inflador mano 2 valvulas profesional">
            <text:p>Inflador mano 2 valvulas profesional</text:p>
          </table:table-cell>
          <table:table-cell office:value-type="float" office:value="3150.0">
            <text:p>3150.0</text:p>
          </table:table-cell>
          <table:table-cell office:value-type="float" office:value="3150.0">
            <text:p>31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CA1">
            <text:p>DCA1</text:p>
          </table:table-cell>
          <table:table-cell office:value-type="string" office:value="Inflador pelota nac. DCA CON pico goma">
            <text:p>Inflador pelota nac. DCA CON pico goma</text:p>
          </table:table-cell>
          <table:table-cell office:value-type="float" office:value="3825.0">
            <text:p>3825.0</text:p>
          </table:table-cell>
          <table:table-cell office:value-type="float" office:value="3825.0">
            <text:p>38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INI3541">
            <text:p>DINI3541</text:p>
          </table:table-cell>
          <table:table-cell office:value-type="string" office:value="Kit parche y solucion cajita DINI NACIONAL">
            <text:p>Kit parche y solucion cajita DINI NACIONAL</text:p>
          </table:table-cell>
          <table:table-cell office:value-type="float" office:value="1894.5">
            <text:p>1894.5</text:p>
          </table:table-cell>
          <table:table-cell office:value-type="float" office:value="1894.5">
            <text:p>189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86">
            <text:p>NA386</text:p>
          </table:table-cell>
          <table:table-cell office:value-type="string" office:value="Lapiz carpintero econom.rojo x12 u">
            <text:p>Lapiz carpintero econom.rojo x12 u</text:p>
          </table:table-cell>
          <table:table-cell office:value-type="float" office:value="5322.0">
            <text:p>5322.0</text:p>
          </table:table-cell>
          <table:table-cell office:value-type="float" office:value="5322.0">
            <text:p>53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505">
            <text:p>KL505</text:p>
          </table:table-cell>
          <table:table-cell office:value-type="string" office:value="LIBUS-Anteojo Ecoline GRIS ">
            <text:p>LIBUS-Anteojo Ecoline GRIS </text:p>
          </table:table-cell>
          <table:table-cell office:value-type="float" office:value="3321.0">
            <text:p>3321.0</text:p>
          </table:table-cell>
          <table:table-cell office:value-type="float" office:value="3321.0">
            <text:p>33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504">
            <text:p>KL504</text:p>
          </table:table-cell>
          <table:table-cell office:value-type="string" office:value="LIBUS-Anteojo Ecoline TRANSPARENTE ">
            <text:p>LIBUS-Anteojo Ecoline TRANSPARENTE </text:p>
          </table:table-cell>
          <table:table-cell office:value-type="float" office:value="3321.0">
            <text:p>3321.0</text:p>
          </table:table-cell>
          <table:table-cell office:value-type="float" office:value="3321.0">
            <text:p>33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300">
            <text:p>KL300</text:p>
          </table:table-cell>
          <table:table-cell office:value-type="string" office:value="LIBUS-Anteojo REGULABLE gris">
            <text:p>LIBUS-Anteojo REGULABLE gris</text:p>
          </table:table-cell>
          <table:table-cell office:value-type="float" office:value="3625.5">
            <text:p>3625.5</text:p>
          </table:table-cell>
          <table:table-cell office:value-type="float" office:value="3625.5">
            <text:p>362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300A">
            <text:p>KL300A</text:p>
          </table:table-cell>
          <table:table-cell office:value-type="string" office:value="LIBUS-Anteojo REGULABLE transparente">
            <text:p>LIBUS-Anteojo REGULABLE transparente</text:p>
          </table:table-cell>
          <table:table-cell office:value-type="float" office:value="3625.5">
            <text:p>3625.5</text:p>
          </table:table-cell>
          <table:table-cell office:value-type="float" office:value="3625.5">
            <text:p>362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TE1">
            <text:p>PROTE1</text:p>
          </table:table-cell>
          <table:table-cell office:value-type="string" office:value="LIBUS-Protector auditivo Quantum ">
            <text:p>LIBUS-Protector auditivo Quantum </text:p>
          </table:table-cell>
          <table:table-cell office:value-type="float" office:value="928.5">
            <text:p>928.5</text:p>
          </table:table-cell>
          <table:table-cell office:value-type="float" office:value="928.5">
            <text:p>92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R101">
            <text:p>PAR101</text:p>
          </table:table-cell>
          <table:table-cell office:value-type="string" office:value="LIBUS-Protector auditivo vincha COPA alt.">
            <text:p>LIBUS-Protector auditivo vincha COPA alt.</text:p>
          </table:table-cell>
          <table:table-cell office:value-type="float" office:value="15496.5">
            <text:p>15496.5</text:p>
          </table:table-cell>
          <table:table-cell office:value-type="float" office:value="15496.5">
            <text:p>1549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67">
            <text:p>NA167</text:p>
          </table:table-cell>
          <table:table-cell office:value-type="string" office:value="Limas diamantadas x 10 (joyeria/metales)">
            <text:p>Limas diamantadas x 10 (joyeria/metales)</text:p>
          </table:table-cell>
          <table:table-cell office:value-type="float" office:value="11149.5">
            <text:p>11149.5</text:p>
          </table:table-cell>
          <table:table-cell office:value-type="float" office:value="11149.5">
            <text:p>1114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34">
            <text:p>NA234</text:p>
          </table:table-cell>
          <table:table-cell office:value-type="string" office:value="Limas matricero chicas x 6">
            <text:p>Limas matricero chicas x 6</text:p>
          </table:table-cell>
          <table:table-cell office:value-type="float" office:value="6243.0">
            <text:p>6243.0</text:p>
          </table:table-cell>
          <table:table-cell office:value-type="float" office:value="6243.0">
            <text:p>62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CHI25">
            <text:p>ICHI25</text:p>
          </table:table-cell>
          <table:table-cell office:value-type="string" office:value="Linga bici ">
            <text:p>Linga bici </text:p>
          </table:table-cell>
          <table:table-cell office:value-type="float" office:value="5668.5">
            <text:p>5668.5</text:p>
          </table:table-cell>
          <table:table-cell office:value-type="float" office:value="5668.5">
            <text:p>56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999">
            <text:p>KL999</text:p>
          </table:table-cell>
          <table:table-cell office:value-type="string" office:value="Linga combinacion nacional reforzada">
            <text:p>Linga combinacion nacional reforzada</text:p>
          </table:table-cell>
          <table:table-cell office:value-type="float" office:value="11733.0">
            <text:p>11733.0</text:p>
          </table:table-cell>
          <table:table-cell office:value-type="float" office:value="11733.0">
            <text:p>117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997">
            <text:p>KL997</text:p>
          </table:table-cell>
          <table:table-cell office:value-type="string" office:value="Linga gruesa nacional ">
            <text:p>Linga gruesa nacional </text:p>
          </table:table-cell>
          <table:table-cell office:value-type="float" office:value="12367.5">
            <text:p>12367.5</text:p>
          </table:table-cell>
          <table:table-cell office:value-type="float" office:value="12367.5">
            <text:p>123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21">
            <text:p>GAL21</text:p>
          </table:table-cell>
          <table:table-cell office:value-type="string" office:value="Linga mediana moto 1,2mts.">
            <text:p>Linga mediana moto 1,2mts.</text:p>
          </table:table-cell>
          <table:table-cell office:value-type="float" office:value="18900.0">
            <text:p>18900.0</text:p>
          </table:table-cell>
          <table:table-cell office:value-type="float" office:value="18900.0">
            <text:p>189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998">
            <text:p>KL998</text:p>
          </table:table-cell>
          <table:table-cell office:value-type="string" office:value="Linga mediana nacional">
            <text:p>Linga mediana nacional</text:p>
          </table:table-cell>
          <table:table-cell office:value-type="float" office:value="6682.5">
            <text:p>6682.5</text:p>
          </table:table-cell>
          <table:table-cell office:value-type="float" office:value="6682.5">
            <text:p>668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74">
            <text:p>NA174</text:p>
          </table:table-cell>
          <table:table-cell office:value-type="string" office:value="Linga moto larga 1,50mts.">
            <text:p>Linga moto larga 1,50m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76">
            <text:p>ON76</text:p>
          </table:table-cell>
          <table:table-cell office:value-type="string" office:value="Linga piton color moto gruesa 1 mt">
            <text:p>Linga piton color moto gruesa 1 mt</text:p>
          </table:table-cell>
          <table:table-cell office:value-type="float" office:value="19800.0">
            <text:p>19800.0</text:p>
          </table:table-cell>
          <table:table-cell office:value-type="float" office:value="19800.0">
            <text:p>198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81">
            <text:p>LU81</text:p>
          </table:table-cell>
          <table:table-cell office:value-type="string" office:value="Linterna chica a pilas AAA 9led">
            <text:p>Linterna chica a pilas AAA 9led</text:p>
          </table:table-cell>
          <table:table-cell office:value-type="float" office:value="1962.0">
            <text:p>1962.0</text:p>
          </table:table-cell>
          <table:table-cell office:value-type="float" office:value="1962.0">
            <text:p>19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83">
            <text:p>LU83</text:p>
          </table:table-cell>
          <table:table-cell office:value-type="string" office:value="Linterna metal con zoom a pilas AAA">
            <text:p>Linterna metal con zoom a pilas AAA</text:p>
          </table:table-cell>
          <table:table-cell office:value-type="float" office:value="6517.5">
            <text:p>6517.5</text:p>
          </table:table-cell>
          <table:table-cell office:value-type="float" office:value="6517.5">
            <text:p>651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25">
            <text:p>MI25</text:p>
          </table:table-cell>
          <table:table-cell office:value-type="string" office:value="Linterna recargable redonda con manija (luz trabaj">
            <text:p>Linterna recargable redonda con manija (luz trabaj</text:p>
          </table:table-cell>
          <table:table-cell office:value-type="float" office:value="17736.0">
            <text:p>17736.0</text:p>
          </table:table-cell>
          <table:table-cell office:value-type="float" office:value="17736.0">
            <text:p>177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54">
            <text:p>GAL154</text:p>
          </table:table-cell>
          <table:table-cell office:value-type="string" office:value="Llave criquet 1/2 para tubos reforzada">
            <text:p>Llave criquet 1/2 para tubos reforzada</text:p>
          </table:table-cell>
          <table:table-cell office:value-type="float" office:value="17187.0">
            <text:p>17187.0</text:p>
          </table:table-cell>
          <table:table-cell office:value-type="float" office:value="17187.0">
            <text:p>171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996">
            <text:p>KL996</text:p>
          </table:table-cell>
          <table:table-cell office:value-type="string" office:value="Llave criquet 1/4 para tubos reforzada">
            <text:p>Llave criquet 1/4 para tubos reforzad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07">
            <text:p>NA207</text:p>
          </table:table-cell>
          <table:table-cell office:value-type="string" office:value="Llave cruz 14&quot; 17,19,21,23mm.">
            <text:p>Llave cruz 14" 17,19,21,23mm.</text:p>
          </table:table-cell>
          <table:table-cell office:value-type="float" office:value="18562.5">
            <text:p>18562.5</text:p>
          </table:table-cell>
          <table:table-cell office:value-type="float" office:value="18562.5">
            <text:p>1856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72">
            <text:p>NA272</text:p>
          </table:table-cell>
          <table:table-cell office:value-type="string" office:value="Llave para amoladora regulable">
            <text:p>Llave para amoladora regulable</text:p>
          </table:table-cell>
          <table:table-cell office:value-type="float" office:value="7024.5">
            <text:p>7024.5</text:p>
          </table:table-cell>
          <table:table-cell office:value-type="float" office:value="7024.5">
            <text:p>70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10">
            <text:p>NA210</text:p>
          </table:table-cell>
          <table:table-cell office:value-type="string" office:value="Llave para mandril de 13 mm">
            <text:p>Llave para mandril de 13 mm</text:p>
          </table:table-cell>
          <table:table-cell office:value-type="float" office:value="2287.5">
            <text:p>2287.5</text:p>
          </table:table-cell>
          <table:table-cell office:value-type="float" office:value="2287.5">
            <text:p>22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44">
            <text:p>NA344</text:p>
          </table:table-cell>
          <table:table-cell office:value-type="string" office:value="Llave torx chica X 9">
            <text:p>Llave torx chica X 9</text:p>
          </table:table-cell>
          <table:table-cell office:value-type="float" office:value="5821.5">
            <text:p>5821.5</text:p>
          </table:table-cell>
          <table:table-cell office:value-type="float" office:value="5821.5">
            <text:p>582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46">
            <text:p>NA346</text:p>
          </table:table-cell>
          <table:table-cell office:value-type="string" office:value="Llave torx grande X 9">
            <text:p>Llave torx grande X 9</text:p>
          </table:table-cell>
          <table:table-cell office:value-type="float" office:value="7761.0">
            <text:p>7761.0</text:p>
          </table:table-cell>
          <table:table-cell office:value-type="float" office:value="7761.0">
            <text:p>77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45">
            <text:p>NA345</text:p>
          </table:table-cell>
          <table:table-cell office:value-type="string" office:value="Llave torx mediana X 9">
            <text:p>Llave torx mediana X 9</text:p>
          </table:table-cell>
          <table:table-cell office:value-type="float" office:value="6595.5">
            <text:p>6595.5</text:p>
          </table:table-cell>
          <table:table-cell office:value-type="float" office:value="6595.5">
            <text:p>65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01">
            <text:p>PAS01</text:p>
          </table:table-cell>
          <table:table-cell office:value-type="string" office:value="LOEKEMEYER-Abrelatas mariposa">
            <text:p>LOEKEMEYER-Abrelatas mariposa</text:p>
          </table:table-cell>
          <table:table-cell office:value-type="float" office:value="8920.5">
            <text:p>8920.5</text:p>
          </table:table-cell>
          <table:table-cell office:value-type="float" office:value="8920.5">
            <text:p>892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02">
            <text:p>PAS02</text:p>
          </table:table-cell>
          <table:table-cell office:value-type="string" office:value="LOEKEMEYER-Abrelatas uña 2 piezas ">
            <text:p>LOEKEMEYER-Abrelatas uña 2 piezas </text:p>
          </table:table-cell>
          <table:table-cell office:value-type="float" office:value="3066.0">
            <text:p>3066.0</text:p>
          </table:table-cell>
          <table:table-cell office:value-type="float" office:value="3066.0">
            <text:p>30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04">
            <text:p>PAS04</text:p>
          </table:table-cell>
          <table:table-cell office:value-type="string" office:value="LOEKEMEYER-Espatula repostera ">
            <text:p>LOEKEMEYER-Espatula repostera </text:p>
          </table:table-cell>
          <table:table-cell office:value-type="float" office:value="1176.0">
            <text:p>1176.0</text:p>
          </table:table-cell>
          <table:table-cell office:value-type="float" office:value="1176.0">
            <text:p>11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08">
            <text:p>PAS08</text:p>
          </table:table-cell>
          <table:table-cell office:value-type="string" office:value="LOEKEMEYER-Pelapapas mango plastico">
            <text:p>LOEKEMEYER-Pelapapas mango plastico</text:p>
          </table:table-cell>
          <table:table-cell office:value-type="float" office:value="3345.0">
            <text:p>3345.0</text:p>
          </table:table-cell>
          <table:table-cell office:value-type="float" office:value="3345.0">
            <text:p>33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11">
            <text:p>PAS11</text:p>
          </table:table-cell>
          <table:table-cell office:value-type="string" office:value="LOEKEMEYER-Sacacorchos tipo mozo color ">
            <text:p>LOEKEMEYER-Sacacorchos tipo mozo color </text:p>
          </table:table-cell>
          <table:table-cell office:value-type="float" office:value="7350.0">
            <text:p>7350.0</text:p>
          </table:table-cell>
          <table:table-cell office:value-type="float" office:value="7350.0">
            <text:p>73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37">
            <text:p>PAS37</text:p>
          </table:table-cell>
          <table:table-cell office:value-type="string" office:value="Luz alambre 2m calida CORCHO con/pilas">
            <text:p>Luz alambre 2m calida CORCHO con/pil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3046">
            <text:p>A3046</text:p>
          </table:table-cell>
          <table:table-cell office:value-type="string" office:value="Luz alambre pilas planas 2m">
            <text:p>Luz alambre pilas planas 2m</text:p>
          </table:table-cell>
          <table:table-cell office:value-type="float" office:value="2022.0">
            <text:p>2022.0</text:p>
          </table:table-cell>
          <table:table-cell office:value-type="float" office:value="2022.0">
            <text:p>20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88">
            <text:p>GAL88</text:p>
          </table:table-cell>
          <table:table-cell office:value-type="string" office:value="Luz bicicleta silicona x2">
            <text:p>Luz bicicleta silicona x2</text:p>
          </table:table-cell>
          <table:table-cell office:value-type="float" office:value="3268.5">
            <text:p>3268.5</text:p>
          </table:table-cell>
          <table:table-cell office:value-type="float" office:value="3268.5">
            <text:p>32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92">
            <text:p>ON92</text:p>
          </table:table-cell>
          <table:table-cell office:value-type="string" office:value="Luz giratoria colores bolichera">
            <text:p>Luz giratoria colores bolichera</text:p>
          </table:table-cell>
          <table:table-cell office:value-type="float" office:value="2235.0">
            <text:p>2235.0</text:p>
          </table:table-cell>
          <table:table-cell office:value-type="float" office:value="2235.0">
            <text:p>22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6020">
            <text:p>A6020</text:p>
          </table:table-cell>
          <table:table-cell office:value-type="string" office:value="Luz guirnalda hilo usb/pilas 10 luces">
            <text:p>Luz guirnalda hilo usb/pilas 10 luc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6007">
            <text:p>A6007</text:p>
          </table:table-cell>
          <table:table-cell office:value-type="string" office:value="Luz guirnalda LED 5m. tipo feria 10pcs P.FINAL">
            <text:p>Luz guirnalda LED 5m. tipo feria 10pcs P.FIN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30195">
            <text:p>A30195</text:p>
          </table:table-cell>
          <table:table-cell office:value-type="string" office:value="Luz guirnalda LED alambre 8 luces 3m. A PILAS">
            <text:p>Luz guirnalda LED alambre 8 luces 3m. A PIL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I02">
            <text:p>CHI02</text:p>
          </table:table-cell>
          <table:table-cell office:value-type="string" office:value="Luz led tecla tipo antigua ">
            <text:p>Luz led tecla tipo antigua </text:p>
          </table:table-cell>
          <table:table-cell office:value-type="float" office:value="5517.0">
            <text:p>5517.0</text:p>
          </table:table-cell>
          <table:table-cell office:value-type="float" office:value="5517.0">
            <text:p>55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6006">
            <text:p>A6006</text:p>
          </table:table-cell>
          <table:table-cell office:value-type="string" office:value="Luz LED tubo meteorito 8 varillas 50cm ">
            <text:p>Luz LED tubo meteorito 8 varillas 50cm </text:p>
          </table:table-cell>
          <table:table-cell office:value-type="float" office:value="18046.5">
            <text:p>18046.5</text:p>
          </table:table-cell>
          <table:table-cell office:value-type="float" office:value="18046.5">
            <text:p>1804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95">
            <text:p>GAL195</text:p>
          </table:table-cell>
          <table:table-cell office:value-type="string" office:value="Luz led USB flexible">
            <text:p>Luz led USB flexib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2335">
            <text:p>M2335</text:p>
          </table:table-cell>
          <table:table-cell office:value-type="string" office:value="Luz lupa delantera de bici recargable usb">
            <text:p>Luz lupa delantera de bici recargable usb</text:p>
          </table:table-cell>
          <table:table-cell office:value-type="float" office:value="14076.0">
            <text:p>14076.0</text:p>
          </table:table-cell>
          <table:table-cell office:value-type="float" office:value="14076.0">
            <text:p>140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2337">
            <text:p>M2337</text:p>
          </table:table-cell>
          <table:table-cell office:value-type="string" office:value="Luz lupa TRASERA ROJA de bici recargable usb">
            <text:p>Luz lupa TRASERA ROJA de bici recargable us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K43A">
            <text:p>MUK43A</text:p>
          </table:table-cell>
          <table:table-cell office:value-type="string" office:value="Luz minera 5led blister">
            <text:p>Luz minera 5led blist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K006">
            <text:p>MUK006</text:p>
          </table:table-cell>
          <table:table-cell office:value-type="string" office:value="Luz minera COB a pilas">
            <text:p>Luz minera COB a pil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13">
            <text:p>NA213</text:p>
          </table:table-cell>
          <table:table-cell office:value-type="string" office:value="Luz minera con zoom">
            <text:p>Luz minera con zoo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K43">
            <text:p>MUK43</text:p>
          </table:table-cell>
          <table:table-cell office:value-type="string" office:value="Luz minera/bici recargable">
            <text:p>Luz minera/bici recargable</text:p>
          </table:table-cell>
          <table:table-cell office:value-type="float" office:value="19513.5">
            <text:p>19513.5</text:p>
          </table:table-cell>
          <table:table-cell office:value-type="float" office:value="19513.5">
            <text:p>1951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R02">
            <text:p>LAR02</text:p>
          </table:table-cell>
          <table:table-cell office:value-type="string" office:value="Luz navidad bolita led x 4m. enchufe">
            <text:p>Luz navidad bolita led x 4m. enchufe</text:p>
          </table:table-cell>
          <table:table-cell office:value-type="float" office:value="4134.0">
            <text:p>4134.0</text:p>
          </table:table-cell>
          <table:table-cell office:value-type="float" office:value="4134.0">
            <text:p>41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35">
            <text:p>PAS35</text:p>
          </table:table-cell>
          <table:table-cell office:value-type="string" office:value="Luz navidad calida alambre a pilas 2m">
            <text:p>Luz navidad calida alambre a pilas 2m</text:p>
          </table:table-cell>
          <table:table-cell office:value-type="float" office:value="1498.5">
            <text:p>1498.5</text:p>
          </table:table-cell>
          <table:table-cell office:value-type="float" office:value="1498.5">
            <text:p>149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R01">
            <text:p>LAR01</text:p>
          </table:table-cell>
          <table:table-cell office:value-type="string" office:value="Luz navidad formas led x 4 m A PILA">
            <text:p>Luz navidad formas led x 4 m A PIL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V01">
            <text:p>IV01</text:p>
          </table:table-cell>
          <table:table-cell office:value-type="string" office:value="Luz navidad led multicolor fija x 100 A PILAS">
            <text:p>Luz navidad led multicolor fija x 100 A PIL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91">
            <text:p>ON91</text:p>
          </table:table-cell>
          <table:table-cell office:value-type="string" office:value="Luz navidad led x 100 enchufe">
            <text:p>Luz navidad led x 100 enchufe</text:p>
          </table:table-cell>
          <table:table-cell office:value-type="float" office:value="4215.0">
            <text:p>4215.0</text:p>
          </table:table-cell>
          <table:table-cell office:value-type="float" office:value="4215.0">
            <text:p>42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3062">
            <text:p>A3062</text:p>
          </table:table-cell>
          <table:table-cell office:value-type="string" office:value="Luz Navidad lluvia 100led">
            <text:p>Luz Navidad lluvia 100led</text:p>
          </table:table-cell>
          <table:table-cell office:value-type="float" office:value="9378.0">
            <text:p>9378.0</text:p>
          </table:table-cell>
          <table:table-cell office:value-type="float" office:value="9378.0">
            <text:p>93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36">
            <text:p>PAS36</text:p>
          </table:table-cell>
          <table:table-cell office:value-type="string" office:value="Luz navidad manguera LED 10m ROJA">
            <text:p>Luz navidad manguera LED 10m ROJA</text:p>
          </table:table-cell>
          <table:table-cell office:value-type="float" office:value="20835.0">
            <text:p>20835.0</text:p>
          </table:table-cell>
          <table:table-cell office:value-type="float" office:value="20835.0">
            <text:p>208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3057">
            <text:p>A3057</text:p>
          </table:table-cell>
          <table:table-cell office:value-type="string" office:value="Luz Navidad Red">
            <text:p>Luz Navidad R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K14">
            <text:p>MUK14</text:p>
          </table:table-cell>
          <table:table-cell office:value-type="string" office:value="Luz tecla led cuadrada a pilas">
            <text:p>Luz tecla led cuadrada a pil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14">
            <text:p>NA214</text:p>
          </table:table-cell>
          <table:table-cell office:value-type="string" office:value="Machete 18">
            <text:p>Machete 18</text:p>
          </table:table-cell>
          <table:table-cell office:value-type="float" office:value="9120.0">
            <text:p>9120.0</text:p>
          </table:table-cell>
          <table:table-cell office:value-type="float" office:value="9120.0">
            <text:p>91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15">
            <text:p>NA215</text:p>
          </table:table-cell>
          <table:table-cell office:value-type="string" office:value="Machete 20">
            <text:p>Machete 20</text:p>
          </table:table-cell>
          <table:table-cell office:value-type="float" office:value="9960.0">
            <text:p>9960.0</text:p>
          </table:table-cell>
          <table:table-cell office:value-type="float" office:value="9960.0">
            <text:p>99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16">
            <text:p>NA216</text:p>
          </table:table-cell>
          <table:table-cell office:value-type="string" office:value="Machete 22">
            <text:p>Machete 22</text:p>
          </table:table-cell>
          <table:table-cell office:value-type="float" office:value="10800.0">
            <text:p>10800.0</text:p>
          </table:table-cell>
          <table:table-cell office:value-type="float" office:value="10800.0">
            <text:p>108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17">
            <text:p>NA217</text:p>
          </table:table-cell>
          <table:table-cell office:value-type="string" office:value="Mandril 3 en 1">
            <text:p>Mandril 3 en 1</text:p>
          </table:table-cell>
          <table:table-cell office:value-type="float" office:value="12474.0">
            <text:p>12474.0</text:p>
          </table:table-cell>
          <table:table-cell office:value-type="float" office:value="12474.0">
            <text:p>124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21">
            <text:p>NA121</text:p>
          </table:table-cell>
          <table:table-cell office:value-type="string" office:value="Manguera hidrolavadora 6 mts">
            <text:p>Manguera hidrolavadora 6 mts</text:p>
          </table:table-cell>
          <table:table-cell office:value-type="float" office:value="29280.0">
            <text:p>29280.0</text:p>
          </table:table-cell>
          <table:table-cell office:value-type="float" office:value="29280.0">
            <text:p>29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92A">
            <text:p>ON92A</text:p>
          </table:table-cell>
          <table:table-cell office:value-type="string" office:value="Manguera para inflador completa">
            <text:p>Manguera para inflador completa</text:p>
          </table:table-cell>
          <table:table-cell office:value-type="float" office:value="2242.5">
            <text:p>2242.5</text:p>
          </table:table-cell>
          <table:table-cell office:value-type="float" office:value="2242.5">
            <text:p>224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993">
            <text:p>GAL993</text:p>
          </table:table-cell>
          <table:table-cell office:value-type="string" office:value="Martillo Galponero 200g. mango corto">
            <text:p>Martillo Galponero 200g. mango corto</text:p>
          </table:table-cell>
          <table:table-cell office:value-type="float" office:value="14767.5">
            <text:p>14767.5</text:p>
          </table:table-cell>
          <table:table-cell office:value-type="float" office:value="14767.5">
            <text:p>147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19">
            <text:p>NA219</text:p>
          </table:table-cell>
          <table:table-cell office:value-type="string" office:value="Martillo galponero 500g mango goma ">
            <text:p>Martillo galponero 500g mango goma </text:p>
          </table:table-cell>
          <table:table-cell office:value-type="float" office:value="10725.0">
            <text:p>10725.0</text:p>
          </table:table-cell>
          <table:table-cell office:value-type="float" office:value="10725.0">
            <text:p>107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MP250">
            <text:p>HMP250</text:p>
          </table:table-cell>
          <table:table-cell office:value-type="string" office:value="Martillo galponero mango goma 250g.">
            <text:p>Martillo galponero mango goma 250g.</text:p>
          </table:table-cell>
          <table:table-cell office:value-type="float" office:value="18172.5">
            <text:p>18172.5</text:p>
          </table:table-cell>
          <table:table-cell office:value-type="float" office:value="18172.5">
            <text:p>1817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22">
            <text:p>NA222</text:p>
          </table:table-cell>
          <table:table-cell office:value-type="string" office:value="Mascara con 2 filtros">
            <text:p>Mascara con 2 filtros</text:p>
          </table:table-cell>
          <table:table-cell office:value-type="float" office:value="14256.0">
            <text:p>14256.0</text:p>
          </table:table-cell>
          <table:table-cell office:value-type="float" office:value="14256.0">
            <text:p>142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LT02">
            <text:p>FILT02</text:p>
          </table:table-cell>
          <table:table-cell office:value-type="string" office:value="Mascara con 2 filtros + antiparra">
            <text:p>Mascara con 2 filtros + antiparra</text:p>
          </table:table-cell>
          <table:table-cell office:value-type="float" office:value="28251.0">
            <text:p>28251.0</text:p>
          </table:table-cell>
          <table:table-cell office:value-type="float" office:value="28251.0">
            <text:p>282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94">
            <text:p>LI94</text:p>
          </table:table-cell>
          <table:table-cell office:value-type="string" office:value="Mate de vidrio forrado ">
            <text:p>Mate de vidrio forrado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21A">
            <text:p>NA221A</text:p>
          </table:table-cell>
          <table:table-cell office:value-type="string" office:value="Maza de goma 450g. mango madera">
            <text:p>Maza de goma 450g. mango madera</text:p>
          </table:table-cell>
          <table:table-cell office:value-type="float" office:value="5647.5">
            <text:p>5647.5</text:p>
          </table:table-cell>
          <table:table-cell office:value-type="float" office:value="5647.5">
            <text:p>564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23">
            <text:p>NA223</text:p>
          </table:table-cell>
          <table:table-cell office:value-type="string" office:value="Mecha copa x 11 valijita hasta 2 1/2&quot;">
            <text:p>Mecha copa x 11 valijita hasta 2 1/2"</text:p>
          </table:table-cell>
          <table:table-cell office:value-type="float" office:value="12076.5">
            <text:p>12076.5</text:p>
          </table:table-cell>
          <table:table-cell office:value-type="float" office:value="12076.5">
            <text:p>1207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95">
            <text:p>ON95</text:p>
          </table:table-cell>
          <table:table-cell office:value-type="string" office:value="Mecha copa x 6 piezas">
            <text:p>Mecha copa x 6 piezas</text:p>
          </table:table-cell>
          <table:table-cell office:value-type="float" office:value="7392.0">
            <text:p>7392.0</text:p>
          </table:table-cell>
          <table:table-cell office:value-type="float" office:value="7392.0">
            <text:p>73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23A">
            <text:p>NA223A</text:p>
          </table:table-cell>
          <table:table-cell office:value-type="string" office:value="Mecha copa x 8 valijita 2 1/2 a 5&quot;">
            <text:p>Mecha copa x 8 valijita 2 1/2 a 5"</text:p>
          </table:table-cell>
          <table:table-cell office:value-type="float" office:value="15523.5">
            <text:p>15523.5</text:p>
          </table:table-cell>
          <table:table-cell office:value-type="float" office:value="15523.5">
            <text:p>1552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28A">
            <text:p>NA228A</text:p>
          </table:table-cell>
          <table:table-cell office:value-type="string" office:value="Mecha pala x 6 ">
            <text:p>Mecha pala x 6 </text:p>
          </table:table-cell>
          <table:table-cell office:value-type="float" office:value="8038.5">
            <text:p>8038.5</text:p>
          </table:table-cell>
          <table:table-cell office:value-type="float" office:value="8038.5">
            <text:p>803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29">
            <text:p>NA229</text:p>
          </table:table-cell>
          <table:table-cell office:value-type="string" office:value="Mecha para madera x 5 ">
            <text:p>Mecha para madera x 5 </text:p>
          </table:table-cell>
          <table:table-cell office:value-type="float" office:value="5266.5">
            <text:p>5266.5</text:p>
          </table:table-cell>
          <table:table-cell office:value-type="float" office:value="5266.5">
            <text:p>526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31">
            <text:p>NA231</text:p>
          </table:table-cell>
          <table:table-cell office:value-type="string" office:value="Medidor presion neumaticos metal">
            <text:p>Medidor presion neumaticos metal</text:p>
          </table:table-cell>
          <table:table-cell office:value-type="float" office:value="8167.5">
            <text:p>8167.5</text:p>
          </table:table-cell>
          <table:table-cell office:value-type="float" office:value="8167.5">
            <text:p>81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30">
            <text:p>NA230</text:p>
          </table:table-cell>
          <table:table-cell office:value-type="string" office:value="Medidor presion neumaticos plastico">
            <text:p>Medidor presion neumaticos plastico</text:p>
          </table:table-cell>
          <table:table-cell office:value-type="float" office:value="6187.5">
            <text:p>6187.5</text:p>
          </table:table-cell>
          <table:table-cell office:value-type="float" office:value="6187.5">
            <text:p>61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27">
            <text:p>KL27</text:p>
          </table:table-cell>
          <table:table-cell office:value-type="string" office:value="Mosqueton 7x70 metal">
            <text:p>Mosqueton 7x70 metal</text:p>
          </table:table-cell>
          <table:table-cell office:value-type="float" office:value="1813.5">
            <text:p>1813.5</text:p>
          </table:table-cell>
          <table:table-cell office:value-type="float" office:value="1813.5">
            <text:p>181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28">
            <text:p>KL28</text:p>
          </table:table-cell>
          <table:table-cell office:value-type="string" office:value="Mosqueton 9x90 metal">
            <text:p>Mosqueton 9x90 metal</text:p>
          </table:table-cell>
          <table:table-cell office:value-type="float" office:value="2572.5">
            <text:p>2572.5</text:p>
          </table:table-cell>
          <table:table-cell office:value-type="float" office:value="2572.5">
            <text:p>257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37">
            <text:p>NA237</text:p>
          </table:table-cell>
          <table:table-cell office:value-type="string" office:value="Navaja multiuso">
            <text:p>Navaja multiuso</text:p>
          </table:table-cell>
          <table:table-cell office:value-type="float" office:value="1774.5">
            <text:p>1774.5</text:p>
          </table:table-cell>
          <table:table-cell office:value-type="float" office:value="1774.5">
            <text:p>177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40">
            <text:p>NA240</text:p>
          </table:table-cell>
          <table:table-cell office:value-type="string" office:value="Nivel aluminio con iman 30 cm">
            <text:p>Nivel aluminio con iman 30 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41">
            <text:p>NA241</text:p>
          </table:table-cell>
          <table:table-cell office:value-type="string" office:value="Nivel aluminio con iman 40 cm ">
            <text:p>Nivel aluminio con iman 40 cm </text:p>
          </table:table-cell>
          <table:table-cell office:value-type="float" office:value="8707.5">
            <text:p>8707.5</text:p>
          </table:table-cell>
          <table:table-cell office:value-type="float" office:value="8707.5">
            <text:p>870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42">
            <text:p>NA242</text:p>
          </table:table-cell>
          <table:table-cell office:value-type="string" office:value="Nivel aluminio con iman 50 cm">
            <text:p>Nivel aluminio con iman 50 cm</text:p>
          </table:table-cell>
          <table:table-cell office:value-type="float" office:value="9532.5">
            <text:p>9532.5</text:p>
          </table:table-cell>
          <table:table-cell office:value-type="float" office:value="9532.5">
            <text:p>953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43">
            <text:p>NA243</text:p>
          </table:table-cell>
          <table:table-cell office:value-type="string" office:value="Nivel aluminio con iman 60 cm">
            <text:p>Nivel aluminio con iman 60 cm</text:p>
          </table:table-cell>
          <table:table-cell office:value-type="float" office:value="9895.5">
            <text:p>9895.5</text:p>
          </table:table-cell>
          <table:table-cell office:value-type="float" office:value="9895.5">
            <text:p>98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777">
            <text:p>NA777</text:p>
          </table:table-cell>
          <table:table-cell office:value-type="string" office:value="Nivel torpedo 9 con iman ">
            <text:p>Nivel torpedo 9 con iman </text:p>
          </table:table-cell>
          <table:table-cell office:value-type="float" office:value="3189.0">
            <text:p>3189.0</text:p>
          </table:table-cell>
          <table:table-cell office:value-type="float" office:value="3189.0">
            <text:p>31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YB17">
            <text:p>EYB17</text:p>
          </table:table-cell>
          <table:table-cell office:value-type="string" office:value="OFERTA Rodillo Esmalte y Barniz 17">
            <text:p>OFERTA Rodillo Esmalte y Barniz 17</text:p>
          </table:table-cell>
          <table:table-cell office:value-type="float" office:value="2415.0">
            <text:p>2415.0</text:p>
          </table:table-cell>
          <table:table-cell office:value-type="float" office:value="2415.0">
            <text:p>24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YB22">
            <text:p>EYB22</text:p>
          </table:table-cell>
          <table:table-cell office:value-type="string" office:value="OFERTA Rodillo Esmalte y Barniz 22 ">
            <text:p>OFERTA Rodillo Esmalte y Barniz 22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49">
            <text:p>NA249</text:p>
          </table:table-cell>
          <table:table-cell office:value-type="string" office:value="Paño chamois chico econ.">
            <text:p>Paño chamois chico econ.</text:p>
          </table:table-cell>
          <table:table-cell office:value-type="float" office:value="5445.0">
            <text:p>5445.0</text:p>
          </table:table-cell>
          <table:table-cell office:value-type="float" office:value="5445.0">
            <text:p>54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010">
            <text:p>NA1010</text:p>
          </table:table-cell>
          <table:table-cell office:value-type="string" office:value="Paño microfibra tipo esponja">
            <text:p>Paño microfibra tipo esponja</text:p>
          </table:table-cell>
          <table:table-cell office:value-type="float" office:value="7420.5">
            <text:p>7420.5</text:p>
          </table:table-cell>
          <table:table-cell office:value-type="float" office:value="7420.5">
            <text:p>742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30">
            <text:p>MI30</text:p>
          </table:table-cell>
          <table:table-cell office:value-type="string" office:value="Paños microfibra set x 4">
            <text:p>Paños microfibra set x 4</text:p>
          </table:table-cell>
          <table:table-cell office:value-type="float" office:value="7920.0">
            <text:p>7920.0</text:p>
          </table:table-cell>
          <table:table-cell office:value-type="float" office:value="7920.0">
            <text:p>79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885">
            <text:p>GAL885</text:p>
          </table:table-cell>
          <table:table-cell office:value-type="string" office:value="Palita desarmable camping ">
            <text:p>Palita desarmable camping </text:p>
          </table:table-cell>
          <table:table-cell office:value-type="float" office:value="13068.0">
            <text:p>13068.0</text:p>
          </table:table-cell>
          <table:table-cell office:value-type="float" office:value="13068.0">
            <text:p>130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31">
            <text:p>KL31</text:p>
          </table:table-cell>
          <table:table-cell office:value-type="string" office:value="Palita jardin mango con goma">
            <text:p>Palita jardin mango con goma</text:p>
          </table:table-cell>
          <table:table-cell office:value-type="float" office:value="3225.0">
            <text:p>3225.0</text:p>
          </table:table-cell>
          <table:table-cell office:value-type="float" office:value="3225.0">
            <text:p>32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R25">
            <text:p>HOR25</text:p>
          </table:table-cell>
          <table:table-cell office:value-type="string" office:value="Palita plastica mata moscas x 12u">
            <text:p>Palita plastica mata moscas x 12u</text:p>
          </table:table-cell>
          <table:table-cell office:value-type="float" office:value="7341.0">
            <text:p>7341.0</text:p>
          </table:table-cell>
          <table:table-cell office:value-type="float" office:value="7341.0">
            <text:p>73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PM01">
            <text:p>APM01</text:p>
          </table:table-cell>
          <table:table-cell office:value-type="string" office:value="Papel regalo metalizado surtidos x25u">
            <text:p>Papel regalo metalizado surtidos x25u</text:p>
          </table:table-cell>
          <table:table-cell office:value-type="float" office:value="7608.0">
            <text:p>7608.0</text:p>
          </table:table-cell>
          <table:table-cell office:value-type="float" office:value="7608.0">
            <text:p>76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IO3504">
            <text:p>BRIO3504</text:p>
          </table:table-cell>
          <table:table-cell office:value-type="string" office:value="Parches n30 caja x 98 BRIO NACIONAL">
            <text:p>Parches n30 caja x 98 BRIO NACIONAL</text:p>
          </table:table-cell>
          <table:table-cell office:value-type="float" office:value="7143.0">
            <text:p>7143.0</text:p>
          </table:table-cell>
          <table:table-cell office:value-type="float" office:value="7143.0">
            <text:p>71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D01">
            <text:p>OD01</text:p>
          </table:table-cell>
          <table:table-cell office:value-type="string" office:value="Pastilla enciende fuego ODIN cajax40u">
            <text:p>Pastilla enciende fuego ODIN cajax40u</text:p>
          </table:table-cell>
          <table:table-cell office:value-type="float" office:value="12127.5">
            <text:p>12127.5</text:p>
          </table:table-cell>
          <table:table-cell office:value-type="float" office:value="12127.5">
            <text:p>1212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03">
            <text:p>DA03</text:p>
          </table:table-cell>
          <table:table-cell office:value-type="string" office:value="Pastillero P/mosquitos Enchufe Nacional">
            <text:p>Pastillero P/mosquitos Enchufe Nacional</text:p>
          </table:table-cell>
          <table:table-cell office:value-type="float" office:value="2967.0">
            <text:p>2967.0</text:p>
          </table:table-cell>
          <table:table-cell office:value-type="float" office:value="2967.0">
            <text:p>29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07">
            <text:p>PAS07</text:p>
          </table:table-cell>
          <table:table-cell office:value-type="string" office:value="Pava n14 aluminio">
            <text:p>Pava n14 aluminio</text:p>
          </table:table-cell>
          <table:table-cell office:value-type="float" office:value="8553.0">
            <text:p>8553.0</text:p>
          </table:table-cell>
          <table:table-cell office:value-type="float" office:value="8553.0">
            <text:p>85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26">
            <text:p>KL26</text:p>
          </table:table-cell>
          <table:table-cell office:value-type="string" office:value="Pelacable automatico">
            <text:p>Pelacable automatico</text:p>
          </table:table-cell>
          <table:table-cell office:value-type="float" office:value="8442.0">
            <text:p>8442.0</text:p>
          </table:table-cell>
          <table:table-cell office:value-type="float" office:value="8442.0">
            <text:p>84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89A">
            <text:p>LU89A</text:p>
          </table:table-cell>
          <table:table-cell office:value-type="string" office:value="Pelotitas ping pong x 6u">
            <text:p>Pelotitas ping pong x 6u</text:p>
          </table:table-cell>
          <table:table-cell office:value-type="float" office:value="8220.0">
            <text:p>8220.0</text:p>
          </table:table-cell>
          <table:table-cell office:value-type="float" office:value="8220.0">
            <text:p>82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15">
            <text:p>LU15</text:p>
          </table:table-cell>
          <table:table-cell office:value-type="string" office:value="Pelotitas tenis x 3unid">
            <text:p>Pelotitas tenis x 3uni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98">
            <text:p>KL98</text:p>
          </table:table-cell>
          <table:table-cell office:value-type="string" office:value="Pescatuerca extensible imantado chico 2 lbs">
            <text:p>Pescatuerca extensible imantado chico 2 lbs</text:p>
          </table:table-cell>
          <table:table-cell office:value-type="float" office:value="5179.5">
            <text:p>5179.5</text:p>
          </table:table-cell>
          <table:table-cell office:value-type="float" office:value="5179.5">
            <text:p>517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65">
            <text:p>NA165</text:p>
          </table:table-cell>
          <table:table-cell office:value-type="string" office:value="Pescatuerca extensible imantado mediano 5 lbs.">
            <text:p>Pescatuerca extensible imantado mediano 5 lbs.</text:p>
          </table:table-cell>
          <table:table-cell office:value-type="float" office:value="5853.0">
            <text:p>5853.0</text:p>
          </table:table-cell>
          <table:table-cell office:value-type="float" office:value="5853.0">
            <text:p>58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60">
            <text:p>NA260</text:p>
          </table:table-cell>
          <table:table-cell office:value-type="string" office:value="Pestañadora">
            <text:p>Pestañadora</text:p>
          </table:table-cell>
          <table:table-cell office:value-type="float" office:value="25225.5">
            <text:p>25225.5</text:p>
          </table:table-cell>
          <table:table-cell office:value-type="float" office:value="25225.5">
            <text:p>2522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20">
            <text:p>NA420</text:p>
          </table:table-cell>
          <table:table-cell office:value-type="string" office:value="Pico de riego de bronce">
            <text:p>Pico de riego de bronce</text:p>
          </table:table-cell>
          <table:table-cell office:value-type="float" office:value="5320.5">
            <text:p>5320.5</text:p>
          </table:table-cell>
          <table:table-cell office:value-type="float" office:value="5320.5">
            <text:p>532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68">
            <text:p>NA268</text:p>
          </table:table-cell>
          <table:table-cell office:value-type="string" office:value="Pico inflador pelotas/inflables x 5">
            <text:p>Pico inflador pelotas/inflables x 5</text:p>
          </table:table-cell>
          <table:table-cell office:value-type="float" office:value="1495.5">
            <text:p>1495.5</text:p>
          </table:table-cell>
          <table:table-cell office:value-type="float" office:value="1495.5">
            <text:p>1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29">
            <text:p>KL29</text:p>
          </table:table-cell>
          <table:table-cell office:value-type="string" office:value="PICO LARGO gomero aire ac rap">
            <text:p>PICO LARGO gomero aire ac rap</text:p>
          </table:table-cell>
          <table:table-cell office:value-type="float" office:value="5748.0">
            <text:p>5748.0</text:p>
          </table:table-cell>
          <table:table-cell office:value-type="float" office:value="5748.0">
            <text:p>57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65">
            <text:p>NA265</text:p>
          </table:table-cell>
          <table:table-cell office:value-type="string" office:value="Pico loro 10 naranja blister">
            <text:p>Pico loro 10 naranja blister</text:p>
          </table:table-cell>
          <table:table-cell office:value-type="float" office:value="19959.0">
            <text:p>19959.0</text:p>
          </table:table-cell>
          <table:table-cell office:value-type="float" office:value="19959.0">
            <text:p>199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99">
            <text:p>ON99</text:p>
          </table:table-cell>
          <table:table-cell office:value-type="string" office:value="Pico pelota negro x 12">
            <text:p>Pico pelota negro x 12</text:p>
          </table:table-cell>
          <table:table-cell office:value-type="float" office:value="8727.0">
            <text:p>8727.0</text:p>
          </table:table-cell>
          <table:table-cell office:value-type="float" office:value="8727.0">
            <text:p>87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79">
            <text:p>GAL179</text:p>
          </table:table-cell>
          <table:table-cell office:value-type="string" office:value="Piedra de afilar 8 doble faz">
            <text:p>Piedra de afilar 8 doble faz</text:p>
          </table:table-cell>
          <table:table-cell office:value-type="float" office:value="3519.0">
            <text:p>3519.0</text:p>
          </table:table-cell>
          <table:table-cell office:value-type="float" office:value="3519.0">
            <text:p>35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A01">
            <text:p>SA01</text:p>
          </table:table-cell>
          <table:table-cell office:value-type="string" office:value="Piedritas sanitarias 2kg.">
            <text:p>Piedritas sanitarias 2k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R2016">
            <text:p>CR2016</text:p>
          </table:table-cell>
          <table:table-cell office:value-type="string" office:value="Pila CR2016 3V blister x 5">
            <text:p>Pila CR2016 3V blister x 5</text:p>
          </table:table-cell>
          <table:table-cell office:value-type="float" office:value="4771.5">
            <text:p>4771.5</text:p>
          </table:table-cell>
          <table:table-cell office:value-type="float" office:value="4771.5">
            <text:p>477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R2025">
            <text:p>CR2025</text:p>
          </table:table-cell>
          <table:table-cell office:value-type="string" office:value="Pila CR2025 3V blister x 5">
            <text:p>Pila CR2025 3V blister x 5</text:p>
          </table:table-cell>
          <table:table-cell office:value-type="float" office:value="4210.5">
            <text:p>4210.5</text:p>
          </table:table-cell>
          <table:table-cell office:value-type="float" office:value="4210.5">
            <text:p>421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1220">
            <text:p>P1220</text:p>
          </table:table-cell>
          <table:table-cell office:value-type="string" office:value="Pila 1220 5012 blister x 5">
            <text:p>Pila 1220 5012 blister x 5</text:p>
          </table:table-cell>
          <table:table-cell office:value-type="float" office:value="7788.0">
            <text:p>7788.0</text:p>
          </table:table-cell>
          <table:table-cell office:value-type="float" office:value="7788.0">
            <text:p>77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13">
            <text:p>P13</text:p>
          </table:table-cell>
          <table:table-cell office:value-type="string" office:value="Pila 13 p/audifonos blister x6">
            <text:p>Pila 13 p/audifonos blister x6</text:p>
          </table:table-cell>
          <table:table-cell office:value-type="float" office:value="9558.0">
            <text:p>9558.0</text:p>
          </table:table-cell>
          <table:table-cell office:value-type="float" office:value="9558.0">
            <text:p>95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32">
            <text:p>RA32</text:p>
          </table:table-cell>
          <table:table-cell office:value-type="string" office:value="Pila 2032 x 5 ">
            <text:p>Pila 2032 x 5 </text:p>
          </table:table-cell>
          <table:table-cell office:value-type="float" office:value="6864.0">
            <text:p>6864.0</text:p>
          </table:table-cell>
          <table:table-cell office:value-type="float" office:value="6864.0">
            <text:p>68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R2450">
            <text:p>CR2450</text:p>
          </table:table-cell>
          <table:table-cell office:value-type="string" office:value="Pila 2450 masc soldar/alarma x unidad ">
            <text:p>Pila 2450 masc soldar/alarma x unidad </text:p>
          </table:table-cell>
          <table:table-cell office:value-type="float" office:value="3669.0">
            <text:p>3669.0</text:p>
          </table:table-cell>
          <table:table-cell office:value-type="float" office:value="3669.0">
            <text:p>36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377">
            <text:p>P377</text:p>
          </table:table-cell>
          <table:table-cell office:value-type="string" office:value="Pila 377 blister x 10">
            <text:p>Pila 377 blister x 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23">
            <text:p>PA23</text:p>
          </table:table-cell>
          <table:table-cell office:value-type="string" office:value="Pila A23 blister x 5">
            <text:p>Pila A23 blister x 5</text:p>
          </table:table-cell>
          <table:table-cell office:value-type="float" office:value="9636.0">
            <text:p>9636.0</text:p>
          </table:table-cell>
          <table:table-cell office:value-type="float" office:value="9636.0">
            <text:p>96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27">
            <text:p>PA27</text:p>
          </table:table-cell>
          <table:table-cell office:value-type="string" office:value="Pila A27 blister x 5">
            <text:p>Pila A27 blister x 5</text:p>
          </table:table-cell>
          <table:table-cell office:value-type="float" office:value="9754.5">
            <text:p>9754.5</text:p>
          </table:table-cell>
          <table:table-cell office:value-type="float" office:value="9754.5">
            <text:p>975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R1616">
            <text:p>CR1616</text:p>
          </table:table-cell>
          <table:table-cell office:value-type="string" office:value="Pila CR1616 blister x 5">
            <text:p>Pila CR1616 blister x 5</text:p>
          </table:table-cell>
          <table:table-cell office:value-type="float" office:value="7788.0">
            <text:p>7788.0</text:p>
          </table:table-cell>
          <table:table-cell office:value-type="float" office:value="7788.0">
            <text:p>77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R1620">
            <text:p>CR1620</text:p>
          </table:table-cell>
          <table:table-cell office:value-type="string" office:value="Pila CR1620 blister x 5">
            <text:p>Pila CR1620 blister x 5</text:p>
          </table:table-cell>
          <table:table-cell office:value-type="float" office:value="7233.0">
            <text:p>7233.0</text:p>
          </table:table-cell>
          <table:table-cell office:value-type="float" office:value="7233.0">
            <text:p>72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R2032">
            <text:p>CR2032</text:p>
          </table:table-cell>
          <table:table-cell office:value-type="string" office:value="Pila CR2032 3V blister x 5">
            <text:p>Pila CR2032 3V blister x 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100A">
            <text:p>LI100A</text:p>
          </table:table-cell>
          <table:table-cell office:value-type="string" office:value="Pila economica AA x unid.">
            <text:p>Pila economica AA x unid.</text:p>
          </table:table-cell>
          <table:table-cell office:value-type="float" office:value="339.0">
            <text:p>339.0</text:p>
          </table:table-cell>
          <table:table-cell office:value-type="float" office:value="339.0">
            <text:p>3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100">
            <text:p>LI100</text:p>
          </table:table-cell>
          <table:table-cell office:value-type="string" office:value="Pila economica AAA x unid.">
            <text:p>Pila economica AAA x unid.</text:p>
          </table:table-cell>
          <table:table-cell office:value-type="float" office:value="339.0">
            <text:p>339.0</text:p>
          </table:table-cell>
          <table:table-cell office:value-type="float" office:value="339.0">
            <text:p>3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R44">
            <text:p>LR44</text:p>
          </table:table-cell>
          <table:table-cell office:value-type="string" office:value="Pila LR44 AG13 blister x 10">
            <text:p>Pila LR44 AG13 blister x 10</text:p>
          </table:table-cell>
          <table:table-cell office:value-type="float" office:value="5250.0">
            <text:p>5250.0</text:p>
          </table:table-cell>
          <table:table-cell office:value-type="float" office:value="5250.0">
            <text:p>52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999">
            <text:p>CH999</text:p>
          </table:table-cell>
          <table:table-cell office:value-type="string" office:value="Pila recargable 3.7V Swat x unidad">
            <text:p>Pila recargable 3.7V Swat x unidad</text:p>
          </table:table-cell>
          <table:table-cell office:value-type="float" office:value="3516.0">
            <text:p>3516.0</text:p>
          </table:table-cell>
          <table:table-cell office:value-type="float" office:value="3516.0">
            <text:p>35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1">
            <text:p>AG1</text:p>
          </table:table-cell>
          <table:table-cell office:value-type="string" office:value="Pila reloj (AG1,364A,CX60,LR621,SR621,164)x10">
            <text:p>Pila reloj (AG1,364A,CX60,LR621,SR621,164)x10</text:p>
          </table:table-cell>
          <table:table-cell office:value-type="float" office:value="7920.0">
            <text:p>7920.0</text:p>
          </table:table-cell>
          <table:table-cell office:value-type="float" office:value="7920.0">
            <text:p>79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10">
            <text:p>AG10</text:p>
          </table:table-cell>
          <table:table-cell office:value-type="string" office:value="Pila reloj AG10 (LR1130,389,SR1130,CX189)x10">
            <text:p>Pila reloj AG10 (LR1130,389,SR1130,CX189)x10</text:p>
          </table:table-cell>
          <table:table-cell office:value-type="float" office:value="3591.0">
            <text:p>3591.0</text:p>
          </table:table-cell>
          <table:table-cell office:value-type="float" office:value="3591.0">
            <text:p>35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13">
            <text:p>AG13</text:p>
          </table:table-cell>
          <table:table-cell office:value-type="string" office:value="Pila reloj AG13 (357,SR44-A76) blister x10">
            <text:p>Pila reloj AG13 (357,SR44-A76) blister x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G3">
            <text:p>AG3</text:p>
          </table:table-cell>
          <table:table-cell office:value-type="string" office:value="Pila reloj AG3 (LR41,392,SR41,192) 1,55V x10">
            <text:p>Pila reloj AG3 (LR41,392,SR41,192) 1,55V x10</text:p>
          </table:table-cell>
          <table:table-cell office:value-type="float" office:value="2851.5">
            <text:p>2851.5</text:p>
          </table:table-cell>
          <table:table-cell office:value-type="float" office:value="2851.5">
            <text:p>285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G4">
            <text:p>PAG4</text:p>
          </table:table-cell>
          <table:table-cell office:value-type="string" office:value="Pilas reloj (AG4 L626F LR66) blister x10">
            <text:p>Pilas reloj (AG4 L626F LR66) blister x10</text:p>
          </table:table-cell>
          <table:table-cell office:value-type="float" office:value="3160.5">
            <text:p>3160.5</text:p>
          </table:table-cell>
          <table:table-cell office:value-type="float" office:value="3160.5">
            <text:p>316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5003">
            <text:p>P5003</text:p>
          </table:table-cell>
          <table:table-cell office:value-type="string" office:value="Pilotin adulto c/ mangas">
            <text:p>Pilotin adulto c/ mangas</text:p>
          </table:table-cell>
          <table:table-cell office:value-type="float" office:value="2916.0">
            <text:p>2916.0</text:p>
          </table:table-cell>
          <table:table-cell office:value-type="float" office:value="2916.0">
            <text:p>29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5005">
            <text:p>P5005</text:p>
          </table:table-cell>
          <table:table-cell office:value-type="string" office:value="Pilotin niños poncho">
            <text:p>Pilotin niños poncho</text:p>
          </table:table-cell>
          <table:table-cell office:value-type="float" office:value="2916.0">
            <text:p>2916.0</text:p>
          </table:table-cell>
          <table:table-cell office:value-type="float" office:value="2916.0">
            <text:p>29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173">
            <text:p>P173</text:p>
          </table:table-cell>
          <table:table-cell office:value-type="string" office:value="Pincel artistico fileteado x 6">
            <text:p>Pincel artistico fileteado x 6</text:p>
          </table:table-cell>
          <table:table-cell office:value-type="float" office:value="1864.5">
            <text:p>1864.5</text:p>
          </table:table-cell>
          <table:table-cell office:value-type="float" office:value="1864.5">
            <text:p>186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73">
            <text:p>LU73</text:p>
          </table:table-cell>
          <table:table-cell office:value-type="string" office:value="Pincel artistico fileteado x 9">
            <text:p>Pincel artistico fileteado x 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BR6">
            <text:p>PIBR6</text:p>
          </table:table-cell>
          <table:table-cell office:value-type="string" office:value="Pinceles para tempera set x 6">
            <text:p>Pinceles para tempera set x 6</text:p>
          </table:table-cell>
          <table:table-cell office:value-type="float" office:value="954.0">
            <text:p>954.0</text:p>
          </table:table-cell>
          <table:table-cell office:value-type="float" office:value="954.0">
            <text:p>9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61">
            <text:p>GAL161</text:p>
          </table:table-cell>
          <table:table-cell office:value-type="string" office:value="Pinza amperometrica USD">
            <text:p>Pinza amperometrica USD</text:p>
          </table:table-cell>
          <table:table-cell office:value-type="float" office:value="21634.5">
            <text:p>21634.5</text:p>
          </table:table-cell>
          <table:table-cell office:value-type="float" office:value="21634.5">
            <text:p>2163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70">
            <text:p>NA270</text:p>
          </table:table-cell>
          <table:table-cell office:value-type="string" office:value="Pinza Brusela x 4">
            <text:p>Pinza Brusela x 4</text:p>
          </table:table-cell>
          <table:table-cell office:value-type="float" office:value="3120.0">
            <text:p>3120.0</text:p>
          </table:table-cell>
          <table:table-cell office:value-type="float" office:value="3120.0">
            <text:p>31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30">
            <text:p>DA30</text:p>
          </table:table-cell>
          <table:table-cell office:value-type="string" office:value="Pinza de masa 300 amp">
            <text:p>Pinza de masa 300 amp</text:p>
          </table:table-cell>
          <table:table-cell office:value-type="float" office:value="6210.0">
            <text:p>6210.0</text:p>
          </table:table-cell>
          <table:table-cell office:value-type="float" office:value="6210.0">
            <text:p>62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93">
            <text:p>LU93</text:p>
          </table:table-cell>
          <table:table-cell office:value-type="string" office:value="Pinza de masa 500 amp">
            <text:p>Pinza de masa 500 amp</text:p>
          </table:table-cell>
          <table:table-cell office:value-type="float" office:value="7207.5">
            <text:p>7207.5</text:p>
          </table:table-cell>
          <table:table-cell office:value-type="float" office:value="7207.5">
            <text:p>720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K24">
            <text:p>MUK24</text:p>
          </table:table-cell>
          <table:table-cell office:value-type="string" office:value="Pinza de punta 6">
            <text:p>Pinza de punta 6</text:p>
          </table:table-cell>
          <table:table-cell office:value-type="float" office:value="5499.0">
            <text:p>5499.0</text:p>
          </table:table-cell>
          <table:table-cell office:value-type="float" office:value="5499.0">
            <text:p>54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503">
            <text:p>GAL503</text:p>
          </table:table-cell>
          <table:table-cell office:value-type="string" office:value="Pinza perro/fuerza 10">
            <text:p>Pinza perro/fuerza 10</text:p>
          </table:table-cell>
          <table:table-cell office:value-type="float" office:value="11994.0">
            <text:p>11994.0</text:p>
          </table:table-cell>
          <table:table-cell office:value-type="float" office:value="11994.0">
            <text:p>119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92">
            <text:p>LU92</text:p>
          </table:table-cell>
          <table:table-cell office:value-type="string" office:value="Pinza porta electrodo 500amp">
            <text:p>Pinza porta electrodo 500amp</text:p>
          </table:table-cell>
          <table:table-cell office:value-type="float" office:value="7485.0">
            <text:p>7485.0</text:p>
          </table:table-cell>
          <table:table-cell office:value-type="float" office:value="7485.0">
            <text:p>74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76">
            <text:p>NA276</text:p>
          </table:table-cell>
          <table:table-cell office:value-type="string" office:value="Pinza sacabocado reforzada">
            <text:p>Pinza sacabocado reforzada</text:p>
          </table:table-cell>
          <table:table-cell office:value-type="float" office:value="18849.0">
            <text:p>18849.0</text:p>
          </table:table-cell>
          <table:table-cell office:value-type="float" office:value="18849.0">
            <text:p>188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77A">
            <text:p>NA277A</text:p>
          </table:table-cell>
          <table:table-cell office:value-type="string" office:value="Pinza Seguer x 4 intercambiables">
            <text:p>Pinza Seguer x 4 intercambiables</text:p>
          </table:table-cell>
          <table:table-cell office:value-type="float" office:value="9979.5">
            <text:p>9979.5</text:p>
          </table:table-cell>
          <table:table-cell office:value-type="float" office:value="9979.5">
            <text:p>997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33">
            <text:p>GAL133</text:p>
          </table:table-cell>
          <table:table-cell office:value-type="string" office:value="Pistola aplic.cartucho con cortapico">
            <text:p>Pistola aplic.cartucho con cortapico</text:p>
          </table:table-cell>
          <table:table-cell office:value-type="float" office:value="12418.5">
            <text:p>12418.5</text:p>
          </table:table-cell>
          <table:table-cell office:value-type="float" office:value="12418.5">
            <text:p>1241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82">
            <text:p>NA282</text:p>
          </table:table-cell>
          <table:table-cell office:value-type="string" office:value="Pistola aplicadora cartucho naranja eco">
            <text:p>Pistola aplicadora cartucho naranja eco</text:p>
          </table:table-cell>
          <table:table-cell office:value-type="float" office:value="7048.5">
            <text:p>7048.5</text:p>
          </table:table-cell>
          <table:table-cell office:value-type="float" office:value="7048.5">
            <text:p>704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79">
            <text:p>NA279</text:p>
          </table:table-cell>
          <table:table-cell office:value-type="string" office:value="Pistola de encolar CHICA TACSA">
            <text:p>Pistola de encolar CHICA TACSA</text:p>
          </table:table-cell>
          <table:table-cell office:value-type="float" office:value="13134.0">
            <text:p>13134.0</text:p>
          </table:table-cell>
          <table:table-cell office:value-type="float" office:value="13134.0">
            <text:p>131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80">
            <text:p>NA280</text:p>
          </table:table-cell>
          <table:table-cell office:value-type="string" office:value="Pistola de encolar GRANDE TACSA">
            <text:p>Pistola de encolar GRANDE TACSA</text:p>
          </table:table-cell>
          <table:table-cell office:value-type="float" office:value="21517.5">
            <text:p>21517.5</text:p>
          </table:table-cell>
          <table:table-cell office:value-type="float" office:value="21517.5">
            <text:p>2151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79A">
            <text:p>NA279A</text:p>
          </table:table-cell>
          <table:table-cell office:value-type="string" office:value="Pistola hidrolavadora">
            <text:p>Pistola hidrolavadora</text:p>
          </table:table-cell>
          <table:table-cell office:value-type="float" office:value="38808.0">
            <text:p>38808.0</text:p>
          </table:table-cell>
          <table:table-cell office:value-type="float" office:value="38808.0">
            <text:p>388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88">
            <text:p>NA288</text:p>
          </table:table-cell>
          <table:table-cell office:value-type="string" office:value="Plumero microfibra mango extensible ">
            <text:p>Plumero microfibra mango extensible </text:p>
          </table:table-cell>
          <table:table-cell office:value-type="float" office:value="7425.0">
            <text:p>7425.0</text:p>
          </table:table-cell>
          <table:table-cell office:value-type="float" office:value="7425.0">
            <text:p>74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91">
            <text:p>NA291</text:p>
          </table:table-cell>
          <table:table-cell office:value-type="string" office:value="Portatanza automatico desmalezadora naftera">
            <text:p>Portatanza automatico desmalezadora naftera</text:p>
          </table:table-cell>
          <table:table-cell office:value-type="float" office:value="12375.0">
            <text:p>12375.0</text:p>
          </table:table-cell>
          <table:table-cell office:value-type="float" office:value="12375.0">
            <text:p>123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92">
            <text:p>NA292</text:p>
          </table:table-cell>
          <table:table-cell office:value-type="string" office:value="Portatanza con mariposa desmalezadora naftera">
            <text:p>Portatanza con mariposa desmalezadora naftera</text:p>
          </table:table-cell>
          <table:table-cell office:value-type="float" office:value="13485.0">
            <text:p>13485.0</text:p>
          </table:table-cell>
          <table:table-cell office:value-type="float" office:value="13485.0">
            <text:p>134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PS3">
            <text:p>HPS3</text:p>
          </table:table-cell>
          <table:table-cell office:value-type="string" office:value="Precintos x60 3 medidas surtidas">
            <text:p>Precintos x60 3 medidas surtidas</text:p>
          </table:table-cell>
          <table:table-cell office:value-type="float" office:value="2566.5">
            <text:p>2566.5</text:p>
          </table:table-cell>
          <table:table-cell office:value-type="float" office:value="2566.5">
            <text:p>256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00">
            <text:p>NA200</text:p>
          </table:table-cell>
          <table:table-cell office:value-type="string" office:value="Prensa angular esquinera">
            <text:p>Prensa angular esquinera</text:p>
          </table:table-cell>
          <table:table-cell office:value-type="float" office:value="7302.0">
            <text:p>7302.0</text:p>
          </table:table-cell>
          <table:table-cell office:value-type="float" office:value="7302.0">
            <text:p>73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555">
            <text:p>GAL555</text:p>
          </table:table-cell>
          <table:table-cell office:value-type="string" office:value="Prensa G BLISTER X 3 (1&quot; 2&quot; Y 3&quot; )">
            <text:p>Prensa G BLISTER X 3 (1" 2" Y 3" )</text:p>
          </table:table-cell>
          <table:table-cell office:value-type="float" office:value="11149.5">
            <text:p>11149.5</text:p>
          </table:table-cell>
          <table:table-cell office:value-type="float" office:value="11149.5">
            <text:p>1114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UÃ‘O2304">
            <text:p>PUÃ‘O2304</text:p>
          </table:table-cell>
          <table:table-cell office:value-type="string" office:value="Puños goma samat negros bici x2u">
            <text:p>Puños goma samat negros bici x2u</text:p>
          </table:table-cell>
          <table:table-cell office:value-type="float" office:value="772.5">
            <text:p>772.5</text:p>
          </table:table-cell>
          <table:table-cell office:value-type="float" office:value="772.5">
            <text:p>77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50">
            <text:p>LU50</text:p>
          </table:table-cell>
          <table:table-cell office:value-type="string" office:value="Pulverizador 1/2l">
            <text:p>Pulverizador 1/2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54">
            <text:p>LU54</text:p>
          </table:table-cell>
          <table:table-cell office:value-type="string" office:value="Pulverizador 100ml.con valvula atomizadora">
            <text:p>Pulverizador 100ml.con valvula atomizadora</text:p>
          </table:table-cell>
          <table:table-cell office:value-type="float" office:value="597.0">
            <text:p>597.0</text:p>
          </table:table-cell>
          <table:table-cell office:value-type="float" office:value="597.0">
            <text:p>5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01">
            <text:p>DA01</text:p>
          </table:table-cell>
          <table:table-cell office:value-type="string" office:value="Pulverizador bomba ">
            <text:p>Pulverizador bomba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53">
            <text:p>LU53</text:p>
          </table:table-cell>
          <table:table-cell office:value-type="string" office:value="Pulverizador mini 60ml.valvula atomizadora">
            <text:p>Pulverizador mini 60ml.valvula atomizador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500">
            <text:p>NA500</text:p>
          </table:table-cell>
          <table:table-cell office:value-type="string" office:value="Pulverizador para botella">
            <text:p>Pulverizador para botella</text:p>
          </table:table-cell>
          <table:table-cell office:value-type="float" office:value="3432.0">
            <text:p>3432.0</text:p>
          </table:table-cell>
          <table:table-cell office:value-type="float" office:value="3432.0">
            <text:p>34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96">
            <text:p>NA296</text:p>
          </table:table-cell>
          <table:table-cell office:value-type="string" office:value="Punta ph 2 corta x 10 unid">
            <text:p>Punta ph 2 corta x 10 unid</text:p>
          </table:table-cell>
          <table:table-cell office:value-type="float" office:value="7444.5">
            <text:p>7444.5</text:p>
          </table:table-cell>
          <table:table-cell office:value-type="float" office:value="7444.5">
            <text:p>744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96A">
            <text:p>NA296A</text:p>
          </table:table-cell>
          <table:table-cell office:value-type="string" office:value="Punta ph 2 larga x 10 unid">
            <text:p>Punta ph 2 larga x 10 unid</text:p>
          </table:table-cell>
          <table:table-cell office:value-type="float" office:value="9732.0">
            <text:p>9732.0</text:p>
          </table:table-cell>
          <table:table-cell office:value-type="float" office:value="9732.0">
            <text:p>97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PIN50">
            <text:p>LPIN50</text:p>
          </table:table-cell>
          <table:table-cell office:value-type="string" office:value="Punzon chinches cajita 50pcs.">
            <text:p>Punzon chinches cajita 50pcs.</text:p>
          </table:table-cell>
          <table:table-cell office:value-type="float" office:value="1197.0">
            <text:p>1197.0</text:p>
          </table:table-cell>
          <table:table-cell office:value-type="float" office:value="1197.0">
            <text:p>11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55">
            <text:p>GAL155</text:p>
          </table:table-cell>
          <table:table-cell office:value-type="string" office:value="Raqueta mata moscas A PILA">
            <text:p>Raqueta mata moscas A PILA</text:p>
          </table:table-cell>
          <table:table-cell office:value-type="float" office:value="11173.5">
            <text:p>11173.5</text:p>
          </table:table-cell>
          <table:table-cell office:value-type="float" office:value="11173.5">
            <text:p>1117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98">
            <text:p>NA298</text:p>
          </table:table-cell>
          <table:table-cell office:value-type="string" office:value="Red para moto 40x40">
            <text:p>Red para moto 40x40</text:p>
          </table:table-cell>
          <table:table-cell office:value-type="float" office:value="4330.5">
            <text:p>4330.5</text:p>
          </table:table-cell>
          <table:table-cell office:value-type="float" office:value="4330.5">
            <text:p>433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F100">
            <text:p>REF100</text:p>
          </table:table-cell>
          <table:table-cell office:value-type="string" office:value="Reflector led 100W">
            <text:p>Reflector led 100W</text:p>
          </table:table-cell>
          <table:table-cell office:value-type="float" office:value="24810.0">
            <text:p>24810.0</text:p>
          </table:table-cell>
          <table:table-cell office:value-type="float" office:value="24810.0">
            <text:p>248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F20">
            <text:p>REF20</text:p>
          </table:table-cell>
          <table:table-cell office:value-type="string" office:value="Reflector led 20W">
            <text:p>Reflector led 20W</text:p>
          </table:table-cell>
          <table:table-cell office:value-type="float" office:value="8628.0">
            <text:p>8628.0</text:p>
          </table:table-cell>
          <table:table-cell office:value-type="float" office:value="8628.0">
            <text:p>86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F30">
            <text:p>REF30</text:p>
          </table:table-cell>
          <table:table-cell office:value-type="string" office:value="Reflector led 30W">
            <text:p>Reflector led 30W</text:p>
          </table:table-cell>
          <table:table-cell office:value-type="float" office:value="9624.0">
            <text:p>9624.0</text:p>
          </table:table-cell>
          <table:table-cell office:value-type="float" office:value="9624.0">
            <text:p>96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F50">
            <text:p>REF50</text:p>
          </table:table-cell>
          <table:table-cell office:value-type="string" office:value="Reflector led 50W">
            <text:p>Reflector led 50W</text:p>
          </table:table-cell>
          <table:table-cell office:value-type="float" office:value="15030.0">
            <text:p>15030.0</text:p>
          </table:table-cell>
          <table:table-cell office:value-type="float" office:value="15030.0">
            <text:p>150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99">
            <text:p>NA299</text:p>
          </table:table-cell>
          <table:table-cell office:value-type="string" office:value="Regla metalica 100 cm.">
            <text:p>Regla metalica 100 cm.</text:p>
          </table:table-cell>
          <table:table-cell office:value-type="float" office:value="8233.5">
            <text:p>8233.5</text:p>
          </table:table-cell>
          <table:table-cell office:value-type="float" office:value="8233.5">
            <text:p>823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00">
            <text:p>NA300</text:p>
          </table:table-cell>
          <table:table-cell office:value-type="string" office:value="Regla metalica 30 cm.">
            <text:p>Regla metalica 30 cm.</text:p>
          </table:table-cell>
          <table:table-cell office:value-type="float" office:value="2628.0">
            <text:p>2628.0</text:p>
          </table:table-cell>
          <table:table-cell office:value-type="float" office:value="2628.0">
            <text:p>26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01">
            <text:p>NA301</text:p>
          </table:table-cell>
          <table:table-cell office:value-type="string" office:value="Regla metalica 50 cm.">
            <text:p>Regla metalica 50 cm.</text:p>
          </table:table-cell>
          <table:table-cell office:value-type="float" office:value="3432.0">
            <text:p>3432.0</text:p>
          </table:table-cell>
          <table:table-cell office:value-type="float" office:value="3432.0">
            <text:p>34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02">
            <text:p>NA302</text:p>
          </table:table-cell>
          <table:table-cell office:value-type="string" office:value="Remachadora comun">
            <text:p>Remachadora comun</text:p>
          </table:table-cell>
          <table:table-cell office:value-type="float" office:value="13623.0">
            <text:p>13623.0</text:p>
          </table:table-cell>
          <table:table-cell office:value-type="float" office:value="13623.0">
            <text:p>136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99">
            <text:p>NA199</text:p>
          </table:table-cell>
          <table:table-cell office:value-type="string" office:value="Repuesto hoja cuter trapezoidal x 10">
            <text:p>Repuesto hoja cuter trapezoidal x 10</text:p>
          </table:table-cell>
          <table:table-cell office:value-type="float" office:value="1716.0">
            <text:p>1716.0</text:p>
          </table:table-cell>
          <table:table-cell office:value-type="float" office:value="1716.0">
            <text:p>17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103">
            <text:p>LU103</text:p>
          </table:table-cell>
          <table:table-cell office:value-type="string" office:value="Repuesto hoja cuter x 10">
            <text:p>Repuesto hoja cuter x 10</text:p>
          </table:table-cell>
          <table:table-cell office:value-type="float" office:value="1306.5">
            <text:p>1306.5</text:p>
          </table:table-cell>
          <table:table-cell office:value-type="float" office:value="1306.5">
            <text:p>130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G01">
            <text:p>ING01</text:p>
          </table:table-cell>
          <table:table-cell office:value-type="string" office:value="Resistencia calefon ALUMINIO ">
            <text:p>Resistencia calefon ALUMINIO </text:p>
          </table:table-cell>
          <table:table-cell office:value-type="float" office:value="2820.0">
            <text:p>2820.0</text:p>
          </table:table-cell>
          <table:table-cell office:value-type="float" office:value="2820.0">
            <text:p>28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G02">
            <text:p>ING02</text:p>
          </table:table-cell>
          <table:table-cell office:value-type="string" office:value="Resistencia calefon BRONCE ">
            <text:p>Resistencia calefon BRONCE </text:p>
          </table:table-cell>
          <table:table-cell office:value-type="float" office:value="5341.5">
            <text:p>5341.5</text:p>
          </table:table-cell>
          <table:table-cell office:value-type="float" office:value="5341.5">
            <text:p>534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153">
            <text:p>LU153</text:p>
          </table:table-cell>
          <table:table-cell office:value-type="string" office:value="Rodillo sacapelusas">
            <text:p>Rodillo sacapelusas</text:p>
          </table:table-cell>
          <table:table-cell office:value-type="float" office:value="3360.0">
            <text:p>3360.0</text:p>
          </table:table-cell>
          <table:table-cell office:value-type="float" office:value="3360.0">
            <text:p>33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01">
            <text:p>RU01</text:p>
          </table:table-cell>
          <table:table-cell office:value-type="string" office:value="Rueda p/carro de compras chino x unid">
            <text:p>Rueda p/carro de compras chino x unid</text:p>
          </table:table-cell>
          <table:table-cell office:value-type="float" office:value="4465.5">
            <text:p>4465.5</text:p>
          </table:table-cell>
          <table:table-cell office:value-type="float" office:value="4465.5">
            <text:p>446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99A">
            <text:p>NA999A</text:p>
          </table:table-cell>
          <table:table-cell office:value-type="string" office:value="Sacabocado a golpe en blister x 6">
            <text:p>Sacabocado a golpe en blister x 6</text:p>
          </table:table-cell>
          <table:table-cell office:value-type="float" office:value="14754.0">
            <text:p>14754.0</text:p>
          </table:table-cell>
          <table:table-cell office:value-type="float" office:value="14754.0">
            <text:p>147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06">
            <text:p>NA306</text:p>
          </table:table-cell>
          <table:table-cell office:value-type="string" office:value="Sacabujia 16mm">
            <text:p>Sacabujia 16mm</text:p>
          </table:table-cell>
          <table:table-cell office:value-type="float" office:value="6864.0">
            <text:p>6864.0</text:p>
          </table:table-cell>
          <table:table-cell office:value-type="float" office:value="6864.0">
            <text:p>68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07">
            <text:p>NA307</text:p>
          </table:table-cell>
          <table:table-cell office:value-type="string" office:value="Sacabujia 21mm">
            <text:p>Sacabujia 21mm</text:p>
          </table:table-cell>
          <table:table-cell office:value-type="float" office:value="6864.0">
            <text:p>6864.0</text:p>
          </table:table-cell>
          <table:table-cell office:value-type="float" office:value="6864.0">
            <text:p>68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08">
            <text:p>NA308</text:p>
          </table:table-cell>
          <table:table-cell office:value-type="string" office:value="Sacabujia doble ">
            <text:p>Sacabujia doble </text:p>
          </table:table-cell>
          <table:table-cell office:value-type="float" office:value="9240.0">
            <text:p>9240.0</text:p>
          </table:table-cell>
          <table:table-cell office:value-type="float" office:value="9240.0">
            <text:p>92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105">
            <text:p>LU105</text:p>
          </table:table-cell>
          <table:table-cell office:value-type="string" office:value="Sacacorchos destapador ">
            <text:p>Sacacorchos destapador </text:p>
          </table:table-cell>
          <table:table-cell office:value-type="float" office:value="3379.5">
            <text:p>3379.5</text:p>
          </table:table-cell>
          <table:table-cell office:value-type="float" office:value="3379.5">
            <text:p>337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95">
            <text:p>NA995</text:p>
          </table:table-cell>
          <table:table-cell office:value-type="string" office:value="Sacafiltros a cadena">
            <text:p>Sacafiltros a cadena</text:p>
          </table:table-cell>
          <table:table-cell office:value-type="float" office:value="9270.0">
            <text:p>9270.0</text:p>
          </table:table-cell>
          <table:table-cell office:value-type="float" office:value="9270.0">
            <text:p>92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SAP300">
            <text:p>NSAP300</text:p>
          </table:table-cell>
          <table:table-cell office:value-type="string" office:value="Sapito regador plastico Medio Giro 1/2 3/4 ">
            <text:p>Sapito regador plastico Medio Giro 1/2 3/4 </text:p>
          </table:table-cell>
          <table:table-cell office:value-type="float" office:value="585.0">
            <text:p>585.0</text:p>
          </table:table-cell>
          <table:table-cell office:value-type="float" office:value="585.0">
            <text:p>5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07">
            <text:p>SC07</text:p>
          </table:table-cell>
          <table:table-cell office:value-type="string" office:value="SCHAFER-Barrehojas B1 (corta) 430 mm ">
            <text:p>SCHAFER-Barrehojas B1 (corta) 430 mm </text:p>
          </table:table-cell>
          <table:table-cell office:value-type="float" office:value="5301.0">
            <text:p>5301.0</text:p>
          </table:table-cell>
          <table:table-cell office:value-type="float" office:value="5301.0">
            <text:p>53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08">
            <text:p>SC08</text:p>
          </table:table-cell>
          <table:table-cell office:value-type="string" office:value="SCHAFER-Barrehojas B2 (alta) 645mm">
            <text:p>SCHAFER-Barrehojas B2 (alta) 645mm</text:p>
          </table:table-cell>
          <table:table-cell office:value-type="float" office:value="7435.5">
            <text:p>7435.5</text:p>
          </table:table-cell>
          <table:table-cell office:value-type="float" office:value="7435.5">
            <text:p>743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02">
            <text:p>SC02</text:p>
          </table:table-cell>
          <table:table-cell office:value-type="string" office:value="SCHAFER-Bordeadora M2 400W ">
            <text:p>SCHAFER-Bordeadora M2 400W </text:p>
          </table:table-cell>
          <table:table-cell office:value-type="float" office:value="153387.0">
            <text:p>153387.0</text:p>
          </table:table-cell>
          <table:table-cell office:value-type="float" office:value="153387.0">
            <text:p>1533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06">
            <text:p>SC06</text:p>
          </table:table-cell>
          <table:table-cell office:value-type="string" office:value="SCHAFER-Carretel Universal ">
            <text:p>SCHAFER-Carretel Universal </text:p>
          </table:table-cell>
          <table:table-cell office:value-type="float" office:value="3556.5">
            <text:p>3556.5</text:p>
          </table:table-cell>
          <table:table-cell office:value-type="float" office:value="3556.5">
            <text:p>355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05">
            <text:p>SC05</text:p>
          </table:table-cell>
          <table:table-cell office:value-type="string" office:value="SCHAFER-Carrito bordeadora ">
            <text:p>SCHAFER-Carrito bordeadora </text:p>
          </table:table-cell>
          <table:table-cell office:value-type="float" office:value="25008.0">
            <text:p>25008.0</text:p>
          </table:table-cell>
          <table:table-cell office:value-type="float" office:value="25008.0">
            <text:p>250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21">
            <text:p>SC21</text:p>
          </table:table-cell>
          <table:table-cell office:value-type="string" office:value="SCHAFER-Enrolla manguera de pared">
            <text:p>SCHAFER-Enrolla manguera de pared</text:p>
          </table:table-cell>
          <table:table-cell office:value-type="float" office:value="6502.5">
            <text:p>6502.5</text:p>
          </table:table-cell>
          <table:table-cell office:value-type="float" office:value="6502.5">
            <text:p>650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0">
            <text:p>SC10</text:p>
          </table:table-cell>
          <table:table-cell office:value-type="string" office:value="SCHAFER-Lanza riego enchufe 1/2 a 3/4">
            <text:p>SCHAFER-Lanza riego enchufe 1/2 a 3/4</text:p>
          </table:table-cell>
          <table:table-cell office:value-type="float" office:value="2400.0">
            <text:p>2400.0</text:p>
          </table:table-cell>
          <table:table-cell office:value-type="float" office:value="2400.0">
            <text:p>24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6">
            <text:p>SC16</text:p>
          </table:table-cell>
          <table:table-cell office:value-type="string" office:value="SCHAFER-Mariposa hembra 1/4 ">
            <text:p>SCHAFER-Mariposa hembra 1/4 </text:p>
          </table:table-cell>
          <table:table-cell office:value-type="float" office:value="1168.5">
            <text:p>1168.5</text:p>
          </table:table-cell>
          <table:table-cell office:value-type="float" office:value="1168.5">
            <text:p>11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8">
            <text:p>SC18</text:p>
          </table:table-cell>
          <table:table-cell office:value-type="string" office:value="SCHAFER-Mariposa hembra 3/8 ">
            <text:p>SCHAFER-Mariposa hembra 3/8 </text:p>
          </table:table-cell>
          <table:table-cell office:value-type="float" office:value="1168.5">
            <text:p>1168.5</text:p>
          </table:table-cell>
          <table:table-cell office:value-type="float" office:value="1168.5">
            <text:p>11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7">
            <text:p>SC17</text:p>
          </table:table-cell>
          <table:table-cell office:value-type="string" office:value="SCHAFER-Mariposa hembra 5/16 ">
            <text:p>SCHAFER-Mariposa hembra 5/16 </text:p>
          </table:table-cell>
          <table:table-cell office:value-type="float" office:value="1168.5">
            <text:p>1168.5</text:p>
          </table:table-cell>
          <table:table-cell office:value-type="float" office:value="1168.5">
            <text:p>116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9">
            <text:p>SC19</text:p>
          </table:table-cell>
          <table:table-cell office:value-type="string" office:value="SCHAFER-Mariposa macho 1/4 ">
            <text:p>SCHAFER-Mariposa macho 1/4 </text:p>
          </table:table-cell>
          <table:table-cell office:value-type="float" office:value="1668.0">
            <text:p>1668.0</text:p>
          </table:table-cell>
          <table:table-cell office:value-type="float" office:value="1668.0">
            <text:p>16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20">
            <text:p>SC20</text:p>
          </table:table-cell>
          <table:table-cell office:value-type="string" office:value="SCHAFER-Mariposa macho 5/16 ">
            <text:p>SCHAFER-Mariposa macho 5/16 </text:p>
          </table:table-cell>
          <table:table-cell office:value-type="float" office:value="1668.0">
            <text:p>1668.0</text:p>
          </table:table-cell>
          <table:table-cell office:value-type="float" office:value="1668.0">
            <text:p>16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1">
            <text:p>SC11</text:p>
          </table:table-cell>
          <table:table-cell office:value-type="string" office:value="SCHAFER-Ruedas 110 x 25 x 3/8 ">
            <text:p>SCHAFER-Ruedas 110 x 25 x 3/8 </text:p>
          </table:table-cell>
          <table:table-cell office:value-type="float" office:value="2332.5">
            <text:p>2332.5</text:p>
          </table:table-cell>
          <table:table-cell office:value-type="float" office:value="2332.5">
            <text:p>233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2">
            <text:p>SC12</text:p>
          </table:table-cell>
          <table:table-cell office:value-type="string" office:value="SCHAFER-Ruedas 135 x 35 x 3/8 ">
            <text:p>SCHAFER-Ruedas 135 x 35 x 3/8 </text:p>
          </table:table-cell>
          <table:table-cell office:value-type="float" office:value="4335.0">
            <text:p>4335.0</text:p>
          </table:table-cell>
          <table:table-cell office:value-type="float" office:value="4335.0">
            <text:p>43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3">
            <text:p>SC13</text:p>
          </table:table-cell>
          <table:table-cell office:value-type="string" office:value="SCHAFER-Ruedas 160 x 45 x 3/8 ">
            <text:p>SCHAFER-Ruedas 160 x 45 x 3/8 </text:p>
          </table:table-cell>
          <table:table-cell office:value-type="float" office:value="6669.0">
            <text:p>6669.0</text:p>
          </table:table-cell>
          <table:table-cell office:value-type="float" office:value="6669.0">
            <text:p>66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4">
            <text:p>SC14</text:p>
          </table:table-cell>
          <table:table-cell office:value-type="string" office:value="SCHAFER-Ruedas 180 x 45 x 1/2 ">
            <text:p>SCHAFER-Ruedas 180 x 45 x 1/2 </text:p>
          </table:table-cell>
          <table:table-cell office:value-type="float" office:value="7837.5">
            <text:p>7837.5</text:p>
          </table:table-cell>
          <table:table-cell office:value-type="float" office:value="7837.5">
            <text:p>783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5">
            <text:p>SC15</text:p>
          </table:table-cell>
          <table:table-cell office:value-type="string" office:value="SCHAFER-Ruedas 200 x 45 x 1/2 ">
            <text:p>SCHAFER-Ruedas 200 x 45 x 1/2 </text:p>
          </table:table-cell>
          <table:table-cell office:value-type="float" office:value="9921.0">
            <text:p>9921.0</text:p>
          </table:table-cell>
          <table:table-cell office:value-type="float" office:value="9921.0">
            <text:p>99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09">
            <text:p>SC09</text:p>
          </table:table-cell>
          <table:table-cell office:value-type="string" office:value="SCHAFER-Sapito enchufe 1/2 a 3/4 ">
            <text:p>SCHAFER-Sapito enchufe 1/2 a 3/4 </text:p>
          </table:table-cell>
          <table:table-cell office:value-type="float" office:value="7902.0">
            <text:p>7902.0</text:p>
          </table:table-cell>
          <table:table-cell office:value-type="float" office:value="7902.0">
            <text:p>79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11">
            <text:p>NA311</text:p>
          </table:table-cell>
          <table:table-cell office:value-type="string" office:value="Serrucho 18">
            <text:p>Serrucho 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123">
            <text:p>GAL123</text:p>
          </table:table-cell>
          <table:table-cell office:value-type="string" office:value="Serrucho zapallero verde plegable">
            <text:p>Serrucho zapallero verde plegab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60">
            <text:p>NA160</text:p>
          </table:table-cell>
          <table:table-cell office:value-type="string" office:value="Set 40 tubos con criquet caja gris">
            <text:p>Set 40 tubos con criquet caja gris</text:p>
          </table:table-cell>
          <table:table-cell office:value-type="float" office:value="21067.5">
            <text:p>21067.5</text:p>
          </table:table-cell>
          <table:table-cell office:value-type="float" office:value="21067.5">
            <text:p>210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08">
            <text:p>GAL08</text:p>
          </table:table-cell>
          <table:table-cell office:value-type="string" office:value="Set bandeja sanitaria p/gatos con accesorios">
            <text:p>Set bandeja sanitaria p/gatos con accesorios</text:p>
          </table:table-cell>
          <table:table-cell office:value-type="float" office:value="3301.5">
            <text:p>3301.5</text:p>
          </table:table-cell>
          <table:table-cell office:value-type="float" office:value="3301.5">
            <text:p>330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508">
            <text:p>GAL508</text:p>
          </table:table-cell>
          <table:table-cell office:value-type="string" office:value="Set jardin x 3 grande">
            <text:p>Set jardin x 3 gran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33">
            <text:p>MI33</text:p>
          </table:table-cell>
          <table:table-cell office:value-type="string" office:value="Set limpieza cepillo franela rejilla">
            <text:p>Set limpieza cepillo franela rejilla</text:p>
          </table:table-cell>
          <table:table-cell office:value-type="float" office:value="6292.5">
            <text:p>6292.5</text:p>
          </table:table-cell>
          <table:table-cell office:value-type="float" office:value="6292.5">
            <text:p>629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89">
            <text:p>ON89</text:p>
          </table:table-cell>
          <table:table-cell office:value-type="string" office:value="Set llave T 24pc">
            <text:p>Set llave T 24pc</text:p>
          </table:table-cell>
          <table:table-cell office:value-type="float" office:value="10327.5">
            <text:p>10327.5</text:p>
          </table:table-cell>
          <table:table-cell office:value-type="float" office:value="10327.5">
            <text:p>1032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69">
            <text:p>NA269</text:p>
          </table:table-cell>
          <table:table-cell office:value-type="string" office:value="Set piedras montadas chicas x 5">
            <text:p>Set piedras montadas chicas x 5</text:p>
          </table:table-cell>
          <table:table-cell office:value-type="float" office:value="3583.5">
            <text:p>3583.5</text:p>
          </table:table-cell>
          <table:table-cell office:value-type="float" office:value="3583.5">
            <text:p>358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269A">
            <text:p>NA269A</text:p>
          </table:table-cell>
          <table:table-cell office:value-type="string" office:value="Set piedras montadas esmeril grandes x5">
            <text:p>Set piedras montadas esmeril grandes x5</text:p>
          </table:table-cell>
          <table:table-cell office:value-type="float" office:value="5275.5">
            <text:p>5275.5</text:p>
          </table:table-cell>
          <table:table-cell office:value-type="float" office:value="5275.5">
            <text:p>527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R108">
            <text:p>HOR108</text:p>
          </table:table-cell>
          <table:table-cell office:value-type="string" office:value="Set puntas destornillador 31ps.en 1">
            <text:p>Set puntas destornillador 31ps.en 1</text:p>
          </table:table-cell>
          <table:table-cell office:value-type="float" office:value="7387.5">
            <text:p>7387.5</text:p>
          </table:table-cell>
          <table:table-cell office:value-type="float" office:value="7387.5">
            <text:p>73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ABL1">
            <text:p>TABL1</text:p>
          </table:table-cell>
          <table:table-cell office:value-type="string" office:value="Sintetico triple accion BLANCO 1 LT Micolor ">
            <text:p>Sintetico triple accion BLANCO 1 LT Micolo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ANG1">
            <text:p>TANG1</text:p>
          </table:table-cell>
          <table:table-cell office:value-type="string" office:value="Sintetico triple accion NEGRO 1 LT Micolor ">
            <text:p>Sintetico triple accion NEGRO 1 LT Micolo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31">
            <text:p>NA431</text:p>
          </table:table-cell>
          <table:table-cell office:value-type="string" office:value="Soga elastica tensor negra x2u. 1mt TE100-2-1">
            <text:p>Soga elastica tensor negra x2u. 1mt TE100-2-1</text:p>
          </table:table-cell>
          <table:table-cell office:value-type="float" office:value="4950.0">
            <text:p>4950.0</text:p>
          </table:table-cell>
          <table:table-cell office:value-type="float" office:value="4950.0">
            <text:p>49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88">
            <text:p>NA388</text:p>
          </table:table-cell>
          <table:table-cell office:value-type="string" office:value="Soga remolque plana 3m.">
            <text:p>Soga remolque plana 3m.</text:p>
          </table:table-cell>
          <table:table-cell office:value-type="float" office:value="10065.0">
            <text:p>10065.0</text:p>
          </table:table-cell>
          <table:table-cell office:value-type="float" office:value="10065.0">
            <text:p>100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N112">
            <text:p>ON112</text:p>
          </table:table-cell>
          <table:table-cell office:value-type="string" office:value="Soga tensor elastica gruesa x1">
            <text:p>Soga tensor elastica gruesa x1</text:p>
          </table:table-cell>
          <table:table-cell office:value-type="float" office:value="4195.5">
            <text:p>4195.5</text:p>
          </table:table-cell>
          <table:table-cell office:value-type="float" office:value="4195.5">
            <text:p>41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Q72">
            <text:p>AQ72</text:p>
          </table:table-cell>
          <table:table-cell office:value-type="string" office:value="Soga tensor negra 0,75m.x 10unidades">
            <text:p>Soga tensor negra 0,75m.x 10unidades</text:p>
          </table:table-cell>
          <table:table-cell office:value-type="float" office:value="17424.0">
            <text:p>17424.0</text:p>
          </table:table-cell>
          <table:table-cell office:value-type="float" office:value="17424.0">
            <text:p>174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200">
            <text:p>GAL200</text:p>
          </table:table-cell>
          <table:table-cell office:value-type="string" office:value="Soga tensor plana 1,5m. x unidad">
            <text:p>Soga tensor plana 1,5m. x unidad</text:p>
          </table:table-cell>
          <table:table-cell office:value-type="float" office:value="3228.0">
            <text:p>3228.0</text:p>
          </table:table-cell>
          <table:table-cell office:value-type="float" office:value="3228.0">
            <text:p>32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17">
            <text:p>NA317</text:p>
          </table:table-cell>
          <table:table-cell office:value-type="string" office:value="Soga tensor x 2u colores">
            <text:p>Soga tensor x 2u colores</text:p>
          </table:table-cell>
          <table:table-cell office:value-type="float" office:value="2283.0">
            <text:p>2283.0</text:p>
          </table:table-cell>
          <table:table-cell office:value-type="float" office:value="2283.0">
            <text:p>22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20">
            <text:p>NA320</text:p>
          </table:table-cell>
          <table:table-cell office:value-type="string" office:value="Soldador lapiz Verde 30W">
            <text:p>Soldador lapiz Verde 30W</text:p>
          </table:table-cell>
          <table:table-cell office:value-type="float" office:value="8707.5">
            <text:p>8707.5</text:p>
          </table:table-cell>
          <table:table-cell office:value-type="float" office:value="8707.5">
            <text:p>870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59">
            <text:p>GAL59</text:p>
          </table:table-cell>
          <table:table-cell office:value-type="string" office:value="Soldador pistola 30/80W">
            <text:p>Soldador pistola 30/80W</text:p>
          </table:table-cell>
          <table:table-cell office:value-type="float" office:value="11154.0">
            <text:p>11154.0</text:p>
          </table:table-cell>
          <table:table-cell office:value-type="float" office:value="11154.0">
            <text:p>111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INI3516">
            <text:p>DINI3516</text:p>
          </table:table-cell>
          <table:table-cell office:value-type="string" office:value="Solucion para parche bici DINI x 5 unid ">
            <text:p>Solucion para parche bici DINI x 5 unid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LU1">
            <text:p>SOLU1</text:p>
          </table:table-cell>
          <table:table-cell office:value-type="string" office:value="Solucion parche bici SOLUFIX cajax10u.">
            <text:p>Solucion parche bici SOLUFIX cajax10u.</text:p>
          </table:table-cell>
          <table:table-cell office:value-type="float" office:value="8995.5">
            <text:p>8995.5</text:p>
          </table:table-cell>
          <table:table-cell office:value-type="float" office:value="8995.5">
            <text:p>89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20">
            <text:p>SO20</text:p>
          </table:table-cell>
          <table:table-cell office:value-type="string" office:value="Sonda recta 20 medidas 0,05-1,00mm">
            <text:p>Sonda recta 20 medidas 0,05-1,00mm</text:p>
          </table:table-cell>
          <table:table-cell office:value-type="float" office:value="12817.5">
            <text:p>12817.5</text:p>
          </table:table-cell>
          <table:table-cell office:value-type="float" office:value="12817.5">
            <text:p>1281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29">
            <text:p>NA329</text:p>
          </table:table-cell>
          <table:table-cell office:value-type="string" office:value="Sopapa ventosa doble para vidriero">
            <text:p>Sopapa ventosa doble para vidriero</text:p>
          </table:table-cell>
          <table:table-cell office:value-type="float" office:value="29661.0">
            <text:p>29661.0</text:p>
          </table:table-cell>
          <table:table-cell office:value-type="float" office:value="29661.0">
            <text:p>296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29A">
            <text:p>NA329A</text:p>
          </table:table-cell>
          <table:table-cell office:value-type="string" office:value="Sopapa ventosa simple para vidriero">
            <text:p>Sopapa ventosa simple para vidriero</text:p>
          </table:table-cell>
          <table:table-cell office:value-type="float" office:value="12196.5">
            <text:p>12196.5</text:p>
          </table:table-cell>
          <table:table-cell office:value-type="float" office:value="12196.5">
            <text:p>1219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RA003">
            <text:p>DRA003</text:p>
          </table:table-cell>
          <table:table-cell office:value-type="string" office:value="Soporte LED 14 a 42 fijo 200 x 200">
            <text:p>Soporte LED 14 a 42 fijo 200 x 200</text:p>
          </table:table-cell>
          <table:table-cell office:value-type="float" office:value="10812.0">
            <text:p>10812.0</text:p>
          </table:table-cell>
          <table:table-cell office:value-type="float" office:value="10812.0">
            <text:p>108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RA002">
            <text:p>DRA002</text:p>
          </table:table-cell>
          <table:table-cell office:value-type="string" office:value="Soporte LED 14 a 55 brazo corto">
            <text:p>Soporte LED 14 a 55 brazo corto</text:p>
          </table:table-cell>
          <table:table-cell office:value-type="float" office:value="23995.5">
            <text:p>23995.5</text:p>
          </table:table-cell>
          <table:table-cell office:value-type="float" office:value="23995.5">
            <text:p>239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RA004">
            <text:p>DRA004</text:p>
          </table:table-cell>
          <table:table-cell office:value-type="string" office:value="Soporte LED 26 a 63 fijo">
            <text:p>Soporte LED 26 a 63 fijo</text:p>
          </table:table-cell>
          <table:table-cell office:value-type="float" office:value="14616.0">
            <text:p>14616.0</text:p>
          </table:table-cell>
          <table:table-cell office:value-type="float" office:value="14616.0">
            <text:p>146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11533">
            <text:p>S11533</text:p>
          </table:table-cell>
          <table:table-cell office:value-type="string" office:value="Soporte movil LED 14 a 42 brazo corto">
            <text:p>Soporte movil LED 14 a 42 brazo cor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T10">
            <text:p>ST10</text:p>
          </table:table-cell>
          <table:table-cell office:value-type="string" office:value="Stretch transparente (film)">
            <text:p>Stretch transparente (film)</text:p>
          </table:table-cell>
          <table:table-cell office:value-type="float" office:value="5074.5">
            <text:p>5074.5</text:p>
          </table:table-cell>
          <table:table-cell office:value-type="float" office:value="5074.5">
            <text:p>507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23">
            <text:p>NA323</text:p>
          </table:table-cell>
          <table:table-cell office:value-type="string" office:value="Sujeta carga 1&quot; x 4.5 mts ">
            <text:p>Sujeta carga 1" x 4.5 mts </text:p>
          </table:table-cell>
          <table:table-cell office:value-type="float" office:value="9240.0">
            <text:p>9240.0</text:p>
          </table:table-cell>
          <table:table-cell office:value-type="float" office:value="9240.0">
            <text:p>92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65A">
            <text:p>NA365A</text:p>
          </table:table-cell>
          <table:table-cell office:value-type="string" office:value="Sujeta carga amarre 1,5&quot;x6m.AZUL">
            <text:p>Sujeta carga amarre 1,5"x6m.AZUL</text:p>
          </table:table-cell>
          <table:table-cell office:value-type="float" office:value="24745.5">
            <text:p>24745.5</text:p>
          </table:table-cell>
          <table:table-cell office:value-type="float" office:value="24745.5">
            <text:p>247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26">
            <text:p>NA326</text:p>
          </table:table-cell>
          <table:table-cell office:value-type="string" office:value="Sujeta carga amarre 2&quot;x6m.AMARILLO 2TN.">
            <text:p>Sujeta carga amarre 2"x6m.AMARILLO 2TN.</text:p>
          </table:table-cell>
          <table:table-cell office:value-type="float" office:value="31345.5">
            <text:p>31345.5</text:p>
          </table:table-cell>
          <table:table-cell office:value-type="float" office:value="31345.5">
            <text:p>313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I01">
            <text:p>GALI01</text:p>
          </table:table-cell>
          <table:table-cell office:value-type="string" office:value="Tabletas mosquitos Gali caja x24u ">
            <text:p>Tabletas mosquitos Gali caja x24u </text:p>
          </table:table-cell>
          <table:table-cell office:value-type="float" office:value="1609.5">
            <text:p>1609.5</text:p>
          </table:table-cell>
          <table:table-cell office:value-type="float" office:value="1609.5">
            <text:p>160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114">
            <text:p>CH114</text:p>
          </table:table-cell>
          <table:table-cell office:value-type="string" office:value="Tapon termo acero 1/2l">
            <text:p>Tapon termo acero 1/2l</text:p>
          </table:table-cell>
          <table:table-cell office:value-type="float" office:value="2464.5">
            <text:p>2464.5</text:p>
          </table:table-cell>
          <table:table-cell office:value-type="float" office:value="2464.5">
            <text:p>246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115">
            <text:p>CH115</text:p>
          </table:table-cell>
          <table:table-cell office:value-type="string" office:value="Tapon termo acero 1l">
            <text:p>Tapon termo acero 1l</text:p>
          </table:table-cell>
          <table:table-cell office:value-type="float" office:value="2904.0">
            <text:p>2904.0</text:p>
          </table:table-cell>
          <table:table-cell office:value-type="float" office:value="2904.0">
            <text:p>29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116">
            <text:p>CH116</text:p>
          </table:table-cell>
          <table:table-cell office:value-type="string" office:value="Tapon termo acero 1l con pico vertedor">
            <text:p>Tapon termo acero 1l con pico vertedor</text:p>
          </table:table-cell>
          <table:table-cell office:value-type="float" office:value="3193.5">
            <text:p>3193.5</text:p>
          </table:table-cell>
          <table:table-cell office:value-type="float" office:value="3193.5">
            <text:p>319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ER23">
            <text:p>PER23</text:p>
          </table:table-cell>
          <table:table-cell office:value-type="string" office:value="Tapon termo cebador Lumilagro">
            <text:p>Tapon termo cebador Lumilagro</text:p>
          </table:table-cell>
          <table:table-cell office:value-type="float" office:value="2802.0">
            <text:p>2802.0</text:p>
          </table:table-cell>
          <table:table-cell office:value-type="float" office:value="2802.0">
            <text:p>28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ER23A">
            <text:p>PER23A</text:p>
          </table:table-cell>
          <table:table-cell office:value-type="string" office:value="Tapon termo cebador matero Saturno Lumilagro">
            <text:p>Tapon termo cebador matero Saturno Lumilagro</text:p>
          </table:table-cell>
          <table:table-cell office:value-type="float" office:value="4419.0">
            <text:p>4419.0</text:p>
          </table:table-cell>
          <table:table-cell office:value-type="float" office:value="4419.0">
            <text:p>44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RA09">
            <text:p>DRA09</text:p>
          </table:table-cell>
          <table:table-cell office:value-type="string" office:value="Termometro ambiental">
            <text:p>Termometro ambient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56">
            <text:p>KL56</text:p>
          </table:table-cell>
          <table:table-cell office:value-type="string" office:value="Terraja 3 medidas para caños ABRASOL">
            <text:p>Terraja 3 medidas para caños ABRASOL</text:p>
          </table:table-cell>
          <table:table-cell office:value-type="float" office:value="12039.0">
            <text:p>12039.0</text:p>
          </table:table-cell>
          <table:table-cell office:value-type="float" office:value="12039.0">
            <text:p>120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1">
            <text:p>FED01</text:p>
          </table:table-cell>
          <table:table-cell office:value-type="string" office:value="TF3-Aceite multiuso 100cc">
            <text:p>TF3-Aceite multiuso 100cc</text:p>
          </table:table-cell>
          <table:table-cell office:value-type="float" office:value="819.0">
            <text:p>819.0</text:p>
          </table:table-cell>
          <table:table-cell office:value-type="float" office:value="819.0">
            <text:p>8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1">
            <text:p>FED51</text:p>
          </table:table-cell>
          <table:table-cell office:value-type="string" office:value="TF3-Adhesivo de contacto 50cc. ">
            <text:p>TF3-Adhesivo de contacto 50cc. </text:p>
          </table:table-cell>
          <table:table-cell office:value-type="float" office:value="1971.0">
            <text:p>1971.0</text:p>
          </table:table-cell>
          <table:table-cell office:value-type="float" office:value="1971.0">
            <text:p>19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2">
            <text:p>FED02</text:p>
          </table:table-cell>
          <table:table-cell office:value-type="string" office:value="TF3-Adhesivo pvc 110cm3 ">
            <text:p>TF3-Adhesivo pvc 110cm3 </text:p>
          </table:table-cell>
          <table:table-cell office:value-type="float" office:value="3154.5">
            <text:p>3154.5</text:p>
          </table:table-cell>
          <table:table-cell office:value-type="float" office:value="3154.5">
            <text:p>315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3">
            <text:p>FED03</text:p>
          </table:table-cell>
          <table:table-cell office:value-type="string" office:value="TF3-Adhesivo pvc 60cm3 ">
            <text:p>TF3-Adhesivo pvc 60cm3 </text:p>
          </table:table-cell>
          <table:table-cell office:value-type="float" office:value="1854.0">
            <text:p>1854.0</text:p>
          </table:table-cell>
          <table:table-cell office:value-type="float" office:value="1854.0">
            <text:p>18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9">
            <text:p>FED49</text:p>
          </table:table-cell>
          <table:table-cell office:value-type="string" office:value="TF3-Cinta de PAPEL 24mm x 40 mts">
            <text:p>TF3-Cinta de PAPEL 24mm x 40 mts</text:p>
          </table:table-cell>
          <table:table-cell office:value-type="float" office:value="3063.0">
            <text:p>3063.0</text:p>
          </table:table-cell>
          <table:table-cell office:value-type="float" office:value="3063.0">
            <text:p>30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0">
            <text:p>FED50</text:p>
          </table:table-cell>
          <table:table-cell office:value-type="string" office:value="TF3-Cinta de PAPEL 36mm x 40 mts ">
            <text:p>TF3-Cinta de PAPEL 36mm x 40 mts </text:p>
          </table:table-cell>
          <table:table-cell office:value-type="float" office:value="4594.5">
            <text:p>4594.5</text:p>
          </table:table-cell>
          <table:table-cell office:value-type="float" office:value="4594.5">
            <text:p>459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8">
            <text:p>FED48</text:p>
          </table:table-cell>
          <table:table-cell office:value-type="string" office:value="TF3-Cinta de PAPEL 18mm x 40 mts ">
            <text:p>TF3-Cinta de PAPEL 18mm x 40 mts </text:p>
          </table:table-cell>
          <table:table-cell office:value-type="float" office:value="2295.0">
            <text:p>2295.0</text:p>
          </table:table-cell>
          <table:table-cell office:value-type="float" office:value="2295.0">
            <text:p>22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4">
            <text:p>FED64</text:p>
          </table:table-cell>
          <table:table-cell office:value-type="string" office:value="TF3-Cinta embalar marron 40 mts ">
            <text:p>TF3-Cinta embalar marron 40 mts </text:p>
          </table:table-cell>
          <table:table-cell office:value-type="float" office:value="2340.0">
            <text:p>2340.0</text:p>
          </table:table-cell>
          <table:table-cell office:value-type="float" office:value="2340.0">
            <text:p>23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3">
            <text:p>FED63</text:p>
          </table:table-cell>
          <table:table-cell office:value-type="string" office:value="TF3-Cinta embalar transparente 40 mts ">
            <text:p>TF3-Cinta embalar transparente 40 mts </text:p>
          </table:table-cell>
          <table:table-cell office:value-type="float" office:value="2340.0">
            <text:p>2340.0</text:p>
          </table:table-cell>
          <table:table-cell office:value-type="float" office:value="2340.0">
            <text:p>23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6">
            <text:p>FED66</text:p>
          </table:table-cell>
          <table:table-cell office:value-type="string" office:value="TF3-Cinta obra/pintor azul 18mm x 40mts. ">
            <text:p>TF3-Cinta obra/pintor azul 18mm x 40mts. </text:p>
          </table:table-cell>
          <table:table-cell office:value-type="float" office:value="2827.5">
            <text:p>2827.5</text:p>
          </table:table-cell>
          <table:table-cell office:value-type="float" office:value="2827.5">
            <text:p>282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8">
            <text:p>FED58</text:p>
          </table:table-cell>
          <table:table-cell office:value-type="string" office:value="TF3-Cinta obra/pintor azul 24mm x 40mts.">
            <text:p>TF3-Cinta obra/pintor azul 24mm x 40mts.</text:p>
          </table:table-cell>
          <table:table-cell office:value-type="float" office:value="3766.5">
            <text:p>3766.5</text:p>
          </table:table-cell>
          <table:table-cell office:value-type="float" office:value="3766.5">
            <text:p>376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9">
            <text:p>FED59</text:p>
          </table:table-cell>
          <table:table-cell office:value-type="string" office:value="TF3-Cinta teflon 1/2 x 10mts. x 10unid ">
            <text:p>TF3-Cinta teflon 1/2 x 10mts. x 10unid </text:p>
          </table:table-cell>
          <table:table-cell office:value-type="float" office:value="4632.0">
            <text:p>4632.0</text:p>
          </table:table-cell>
          <table:table-cell office:value-type="float" office:value="4632.0">
            <text:p>46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1">
            <text:p>FED61</text:p>
          </table:table-cell>
          <table:table-cell office:value-type="string" office:value="TF3-Cinta teflon 3/4 x 10mts. x 10unid ">
            <text:p>TF3-Cinta teflon 3/4 x 10mts. x 10unid </text:p>
          </table:table-cell>
          <table:table-cell office:value-type="float" office:value="6300.0">
            <text:p>6300.0</text:p>
          </table:table-cell>
          <table:table-cell office:value-type="float" office:value="6300.0">
            <text:p>6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0">
            <text:p>FED40</text:p>
          </table:table-cell>
          <table:table-cell office:value-type="string" office:value="TF3-Cola vinilica 125g pico aplicador ">
            <text:p>TF3-Cola vinilica 125g pico aplicador </text:p>
          </table:table-cell>
          <table:table-cell office:value-type="float" office:value="1345.5">
            <text:p>1345.5</text:p>
          </table:table-cell>
          <table:table-cell office:value-type="float" office:value="1345.5">
            <text:p>13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3">
            <text:p>FED43</text:p>
          </table:table-cell>
          <table:table-cell office:value-type="string" office:value="TF3-Cola vinilica 1kg pico aplicador ">
            <text:p>TF3-Cola vinilica 1kg pico aplicador </text:p>
          </table:table-cell>
          <table:table-cell office:value-type="float" office:value="7495.5">
            <text:p>7495.5</text:p>
          </table:table-cell>
          <table:table-cell office:value-type="float" office:value="7495.5">
            <text:p>7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1">
            <text:p>FED41</text:p>
          </table:table-cell>
          <table:table-cell office:value-type="string" office:value="TF3-Cola vinilica 250g pico aplicador ">
            <text:p>TF3-Cola vinilica 250g pico aplicador </text:p>
          </table:table-cell>
          <table:table-cell office:value-type="float" office:value="2245.5">
            <text:p>2245.5</text:p>
          </table:table-cell>
          <table:table-cell office:value-type="float" office:value="2245.5">
            <text:p>22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6">
            <text:p>FED46</text:p>
          </table:table-cell>
          <table:table-cell office:value-type="string" office:value="TF3-Cola vinilica 4kg balde ">
            <text:p>TF3-Cola vinilica 4kg balde </text:p>
          </table:table-cell>
          <table:table-cell office:value-type="float" office:value="27241.5">
            <text:p>27241.5</text:p>
          </table:table-cell>
          <table:table-cell office:value-type="float" office:value="27241.5">
            <text:p>2724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2">
            <text:p>FED42</text:p>
          </table:table-cell>
          <table:table-cell office:value-type="string" office:value="TF3-Cola vinilica 500g pico aplicador ">
            <text:p>TF3-Cola vinilica 500g pico aplicador </text:p>
          </table:table-cell>
          <table:table-cell office:value-type="float" office:value="3859.5">
            <text:p>3859.5</text:p>
          </table:table-cell>
          <table:table-cell office:value-type="float" office:value="3859.5">
            <text:p>385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5">
            <text:p>FED65</text:p>
          </table:table-cell>
          <table:table-cell office:value-type="string" office:value="TF3-Crema adhesiva epoxi acero ">
            <text:p>TF3-Crema adhesiva epoxi acero </text:p>
          </table:table-cell>
          <table:table-cell office:value-type="float" office:value="9631.5">
            <text:p>9631.5</text:p>
          </table:table-cell>
          <table:table-cell office:value-type="float" office:value="9631.5">
            <text:p>963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9">
            <text:p>FED69</text:p>
          </table:table-cell>
          <table:table-cell office:value-type="string" office:value="TF3-Crema adhesiva epoxi blanca ">
            <text:p>TF3-Crema adhesiva epoxi blanca </text:p>
          </table:table-cell>
          <table:table-cell office:value-type="float" office:value="9903.0">
            <text:p>9903.0</text:p>
          </table:table-cell>
          <table:table-cell office:value-type="float" office:value="9903.0">
            <text:p>99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7">
            <text:p>FED67</text:p>
          </table:table-cell>
          <table:table-cell office:value-type="string" office:value="TF3-Crema limpiamanos 500cc. ">
            <text:p>TF3-Crema limpiamanos 500cc. </text:p>
          </table:table-cell>
          <table:table-cell office:value-type="float" office:value="3904.5">
            <text:p>3904.5</text:p>
          </table:table-cell>
          <table:table-cell office:value-type="float" office:value="3904.5">
            <text:p>390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2">
            <text:p>FED52</text:p>
          </table:table-cell>
          <table:table-cell office:value-type="string" office:value="TF3-Desoxidante / Fosfatizante 1l. ">
            <text:p>TF3-Desoxidante / Fosfatizante 1l. </text:p>
          </table:table-cell>
          <table:table-cell office:value-type="float" office:value="3022.5">
            <text:p>3022.5</text:p>
          </table:table-cell>
          <table:table-cell office:value-type="float" office:value="3022.5">
            <text:p>302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5">
            <text:p>FED45</text:p>
          </table:table-cell>
          <table:table-cell office:value-type="string" office:value="TF3-Destapa cañerias 1l ">
            <text:p>TF3-Destapa cañerias 1l </text:p>
          </table:table-cell>
          <table:table-cell office:value-type="float" office:value="2392.5">
            <text:p>2392.5</text:p>
          </table:table-cell>
          <table:table-cell office:value-type="float" office:value="2392.5">
            <text:p>239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71">
            <text:p>FED71</text:p>
          </table:table-cell>
          <table:table-cell office:value-type="string" office:value="TF3-Espuma de poliuretano 300ml. ">
            <text:p>TF3-Espuma de poliuretano 300ml. </text:p>
          </table:table-cell>
          <table:table-cell office:value-type="float" office:value="8953.5">
            <text:p>8953.5</text:p>
          </table:table-cell>
          <table:table-cell office:value-type="float" office:value="8953.5">
            <text:p>895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2">
            <text:p>FED62</text:p>
          </table:table-cell>
          <table:table-cell office:value-type="string" office:value="TF3-Espuma de poliuretano 500ml. ">
            <text:p>TF3-Espuma de poliuretano 500ml. </text:p>
          </table:table-cell>
          <table:table-cell office:value-type="float" office:value="12696.0">
            <text:p>12696.0</text:p>
          </table:table-cell>
          <table:table-cell office:value-type="float" office:value="12696.0">
            <text:p>126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11">
            <text:p>FED011</text:p>
          </table:table-cell>
          <table:table-cell office:value-type="string" office:value="TF3-Grafito en polvo 50gs ">
            <text:p>TF3-Grafito en polvo 50gs </text:p>
          </table:table-cell>
          <table:table-cell office:value-type="float" office:value="1057.5">
            <text:p>1057.5</text:p>
          </table:table-cell>
          <table:table-cell office:value-type="float" office:value="1057.5">
            <text:p>105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12">
            <text:p>FED012</text:p>
          </table:table-cell>
          <table:table-cell office:value-type="string" office:value="TF3-Grasa amarilla 100g ">
            <text:p>TF3-Grasa amarilla 100g </text:p>
          </table:table-cell>
          <table:table-cell office:value-type="float" office:value="1129.5">
            <text:p>1129.5</text:p>
          </table:table-cell>
          <table:table-cell office:value-type="float" office:value="1129.5">
            <text:p>112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14">
            <text:p>FED014</text:p>
          </table:table-cell>
          <table:table-cell office:value-type="string" office:value="TF3-Grasa amarilla 450g ">
            <text:p>TF3-Grasa amarilla 450g </text:p>
          </table:table-cell>
          <table:table-cell office:value-type="float" office:value="3108.0">
            <text:p>3108.0</text:p>
          </table:table-cell>
          <table:table-cell office:value-type="float" office:value="3108.0">
            <text:p>31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16">
            <text:p>FED016</text:p>
          </table:table-cell>
          <table:table-cell office:value-type="string" office:value="TF3-Grasa de litio 100gs">
            <text:p>TF3-Grasa de litio 100gs</text:p>
          </table:table-cell>
          <table:table-cell office:value-type="float" office:value="1131.0">
            <text:p>1131.0</text:p>
          </table:table-cell>
          <table:table-cell office:value-type="float" office:value="1131.0">
            <text:p>11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17">
            <text:p>FED017</text:p>
          </table:table-cell>
          <table:table-cell office:value-type="string" office:value="TF3-Grasa de litio 250gs ">
            <text:p>TF3-Grasa de litio 250gs </text:p>
          </table:table-cell>
          <table:table-cell office:value-type="float" office:value="1945.5">
            <text:p>1945.5</text:p>
          </table:table-cell>
          <table:table-cell office:value-type="float" office:value="1945.5">
            <text:p>19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44">
            <text:p>FED044</text:p>
          </table:table-cell>
          <table:table-cell office:value-type="string" office:value="TF3-Grasa de litio 4 kg ">
            <text:p>TF3-Grasa de litio 4 kg </text:p>
          </table:table-cell>
          <table:table-cell office:value-type="float" office:value="17289.0">
            <text:p>17289.0</text:p>
          </table:table-cell>
          <table:table-cell office:value-type="float" office:value="17289.0">
            <text:p>172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18">
            <text:p>FED018</text:p>
          </table:table-cell>
          <table:table-cell office:value-type="string" office:value="TF3-Grasa de litio 450gs ">
            <text:p>TF3-Grasa de litio 450gs </text:p>
          </table:table-cell>
          <table:table-cell office:value-type="float" office:value="3103.5">
            <text:p>3103.5</text:p>
          </table:table-cell>
          <table:table-cell office:value-type="float" office:value="3103.5">
            <text:p>310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19">
            <text:p>FED019</text:p>
          </table:table-cell>
          <table:table-cell office:value-type="string" office:value="TF3-Grasa de litio 900gs ">
            <text:p>TF3-Grasa de litio 900gs </text:p>
          </table:table-cell>
          <table:table-cell office:value-type="float" office:value="5205.0">
            <text:p>5205.0</text:p>
          </table:table-cell>
          <table:table-cell office:value-type="float" office:value="5205.0">
            <text:p>52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3">
            <text:p>FED53</text:p>
          </table:table-cell>
          <table:table-cell office:value-type="string" office:value="TF3-Grasa de litio en aerosol 250 cm3 ">
            <text:p>TF3-Grasa de litio en aerosol 250 cm3 </text:p>
          </table:table-cell>
          <table:table-cell office:value-type="float" office:value="2880.0">
            <text:p>2880.0</text:p>
          </table:table-cell>
          <table:table-cell office:value-type="float" office:value="2880.0">
            <text:p>28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20">
            <text:p>FED020</text:p>
          </table:table-cell>
          <table:table-cell office:value-type="string" office:value="TF3-Grasa grafitada 100gs">
            <text:p>TF3-Grasa grafitada 100gs</text:p>
          </table:table-cell>
          <table:table-cell office:value-type="float" office:value="1281.0">
            <text:p>1281.0</text:p>
          </table:table-cell>
          <table:table-cell office:value-type="float" office:value="1281.0">
            <text:p>12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4">
            <text:p>FED54</text:p>
          </table:table-cell>
          <table:table-cell office:value-type="string" office:value="TF3-Grasa verde rodamientos 100g. ">
            <text:p>TF3-Grasa verde rodamientos 100g. </text:p>
          </table:table-cell>
          <table:table-cell office:value-type="float" office:value="1188.0">
            <text:p>1188.0</text:p>
          </table:table-cell>
          <table:table-cell office:value-type="float" office:value="1188.0">
            <text:p>11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5">
            <text:p>FED55</text:p>
          </table:table-cell>
          <table:table-cell office:value-type="string" office:value="TF3-Grasa verde rodamientos 250g.">
            <text:p>TF3-Grasa verde rodamientos 250g.</text:p>
          </table:table-cell>
          <table:table-cell office:value-type="float" office:value="2158.5">
            <text:p>2158.5</text:p>
          </table:table-cell>
          <table:table-cell office:value-type="float" office:value="2158.5">
            <text:p>21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70">
            <text:p>FED70</text:p>
          </table:table-cell>
          <table:table-cell office:value-type="string" office:value="TF3-Kit parche pile lona+transp+adhes 30cc ">
            <text:p>TF3-Kit parche pile lona+transp+adhes 30cc </text:p>
          </table:table-cell>
          <table:table-cell office:value-type="float" office:value="2094.0">
            <text:p>2094.0</text:p>
          </table:table-cell>
          <table:table-cell office:value-type="float" office:value="2094.0">
            <text:p>20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6">
            <text:p>FED56</text:p>
          </table:table-cell>
          <table:table-cell office:value-type="string" office:value="TF3-Limpia resto de materiales 1l. ">
            <text:p>TF3-Limpia resto de materiales 1l. </text:p>
          </table:table-cell>
          <table:table-cell office:value-type="float" office:value="2377.5">
            <text:p>2377.5</text:p>
          </table:table-cell>
          <table:table-cell office:value-type="float" office:value="2377.5">
            <text:p>237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24">
            <text:p>FED024</text:p>
          </table:table-cell>
          <table:table-cell office:value-type="string" office:value="TF3-Lubricante con teflon 225cm3">
            <text:p>TF3-Lubricante con teflon 225cm3</text:p>
          </table:table-cell>
          <table:table-cell office:value-type="float" office:value="3430.5">
            <text:p>3430.5</text:p>
          </table:table-cell>
          <table:table-cell office:value-type="float" office:value="3430.5">
            <text:p>343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25">
            <text:p>FED025</text:p>
          </table:table-cell>
          <table:table-cell office:value-type="string" office:value="TF3-Lubricante con teflon 440cm3 ">
            <text:p>TF3-Lubricante con teflon 440cm3 </text:p>
          </table:table-cell>
          <table:table-cell office:value-type="float" office:value="4495.5">
            <text:p>4495.5</text:p>
          </table:table-cell>
          <table:table-cell office:value-type="float" office:value="4495.5">
            <text:p>4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8">
            <text:p>FED68</text:p>
          </table:table-cell>
          <table:table-cell office:value-type="string" office:value="TF3-Lubricante de silicona aerosol 440cm3">
            <text:p>TF3-Lubricante de silicona aerosol 440cm3</text:p>
          </table:table-cell>
          <table:table-cell office:value-type="float" office:value="4653.0">
            <text:p>4653.0</text:p>
          </table:table-cell>
          <table:table-cell office:value-type="float" office:value="4653.0">
            <text:p>46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7">
            <text:p>FED57</text:p>
          </table:table-cell>
          <table:table-cell office:value-type="string" office:value="TF3-Quita sarro y oxido 1l. ">
            <text:p>TF3-Quita sarro y oxido 1l. </text:p>
          </table:table-cell>
          <table:table-cell office:value-type="float" office:value="2361.0">
            <text:p>2361.0</text:p>
          </table:table-cell>
          <table:table-cell office:value-type="float" office:value="2361.0">
            <text:p>23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7">
            <text:p>FED47</text:p>
          </table:table-cell>
          <table:table-cell office:value-type="string" office:value="TF3-Sellador de roscas Verde 25cc ">
            <text:p>TF3-Sellador de roscas Verde 25cc </text:p>
          </table:table-cell>
          <table:table-cell office:value-type="float" office:value="1495.5">
            <text:p>1495.5</text:p>
          </table:table-cell>
          <table:table-cell office:value-type="float" office:value="1495.5">
            <text:p>1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13">
            <text:p>NA313</text:p>
          </table:table-cell>
          <table:table-cell office:value-type="string" office:value="TF3-Silicona fina x 1kg ">
            <text:p>TF3-Silicona fina x 1kg </text:p>
          </table:table-cell>
          <table:table-cell office:value-type="float" office:value="19482.0">
            <text:p>19482.0</text:p>
          </table:table-cell>
          <table:table-cell office:value-type="float" office:value="19482.0">
            <text:p>194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14">
            <text:p>NA314</text:p>
          </table:table-cell>
          <table:table-cell office:value-type="string" office:value="TF3-Silicona gruesa x 1kg ">
            <text:p>TF3-Silicona gruesa x 1kg </text:p>
          </table:table-cell>
          <table:table-cell office:value-type="float" office:value="19482.0">
            <text:p>19482.0</text:p>
          </table:table-cell>
          <table:table-cell office:value-type="float" office:value="19482.0">
            <text:p>194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06">
            <text:p>DA06</text:p>
          </table:table-cell>
          <table:table-cell office:value-type="string" office:value="Tijera 9&quot; reforzada metalica">
            <text:p>Tijera 9" reforzada metal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40A">
            <text:p>NA340A</text:p>
          </table:table-cell>
          <table:table-cell office:value-type="string" office:value="Tijera cortachapa aviador reforzada">
            <text:p>Tijera cortachapa aviador reforzada</text:p>
          </table:table-cell>
          <table:table-cell office:value-type="float" office:value="12474.0">
            <text:p>12474.0</text:p>
          </table:table-cell>
          <table:table-cell office:value-type="float" office:value="12474.0">
            <text:p>124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AL121">
            <text:p>SAL121</text:p>
          </table:table-cell>
          <table:table-cell office:value-type="string" office:value="Tijera de podar 8&quot;">
            <text:p>Tijera de podar 8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41">
            <text:p>NA341</text:p>
          </table:table-cell>
          <table:table-cell office:value-type="string" office:value="Tijera pesca/costura corta hilos x12">
            <text:p>Tijera pesca/costura corta hilos x12</text:p>
          </table:table-cell>
          <table:table-cell office:value-type="float" office:value="9235.5">
            <text:p>9235.5</text:p>
          </table:table-cell>
          <table:table-cell office:value-type="float" office:value="9235.5">
            <text:p>923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73">
            <text:p>NA373</text:p>
          </table:table-cell>
          <table:table-cell office:value-type="string" office:value="Tijera tipo Mundial 5,5 chica">
            <text:p>Tijera tipo Mundial 5,5 chica</text:p>
          </table:table-cell>
          <table:table-cell office:value-type="float" office:value="1824.0">
            <text:p>1824.0</text:p>
          </table:table-cell>
          <table:table-cell office:value-type="float" office:value="1824.0">
            <text:p>18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39">
            <text:p>NA339</text:p>
          </table:table-cell>
          <table:table-cell office:value-type="string" office:value="Tijera tipo mundial 7,5 mediana">
            <text:p>Tijera tipo mundial 7,5 mediana</text:p>
          </table:table-cell>
          <table:table-cell office:value-type="float" office:value="2364.0">
            <text:p>2364.0</text:p>
          </table:table-cell>
          <table:table-cell office:value-type="float" office:value="2364.0">
            <text:p>23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75">
            <text:p>NA375</text:p>
          </table:table-cell>
          <table:table-cell office:value-type="string" office:value="Tijera tipo Mundial 9,5 grande">
            <text:p>Tijera tipo Mundial 9,5 grande</text:p>
          </table:table-cell>
          <table:table-cell office:value-type="float" office:value="3168.0">
            <text:p>3168.0</text:p>
          </table:table-cell>
          <table:table-cell office:value-type="float" office:value="3168.0">
            <text:p>31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122">
            <text:p>CH122</text:p>
          </table:table-cell>
          <table:table-cell office:value-type="string" office:value="Timbre inalambrico pila-pila">
            <text:p>Timbre inalambrico pila-pila</text:p>
          </table:table-cell>
          <table:table-cell office:value-type="float" office:value="15346.5">
            <text:p>15346.5</text:p>
          </table:table-cell>
          <table:table-cell office:value-type="float" office:value="15346.5">
            <text:p>1534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K18">
            <text:p>MUK18</text:p>
          </table:table-cell>
          <table:table-cell office:value-type="string" office:value="Tira LED RGB 5m 5050 con transformador">
            <text:p>Tira LED RGB 5m 5050 con transformador</text:p>
          </table:table-cell>
          <table:table-cell office:value-type="float" office:value="14100.0">
            <text:p>14100.0</text:p>
          </table:table-cell>
          <table:table-cell office:value-type="float" office:value="14100.0">
            <text:p>141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TIBC">
            <text:p>LTIBC</text:p>
          </table:table-cell>
          <table:table-cell office:value-type="string" office:value="Tiza blanca caja x12">
            <text:p>Tiza blanca caja x12</text:p>
          </table:table-cell>
          <table:table-cell office:value-type="float" office:value="1452.0">
            <text:p>1452.0</text:p>
          </table:table-cell>
          <table:table-cell office:value-type="float" office:value="1452.0">
            <text:p>14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TI144">
            <text:p>LTI144</text:p>
          </table:table-cell>
          <table:table-cell office:value-type="string" office:value="Tiza blanca x 144unidades">
            <text:p>Tiza blanca x 144unidades</text:p>
          </table:table-cell>
          <table:table-cell office:value-type="float" office:value="6595.5">
            <text:p>6595.5</text:p>
          </table:table-cell>
          <table:table-cell office:value-type="float" office:value="6595.5">
            <text:p>65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TICC">
            <text:p>LTICC</text:p>
          </table:table-cell>
          <table:table-cell office:value-type="string" office:value="Tiza color caja x12">
            <text:p>Tiza color caja x12</text:p>
          </table:table-cell>
          <table:table-cell office:value-type="float" office:value="2307.0">
            <text:p>2307.0</text:p>
          </table:table-cell>
          <table:table-cell office:value-type="float" office:value="2307.0">
            <text:p>23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201">
            <text:p>GAL201</text:p>
          </table:table-cell>
          <table:table-cell office:value-type="string" office:value="Tiza roja para chocla">
            <text:p>Tiza roja para chocl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B1151">
            <text:p>TB1151</text:p>
          </table:table-cell>
          <table:table-cell office:value-type="string" office:value="Tyrolit basic 115 x 1,00mm. c/u minimo 10u">
            <text:p>Tyrolit basic 115 x 1,00mm. c/u minimo 10u</text:p>
          </table:table-cell>
          <table:table-cell office:value-type="float" office:value="1852.5">
            <text:p>1852.5</text:p>
          </table:table-cell>
          <table:table-cell office:value-type="float" office:value="1852.5">
            <text:p>185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B1156">
            <text:p>TB1156</text:p>
          </table:table-cell>
          <table:table-cell office:value-type="string" office:value="Tyrolit basic 115 x 1,60mm. c/u minimo 10u">
            <text:p>Tyrolit basic 115 x 1,60mm. c/u minimo 10u</text:p>
          </table:table-cell>
          <table:table-cell office:value-type="float" office:value="1702.5">
            <text:p>1702.5</text:p>
          </table:table-cell>
          <table:table-cell office:value-type="float" office:value="1702.5">
            <text:p>170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B1786">
            <text:p>TB1786</text:p>
          </table:table-cell>
          <table:table-cell office:value-type="string" office:value="Tyrolit basic 178 x 1,60mm. c/u minimo 10u">
            <text:p>Tyrolit basic 178 x 1,60mm. c/u minimo 10u</text:p>
          </table:table-cell>
          <table:table-cell office:value-type="float" office:value="2650.5">
            <text:p>2650.5</text:p>
          </table:table-cell>
          <table:table-cell office:value-type="float" office:value="2650.5">
            <text:p>265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Y1PROMO">
            <text:p>TY1PROMO</text:p>
          </table:table-cell>
          <table:table-cell office:value-type="string" office:value="TYROLIT basic eco PROMO x25u 114 x 1 ">
            <text:p>TYROLIT basic eco PROMO x25u 114 x 1 </text:p>
          </table:table-cell>
          <table:table-cell office:value-type="float" office:value="14781.0">
            <text:p>14781.0</text:p>
          </table:table-cell>
          <table:table-cell office:value-type="float" office:value="14781.0">
            <text:p>147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Y16PROMO">
            <text:p>TY16PROMO</text:p>
          </table:table-cell>
          <table:table-cell office:value-type="string" office:value="TYROLIT basic eco PROMO x25u 114x1.6 ">
            <text:p>TYROLIT basic eco PROMO x25u 114x1.6 </text:p>
          </table:table-cell>
          <table:table-cell office:value-type="float" office:value="14260.5">
            <text:p>14260.5</text:p>
          </table:table-cell>
          <table:table-cell office:value-type="float" office:value="14260.5">
            <text:p>1426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S1141">
            <text:p>TS1141</text:p>
          </table:table-cell>
          <table:table-cell office:value-type="string" office:value="TYROLIT SECUR 114 x 1,00mm. c/u minimo 10u">
            <text:p>TYROLIT SECUR 114 x 1,00mm. c/u minimo 10u</text:p>
          </table:table-cell>
          <table:table-cell office:value-type="float" office:value="3355.5">
            <text:p>3355.5</text:p>
          </table:table-cell>
          <table:table-cell office:value-type="float" office:value="3355.5">
            <text:p>335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S1146">
            <text:p>TS1146</text:p>
          </table:table-cell>
          <table:table-cell office:value-type="string" office:value="TYROLIT SECUR 114 x 1,60mm. c/u minimo 10u">
            <text:p>TYROLIT SECUR 114 x 1,60mm. c/u minimo 10u</text:p>
          </table:table-cell>
          <table:table-cell office:value-type="float" office:value="3051.0">
            <text:p>3051.0</text:p>
          </table:table-cell>
          <table:table-cell office:value-type="float" office:value="3051.0">
            <text:p>30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S1786">
            <text:p>TS1786</text:p>
          </table:table-cell>
          <table:table-cell office:value-type="string" office:value="TYROLIT SECUR 178 x 1,60mm. c/u minimo 10u">
            <text:p>TYROLIT SECUR 178 x 1,60mm. c/u minimo 10u</text:p>
          </table:table-cell>
          <table:table-cell office:value-type="float" office:value="4603.5">
            <text:p>4603.5</text:p>
          </table:table-cell>
          <table:table-cell office:value-type="float" office:value="4603.5">
            <text:p>460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L01">
            <text:p>BL01</text:p>
          </table:table-cell>
          <table:table-cell office:value-type="string" office:value="Vela blanca larga pack x 4unid">
            <text:p>Vela blanca larga pack x 4unid</text:p>
          </table:table-cell>
          <table:table-cell office:value-type="float" office:value="942.0">
            <text:p>942.0</text:p>
          </table:table-cell>
          <table:table-cell office:value-type="float" office:value="942.0">
            <text:p>9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12">
            <text:p>VE12</text:p>
          </table:table-cell>
          <table:table-cell office:value-type="string" office:value="VENENOS-Babosil cebo">
            <text:p>VENENOS-Babosil cebo</text:p>
          </table:table-cell>
          <table:table-cell office:value-type="float" office:value="2149.5">
            <text:p>2149.5</text:p>
          </table:table-cell>
          <table:table-cell office:value-type="float" office:value="2149.5">
            <text:p>214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41">
            <text:p>VE41</text:p>
          </table:table-cell>
          <table:table-cell office:value-type="string" office:value="VENENOS-Babotox granulado azul 100g.">
            <text:p>VENENOS-Babotox granulado azul 100g.</text:p>
          </table:table-cell>
          <table:table-cell office:value-type="float" office:value="2349.0">
            <text:p>2349.0</text:p>
          </table:table-cell>
          <table:table-cell office:value-type="float" office:value="2349.0">
            <text:p>23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19">
            <text:p>VE19</text:p>
          </table:table-cell>
          <table:table-cell office:value-type="string" office:value="VENENOS-Brumoline cebo granos raticida">
            <text:p>VENENOS-Brumoline cebo granos raticida</text:p>
          </table:table-cell>
          <table:table-cell office:value-type="float" office:value="3589.5">
            <text:p>3589.5</text:p>
          </table:table-cell>
          <table:table-cell office:value-type="float" office:value="3589.5">
            <text:p>358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24">
            <text:p>VE24</text:p>
          </table:table-cell>
          <table:table-cell office:value-type="string" office:value="VENENOS-Curabichera Plata Spray 440 ml">
            <text:p>VENENOS-Curabichera Plata Spray 440 ml</text:p>
          </table:table-cell>
          <table:table-cell office:value-type="float" office:value="10495.5">
            <text:p>10495.5</text:p>
          </table:table-cell>
          <table:table-cell office:value-type="float" office:value="10495.5">
            <text:p>10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16">
            <text:p>VE16</text:p>
          </table:table-cell>
          <table:table-cell office:value-type="string" office:value="VENENOS-Derribante VeloXan 250 cc">
            <text:p>VENENOS-Derribante VeloXan 250 cc</text:p>
          </table:table-cell>
          <table:table-cell office:value-type="float" office:value="10957.5">
            <text:p>10957.5</text:p>
          </table:table-cell>
          <table:table-cell office:value-type="float" office:value="10957.5">
            <text:p>1095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17">
            <text:p>VE17</text:p>
          </table:table-cell>
          <table:table-cell office:value-type="string" office:value="VENENOS-Derribante VeloXan 60 cc">
            <text:p>VENENOS-Derribante VeloXan 60 cc</text:p>
          </table:table-cell>
          <table:table-cell office:value-type="float" office:value="4920.0">
            <text:p>4920.0</text:p>
          </table:table-cell>
          <table:table-cell office:value-type="float" office:value="4920.0">
            <text:p>49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15">
            <text:p>VE15</text:p>
          </table:table-cell>
          <table:table-cell office:value-type="string" office:value="VENENOS-Descarga Total Fumixan fog 400cc">
            <text:p>VENENOS-Descarga Total Fumixan fog 400cc</text:p>
          </table:table-cell>
          <table:table-cell office:value-type="float" office:value="11067.0">
            <text:p>11067.0</text:p>
          </table:table-cell>
          <table:table-cell office:value-type="float" office:value="11067.0">
            <text:p>110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13">
            <text:p>VE13</text:p>
          </table:table-cell>
          <table:table-cell office:value-type="string" office:value="VENENOS-Ecthol 5 120cc ">
            <text:p>VENENOS-Ecthol 5 120cc </text:p>
          </table:table-cell>
          <table:table-cell office:value-type="float" office:value="8857.5">
            <text:p>8857.5</text:p>
          </table:table-cell>
          <table:table-cell office:value-type="float" office:value="8857.5">
            <text:p>885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2">
            <text:p>VE02</text:p>
          </table:table-cell>
          <table:table-cell office:value-type="string" office:value="VENENOS-Ecthol 5 70cc">
            <text:p>VENENOS-Ecthol 5 70cc</text:p>
          </table:table-cell>
          <table:table-cell office:value-type="float" office:value="6531.0">
            <text:p>6531.0</text:p>
          </table:table-cell>
          <table:table-cell office:value-type="float" office:value="6531.0">
            <text:p>65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34">
            <text:p>VE34</text:p>
          </table:table-cell>
          <table:table-cell office:value-type="string" office:value="VENENOS-Fertilizante activador Fertifox 200cc">
            <text:p>VENENOS-Fertilizante activador Fertifox 200cc</text:p>
          </table:table-cell>
          <table:table-cell office:value-type="float" office:value="4801.5">
            <text:p>4801.5</text:p>
          </table:table-cell>
          <table:table-cell office:value-type="float" office:value="4801.5">
            <text:p>480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35">
            <text:p>VE35</text:p>
          </table:table-cell>
          <table:table-cell office:value-type="string" office:value="VENENOS-Fertilizante potenciado Fertifox 200cc.">
            <text:p>VENENOS-Fertilizante potenciado Fertifox 200cc.</text:p>
          </table:table-cell>
          <table:table-cell office:value-type="float" office:value="4801.5">
            <text:p>4801.5</text:p>
          </table:table-cell>
          <table:table-cell office:value-type="float" office:value="4801.5">
            <text:p>480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42">
            <text:p>VE42</text:p>
          </table:table-cell>
          <table:table-cell office:value-type="string" office:value="VENENOS-Fluido Manchester 350cc.">
            <text:p>VENENOS-Fluido Manchester 350cc.</text:p>
          </table:table-cell>
          <table:table-cell office:value-type="float" office:value="5154.0">
            <text:p>5154.0</text:p>
          </table:table-cell>
          <table:table-cell office:value-type="float" office:value="5154.0">
            <text:p>51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29">
            <text:p>VE29</text:p>
          </table:table-cell>
          <table:table-cell office:value-type="string" office:value="VENENOS-Fluido Triunfo 1/2l">
            <text:p>VENENOS-Fluido Triunfo 1/2l</text:p>
          </table:table-cell>
          <table:table-cell office:value-type="float" office:value="4744.5">
            <text:p>4744.5</text:p>
          </table:table-cell>
          <table:table-cell office:value-type="float" office:value="4744.5">
            <text:p>474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10">
            <text:p>VE10</text:p>
          </table:table-cell>
          <table:table-cell office:value-type="string" office:value="VENENOS-Fumixan fog hogar comprimido">
            <text:p>VENENOS-Fumixan fog hogar comprimido</text:p>
          </table:table-cell>
          <table:table-cell office:value-type="float" office:value="7821.0">
            <text:p>7821.0</text:p>
          </table:table-cell>
          <table:table-cell office:value-type="float" office:value="7821.0">
            <text:p>78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3">
            <text:p>VE03</text:p>
          </table:table-cell>
          <table:table-cell office:value-type="string" office:value="VENENOS-GelTek Cable Canal estacion cebado">
            <text:p>VENENOS-GelTek Cable Canal estacion cebado</text:p>
          </table:table-cell>
          <table:table-cell office:value-type="float" office:value="2484.0">
            <text:p>2484.0</text:p>
          </table:table-cell>
          <table:table-cell office:value-type="float" office:value="2484.0">
            <text:p>24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20">
            <text:p>VE20</text:p>
          </table:table-cell>
          <table:table-cell office:value-type="string" office:value="VENENOS-GelTek Jeringa cuca 12g ">
            <text:p>VENENOS-GelTek Jeringa cuca 12g </text:p>
          </table:table-cell>
          <table:table-cell office:value-type="float" office:value="4761.0">
            <text:p>4761.0</text:p>
          </table:table-cell>
          <table:table-cell office:value-type="float" office:value="4761.0">
            <text:p>47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5">
            <text:p>VE05</text:p>
          </table:table-cell>
          <table:table-cell office:value-type="string" office:value="VENENOS-GelTek Jeringa cuca 6g ">
            <text:p>VENENOS-GelTek Jeringa cuca 6g </text:p>
          </table:table-cell>
          <table:table-cell office:value-type="float" office:value="3285.0">
            <text:p>3285.0</text:p>
          </table:table-cell>
          <table:table-cell office:value-type="float" office:value="3285.0">
            <text:p>32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37">
            <text:p>VE37</text:p>
          </table:table-cell>
          <table:table-cell office:value-type="string" office:value="VENENOS-GelTek Jeringa hormiga 12g">
            <text:p>VENENOS-GelTek Jeringa hormiga 12g</text:p>
          </table:table-cell>
          <table:table-cell office:value-type="float" office:value="5308.5">
            <text:p>5308.5</text:p>
          </table:table-cell>
          <table:table-cell office:value-type="float" office:value="5308.5">
            <text:p>530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4">
            <text:p>VE04</text:p>
          </table:table-cell>
          <table:table-cell office:value-type="string" office:value="VENENOS-GelTek Jeringa hormiga 6g">
            <text:p>VENENOS-GelTek Jeringa hormiga 6g</text:p>
          </table:table-cell>
          <table:table-cell office:value-type="float" office:value="3331.5">
            <text:p>3331.5</text:p>
          </table:table-cell>
          <table:table-cell office:value-type="float" office:value="3331.5">
            <text:p>333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14">
            <text:p>VE14</text:p>
          </table:table-cell>
          <table:table-cell office:value-type="string" office:value="VENENOS-GelTek ratas Bloques verdes">
            <text:p>VENENOS-GelTek ratas Bloques verdes</text:p>
          </table:table-cell>
          <table:table-cell office:value-type="float" office:value="4246.5">
            <text:p>4246.5</text:p>
          </table:table-cell>
          <table:table-cell office:value-type="float" office:value="4246.5">
            <text:p>424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50">
            <text:p>VE50</text:p>
          </table:table-cell>
          <table:table-cell office:value-type="string" office:value="VENENOS-Glacoxan talquera hormiga">
            <text:p>VENENOS-Glacoxan talquera hormiga</text:p>
          </table:table-cell>
          <table:table-cell office:value-type="float" office:value="3477.0">
            <text:p>3477.0</text:p>
          </table:table-cell>
          <table:table-cell office:value-type="float" office:value="3477.0">
            <text:p>34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8">
            <text:p>VE08</text:p>
          </table:table-cell>
          <table:table-cell office:value-type="string" office:value="VENENOS-Hortal Liquido 120cc">
            <text:p>VENENOS-Hortal Liquido 120cc</text:p>
          </table:table-cell>
          <table:table-cell office:value-type="float" office:value="4425.0">
            <text:p>4425.0</text:p>
          </table:table-cell>
          <table:table-cell office:value-type="float" office:value="4425.0">
            <text:p>44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21">
            <text:p>VE21</text:p>
          </table:table-cell>
          <table:table-cell office:value-type="string" office:value="VENENOS-Hortal Liquido 250cc">
            <text:p>VENENOS-Hortal Liquido 250cc</text:p>
          </table:table-cell>
          <table:table-cell office:value-type="float" office:value="6886.5">
            <text:p>6886.5</text:p>
          </table:table-cell>
          <table:table-cell office:value-type="float" office:value="6886.5">
            <text:p>688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32">
            <text:p>VE32</text:p>
          </table:table-cell>
          <table:table-cell office:value-type="string" office:value="VENENOS-Hortal Liquido 500cc">
            <text:p>VENENOS-Hortal Liquido 500cc</text:p>
          </table:table-cell>
          <table:table-cell office:value-type="float" office:value="12087.0">
            <text:p>12087.0</text:p>
          </table:table-cell>
          <table:table-cell office:value-type="float" office:value="12087.0">
            <text:p>120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7">
            <text:p>VE07</text:p>
          </table:table-cell>
          <table:table-cell office:value-type="string" office:value="VENENOS-HorTal Liquido 60cc">
            <text:p>VENENOS-HorTal Liquido 60cc</text:p>
          </table:table-cell>
          <table:table-cell office:value-type="float" office:value="3085.5">
            <text:p>3085.5</text:p>
          </table:table-cell>
          <table:table-cell office:value-type="float" office:value="3085.5">
            <text:p>308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9">
            <text:p>VE09</text:p>
          </table:table-cell>
          <table:table-cell office:value-type="string" office:value="VENENOS-HorTal Mirex cebo pellets100g">
            <text:p>VENENOS-HorTal Mirex cebo pellets100g</text:p>
          </table:table-cell>
          <table:table-cell office:value-type="float" office:value="1569.0">
            <text:p>1569.0</text:p>
          </table:table-cell>
          <table:table-cell office:value-type="float" office:value="1569.0">
            <text:p>15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23">
            <text:p>VE23</text:p>
          </table:table-cell>
          <table:table-cell office:value-type="string" office:value="VENENOS-HorTal Mirex cebo pellets250g">
            <text:p>VENENOS-HorTal Mirex cebo pellets250g</text:p>
          </table:table-cell>
          <table:table-cell office:value-type="float" office:value="3334.5">
            <text:p>3334.5</text:p>
          </table:table-cell>
          <table:table-cell office:value-type="float" office:value="3334.5">
            <text:p>333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26">
            <text:p>VE26</text:p>
          </table:table-cell>
          <table:table-cell office:value-type="string" office:value="VENENOS-HorTal Mirex cebo pellets500g">
            <text:p>VENENOS-HorTal Mirex cebo pellets500g</text:p>
          </table:table-cell>
          <table:table-cell office:value-type="float" office:value="5062.5">
            <text:p>5062.5</text:p>
          </table:table-cell>
          <table:table-cell office:value-type="float" office:value="5062.5">
            <text:p>506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1">
            <text:p>VE01</text:p>
          </table:table-cell>
          <table:table-cell office:value-type="string" office:value="VENENOS-Hortal polvo talquera hormigas x250g ">
            <text:p>VENENOS-Hortal polvo talquera hormigas x250g </text:p>
          </table:table-cell>
          <table:table-cell office:value-type="float" office:value="4386.0">
            <text:p>4386.0</text:p>
          </table:table-cell>
          <table:table-cell office:value-type="float" office:value="4386.0">
            <text:p>43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36">
            <text:p>VE36</text:p>
          </table:table-cell>
          <table:table-cell office:value-type="string" office:value="VENENOS-Huagro Fipromirex hormiga100g ">
            <text:p>VENENOS-Huagro Fipromirex hormiga100g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44">
            <text:p>VE44</text:p>
          </table:table-cell>
          <table:table-cell office:value-type="string" office:value="VENENOS-Huagro Fipromirex hormiga250g ">
            <text:p>VENENOS-Huagro Fipromirex hormiga250g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28">
            <text:p>VE28</text:p>
          </table:table-cell>
          <table:table-cell office:value-type="string" office:value="VENENOS-Huagro Hormix liquido 60cc ">
            <text:p>VENENOS-Huagro Hormix liquido 60cc </text:p>
          </table:table-cell>
          <table:table-cell office:value-type="float" office:value="2536.5">
            <text:p>2536.5</text:p>
          </table:table-cell>
          <table:table-cell office:value-type="float" office:value="2536.5">
            <text:p>253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30">
            <text:p>VE30</text:p>
          </table:table-cell>
          <table:table-cell office:value-type="string" office:value="VENENOS-Huagro talquera hormigas 250g">
            <text:p>VENENOS-Huagro talquera hormigas 250g</text:p>
          </table:table-cell>
          <table:table-cell office:value-type="float" office:value="3367.5">
            <text:p>3367.5</text:p>
          </table:table-cell>
          <table:table-cell office:value-type="float" office:value="3367.5">
            <text:p>33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51">
            <text:p>VE51</text:p>
          </table:table-cell>
          <table:table-cell office:value-type="string" office:value="VENENOS-Huagro Troyamirex hormiga100g">
            <text:p>VENENOS-Huagro Troyamirex hormiga100g</text:p>
          </table:table-cell>
          <table:table-cell office:value-type="float" office:value="1795.5">
            <text:p>1795.5</text:p>
          </table:table-cell>
          <table:table-cell office:value-type="float" office:value="1795.5">
            <text:p>17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33">
            <text:p>VE33</text:p>
          </table:table-cell>
          <table:table-cell office:value-type="string" office:value="VENENOS-Jabon potasico 200c Glacoxan">
            <text:p>VENENOS-Jabon potasico 200c Glacoxan</text:p>
          </table:table-cell>
          <table:table-cell office:value-type="float" office:value="7920.0">
            <text:p>7920.0</text:p>
          </table:table-cell>
          <table:table-cell office:value-type="float" office:value="7920.0">
            <text:p>79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11">
            <text:p>VE11</text:p>
          </table:table-cell>
          <table:table-cell office:value-type="string" office:value="VENENOS-K-Othrina sachet caja x24 unid">
            <text:p>VENENOS-K-Othrina sachet caja x24 unid</text:p>
          </table:table-cell>
          <table:table-cell office:value-type="float" office:value="40315.5">
            <text:p>40315.5</text:p>
          </table:table-cell>
          <table:table-cell office:value-type="float" office:value="40315.5">
            <text:p>4031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25">
            <text:p>VE25</text:p>
          </table:table-cell>
          <table:table-cell office:value-type="string" office:value="VENENOS-Matayuyo Glacoxan Total x100 cc">
            <text:p>VENENOS-Matayuyo Glacoxan Total x100 cc</text:p>
          </table:table-cell>
          <table:table-cell office:value-type="float" office:value="11052.0">
            <text:p>11052.0</text:p>
          </table:table-cell>
          <table:table-cell office:value-type="float" office:value="11052.0">
            <text:p>110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43">
            <text:p>VE43</text:p>
          </table:table-cell>
          <table:table-cell office:value-type="string" office:value="VENENOS-Portacebo hormiguicida mirex">
            <text:p>VENENOS-Portacebo hormiguicida mirex</text:p>
          </table:table-cell>
          <table:table-cell office:value-type="float" office:value="1672.5">
            <text:p>1672.5</text:p>
          </table:table-cell>
          <table:table-cell office:value-type="float" office:value="1672.5">
            <text:p>167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39">
            <text:p>VE39</text:p>
          </table:table-cell>
          <table:table-cell office:value-type="string" office:value="VENENOS-Quesitos Termixan BOLSA x1kg.">
            <text:p>VENENOS-Quesitos Termixan BOLSA x1kg.</text:p>
          </table:table-cell>
          <table:table-cell office:value-type="float" office:value="28417.5">
            <text:p>28417.5</text:p>
          </table:table-cell>
          <table:table-cell office:value-type="float" office:value="28417.5">
            <text:p>2841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27">
            <text:p>VE27</text:p>
          </table:table-cell>
          <table:table-cell office:value-type="string" office:value="VENENOS-Quesitos Termixan BP blister x9">
            <text:p>VENENOS-Quesitos Termixan BP blister x9</text:p>
          </table:table-cell>
          <table:table-cell office:value-type="float" office:value="4504.5">
            <text:p>4504.5</text:p>
          </table:table-cell>
          <table:table-cell office:value-type="float" office:value="4504.5">
            <text:p>450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31">
            <text:p>VE31</text:p>
          </table:table-cell>
          <table:table-cell office:value-type="string" office:value="VENENOS-QuickKiller ratas bloque azul 100gr">
            <text:p>VENENOS-QuickKiller ratas bloque azul 100gr</text:p>
          </table:table-cell>
          <table:table-cell office:value-type="float" office:value="4105.5">
            <text:p>4105.5</text:p>
          </table:table-cell>
          <table:table-cell office:value-type="float" office:value="4105.5">
            <text:p>410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6">
            <text:p>VE06</text:p>
          </table:table-cell>
          <table:table-cell office:value-type="string" office:value="VENENOS-Ultra Plus cebo ratas 50g caja x30u">
            <text:p>VENENOS-Ultra Plus cebo ratas 50g caja x30u</text:p>
          </table:table-cell>
          <table:table-cell office:value-type="float" office:value="51225.0">
            <text:p>51225.0</text:p>
          </table:table-cell>
          <table:table-cell office:value-type="float" office:value="51225.0">
            <text:p>512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LT10">
            <text:p>BLT10</text:p>
          </table:table-cell>
          <table:table-cell office:value-type="string" office:value="Ventilador 10&quot; 3 en 1">
            <text:p>Ventilador 10" 3 en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I03">
            <text:p>GALI03</text:p>
          </table:table-cell>
          <table:table-cell office:value-type="string" office:value="Viruta de acero 250g.FINA GALI">
            <text:p>Viruta de acero 250g.FINA GALI</text:p>
          </table:table-cell>
          <table:table-cell office:value-type="float" office:value="2452.5">
            <text:p>2452.5</text:p>
          </table:table-cell>
          <table:table-cell office:value-type="float" office:value="2452.5">
            <text:p>245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I05">
            <text:p>GALI05</text:p>
          </table:table-cell>
          <table:table-cell office:value-type="string" office:value="Viruta de acero 250g.GRUESA GALI">
            <text:p>Viruta de acero 250g.GRUESA GALI</text:p>
          </table:table-cell>
          <table:table-cell office:value-type="float" office:value="2452.5">
            <text:p>2452.5</text:p>
          </table:table-cell>
          <table:table-cell office:value-type="float" office:value="2452.5">
            <text:p>245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I04">
            <text:p>GALI04</text:p>
          </table:table-cell>
          <table:table-cell office:value-type="string" office:value="Viruta de acero 250g.MEDIANA GALI">
            <text:p>Viruta de acero 250g.MEDIANA GALI</text:p>
          </table:table-cell>
          <table:table-cell office:value-type="float" office:value="2452.5">
            <text:p>2452.5</text:p>
          </table:table-cell>
          <table:table-cell office:value-type="float" office:value="2452.5">
            <text:p>245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45">
            <text:p>MI45</text:p>
          </table:table-cell>
          <table:table-cell office:value-type="string" office:value="Zapatilla hexagonal 4 puertos USB cable 1,8m">
            <text:p>Zapatilla hexagonal 4 puertos USB cable 1,8m</text:p>
          </table:table-cell>
          <table:table-cell office:value-type="float" office:value="17736.0">
            <text:p>17736.0</text:p>
          </table:table-cell>
          <table:table-cell office:value-type="float" office:value="17736.0">
            <text:p>177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101">
            <text:p>KL101</text:p>
          </table:table-cell>
          <table:table-cell office:value-type="string" office:value="Balines copita 5,5 x 100u">
            <text:p>Balines copita 5,5 x 100u</text:p>
          </table:table-cell>
          <table:table-cell office:value-type="float" office:value="2847.0">
            <text:p>2847.0</text:p>
          </table:table-cell>
          <table:table-cell office:value-type="float" office:value="2847.0">
            <text:p>28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43">
            <text:p>NA43</text:p>
          </table:table-cell>
          <table:table-cell office:value-type="string" office:value="Candado valijero bronceado 20 mm">
            <text:p>Candado valijero bronceado 20 mm</text:p>
          </table:table-cell>
          <table:table-cell office:value-type="float" office:value="2437.5">
            <text:p>2437.5</text:p>
          </table:table-cell>
          <table:table-cell office:value-type="float" office:value="2437.5">
            <text:p>243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95">
            <text:p>NA95</text:p>
          </table:table-cell>
          <table:table-cell office:value-type="string" office:value="Cuter trapezoidal tipo navaja + repuestos">
            <text:p>Cuter trapezoidal tipo navaja + repuestos</text:p>
          </table:table-cell>
          <table:table-cell office:value-type="float" office:value="5932.5">
            <text:p>5932.5</text:p>
          </table:table-cell>
          <table:table-cell office:value-type="float" office:value="5932.5">
            <text:p>593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CHI102">
            <text:p>ICHI102</text:p>
          </table:table-cell>
          <table:table-cell office:value-type="string" office:value="Destornillador intercambiable 29pcs.">
            <text:p>Destornillador intercambiable 29pcs.</text:p>
          </table:table-cell>
          <table:table-cell office:value-type="float" office:value="10272.0">
            <text:p>10272.0</text:p>
          </table:table-cell>
          <table:table-cell office:value-type="float" office:value="10272.0">
            <text:p>102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54">
            <text:p>KL54</text:p>
          </table:table-cell>
          <table:table-cell office:value-type="string" office:value="Destornillador intercambiable grande c/reg">
            <text:p>Destornillador intercambiable grande c/reg</text:p>
          </table:table-cell>
          <table:table-cell office:value-type="float" office:value="2671.5">
            <text:p>2671.5</text:p>
          </table:table-cell>
          <table:table-cell office:value-type="float" office:value="2671.5">
            <text:p>267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I01">
            <text:p>CHI01</text:p>
          </table:table-cell>
          <table:table-cell office:value-type="string" office:value="Destornillador intercambiable perillero ">
            <text:p>Destornillador intercambiable perillero </text:p>
          </table:table-cell>
          <table:table-cell office:value-type="float" office:value="2460.0">
            <text:p>2460.0</text:p>
          </table:table-cell>
          <table:table-cell office:value-type="float" office:value="2460.0">
            <text:p>24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09">
            <text:p>NA109</text:p>
          </table:table-cell>
          <table:table-cell office:value-type="string" office:value="Destornillador relojero cajita">
            <text:p>Destornillador relojero cajita</text:p>
          </table:table-cell>
          <table:table-cell office:value-type="float" office:value="2005.5">
            <text:p>2005.5</text:p>
          </table:table-cell>
          <table:table-cell office:value-type="float" office:value="2005.5">
            <text:p>200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14">
            <text:p>NA114</text:p>
          </table:table-cell>
          <table:table-cell office:value-type="string" office:value="Disco p/corte de madera 115x24dientes">
            <text:p>Disco p/corte de madera 115x24dientes</text:p>
          </table:table-cell>
          <table:table-cell office:value-type="float" office:value="4435.5">
            <text:p>4435.5</text:p>
          </table:table-cell>
          <table:table-cell office:value-type="float" office:value="4435.5">
            <text:p>443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15">
            <text:p>NA115</text:p>
          </table:table-cell>
          <table:table-cell office:value-type="string" office:value="Disco p/corte de madera 115x40dientes">
            <text:p>Disco p/corte de madera 115x40dientes</text:p>
          </table:table-cell>
          <table:table-cell office:value-type="float" office:value="6064.5">
            <text:p>6064.5</text:p>
          </table:table-cell>
          <table:table-cell office:value-type="float" office:value="6064.5">
            <text:p>606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16">
            <text:p>NA116</text:p>
          </table:table-cell>
          <table:table-cell office:value-type="string" office:value="Disco p/corte de madera 180x24dientes">
            <text:p>Disco p/corte de madera 180x24dientes</text:p>
          </table:table-cell>
          <table:table-cell office:value-type="float" office:value="9424.5">
            <text:p>9424.5</text:p>
          </table:table-cell>
          <table:table-cell office:value-type="float" office:value="9424.5">
            <text:p>94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UB180">
            <text:p>RUB180</text:p>
          </table:table-cell>
          <table:table-cell office:value-type="string" office:value="DOBLE A- Lija Rubi 180 minimo 10u">
            <text:p>DOBLE A- Lija Rubi 180 minimo 10u</text:p>
          </table:table-cell>
          <table:table-cell office:value-type="float" office:value="724.5">
            <text:p>724.5</text:p>
          </table:table-cell>
          <table:table-cell office:value-type="float" office:value="724.5">
            <text:p>7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424">
            <text:p>ELI424</text:p>
          </table:table-cell>
          <table:table-cell office:value-type="string" office:value="ELIPLAST-Funda colchon 1 1/2 plaza SUPER PRECIO">
            <text:p>ELIPLAST-Funda colchon 1 1/2 plaza SUPER PRECIO</text:p>
          </table:table-cell>
          <table:table-cell office:value-type="float" office:value="8916.0">
            <text:p>8916.0</text:p>
          </table:table-cell>
          <table:table-cell office:value-type="float" office:value="8916.0">
            <text:p>89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EMB4">
            <text:p>NEMB4</text:p>
          </table:table-cell>
          <table:table-cell office:value-type="string" office:value="Embudo set x 4">
            <text:p>Embudo set x 4</text:p>
          </table:table-cell>
          <table:table-cell office:value-type="float" office:value="2908.5">
            <text:p>2908.5</text:p>
          </table:table-cell>
          <table:table-cell office:value-type="float" office:value="2908.5">
            <text:p>290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01">
            <text:p>KL01</text:p>
          </table:table-cell>
          <table:table-cell office:value-type="string" office:value="Escuadra plastica c/ sombrero">
            <text:p>Escuadra plastica c/ sombrero</text:p>
          </table:table-cell>
          <table:table-cell office:value-type="float" office:value="5350.5">
            <text:p>5350.5</text:p>
          </table:table-cell>
          <table:table-cell office:value-type="float" office:value="5350.5">
            <text:p>535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TULAME">
            <text:p>NTULAME</text:p>
          </table:table-cell>
          <table:table-cell office:value-type="string" office:value="Espatula plastica mediana 12 cm">
            <text:p>Espatula plastica mediana 12 cm</text:p>
          </table:table-cell>
          <table:table-cell office:value-type="float" office:value="96.0">
            <text:p>96.0</text:p>
          </table:table-cell>
          <table:table-cell office:value-type="float" office:value="96.0">
            <text:p>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35">
            <text:p>NA135</text:p>
          </table:table-cell>
          <table:table-cell office:value-type="string" office:value="Espatula x 3 mango de madera">
            <text:p>Espatula x 3 mango de madera</text:p>
          </table:table-cell>
          <table:table-cell office:value-type="float" office:value="2760.0">
            <text:p>2760.0</text:p>
          </table:table-cell>
          <table:table-cell office:value-type="float" office:value="2760.0">
            <text:p>27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010">
            <text:p>NA1010</text:p>
          </table:table-cell>
          <table:table-cell office:value-type="string" office:value="Esponja microfibra">
            <text:p>Esponja microfibra</text:p>
          </table:table-cell>
          <table:table-cell office:value-type="float" office:value="7420.5">
            <text:p>7420.5</text:p>
          </table:table-cell>
          <table:table-cell office:value-type="float" office:value="7420.5">
            <text:p>742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63A">
            <text:p>KL63A</text:p>
          </table:table-cell>
          <table:table-cell office:value-type="string" office:value="Estaño 40 en blister x 10 ">
            <text:p>Estaño 40 en blister x 10 </text:p>
          </table:table-cell>
          <table:table-cell office:value-type="float" office:value="9124.5">
            <text:p>9124.5</text:p>
          </table:table-cell>
          <table:table-cell office:value-type="float" office:value="9124.5">
            <text:p>91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63B">
            <text:p>KL63B</text:p>
          </table:table-cell>
          <table:table-cell office:value-type="string" office:value="Estaño 50 en blister x 10 ">
            <text:p>Estaño 50 en blister x 10 </text:p>
          </table:table-cell>
          <table:table-cell office:value-type="float" office:value="9124.5">
            <text:p>9124.5</text:p>
          </table:table-cell>
          <table:table-cell office:value-type="float" office:value="9124.5">
            <text:p>91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63C">
            <text:p>KL63C</text:p>
          </table:table-cell>
          <table:table-cell office:value-type="string" office:value="Estaño 60 en blister x 10 ">
            <text:p>Estaño 60 en blister x 10 </text:p>
          </table:table-cell>
          <table:table-cell office:value-type="float" office:value="9124.5">
            <text:p>9124.5</text:p>
          </table:table-cell>
          <table:table-cell office:value-type="float" office:value="9124.5">
            <text:p>912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136">
            <text:p>NA136</text:p>
          </table:table-cell>
          <table:table-cell office:value-type="string" office:value="Extractor de tornillos x 5 piezas">
            <text:p>Extractor de tornillos x 5 piezas</text:p>
          </table:table-cell>
          <table:table-cell office:value-type="float" office:value="7687.5">
            <text:p>7687.5</text:p>
          </table:table-cell>
          <table:table-cell office:value-type="float" office:value="7687.5">
            <text:p>768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R150">
            <text:p>MAR150</text:p>
          </table:table-cell>
          <table:table-cell office:value-type="string" office:value="EZETA- Mecha acero rapido 1.5mm">
            <text:p>EZETA- Mecha acero rapido 1.5mm</text:p>
          </table:table-cell>
          <table:table-cell office:value-type="float" office:value="2803.5">
            <text:p>2803.5</text:p>
          </table:table-cell>
          <table:table-cell office:value-type="float" office:value="2803.5">
            <text:p>280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R300">
            <text:p>MAR300</text:p>
          </table:table-cell>
          <table:table-cell office:value-type="string" office:value="EZETA- Mecha acero rapido 3mm">
            <text:p>EZETA- Mecha acero rapido 3mm</text:p>
          </table:table-cell>
          <table:table-cell office:value-type="float" office:value="2649.0">
            <text:p>2649.0</text:p>
          </table:table-cell>
          <table:table-cell office:value-type="float" office:value="2649.0">
            <text:p>26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R400">
            <text:p>MAR400</text:p>
          </table:table-cell>
          <table:table-cell office:value-type="string" office:value="EZETA- Mecha acero rapido 4mm">
            <text:p>EZETA- Mecha acero rapido 4mm</text:p>
          </table:table-cell>
          <table:table-cell office:value-type="float" office:value="3288.0">
            <text:p>3288.0</text:p>
          </table:table-cell>
          <table:table-cell office:value-type="float" office:value="3288.0">
            <text:p>32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R800">
            <text:p>MAR800</text:p>
          </table:table-cell>
          <table:table-cell office:value-type="string" office:value="EZETA- Mecha acero rapido 8mm">
            <text:p>EZETA- Mecha acero rapido 8mm</text:p>
          </table:table-cell>
          <table:table-cell office:value-type="float" office:value="8767.5">
            <text:p>8767.5</text:p>
          </table:table-cell>
          <table:table-cell office:value-type="float" office:value="8767.5">
            <text:p>87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W10">
            <text:p>MW10</text:p>
          </table:table-cell>
          <table:table-cell office:value-type="string" office:value="EZETA- Mecha widia 10mm">
            <text:p>EZETA- Mecha widia 10mm</text:p>
          </table:table-cell>
          <table:table-cell office:value-type="float" office:value="5188.5">
            <text:p>5188.5</text:p>
          </table:table-cell>
          <table:table-cell office:value-type="float" office:value="5188.5">
            <text:p>518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W12">
            <text:p>MW12</text:p>
          </table:table-cell>
          <table:table-cell office:value-type="string" office:value="EZETA- Mecha widia 12mm">
            <text:p>EZETA- Mecha widia 12mm</text:p>
          </table:table-cell>
          <table:table-cell office:value-type="float" office:value="6763.5">
            <text:p>6763.5</text:p>
          </table:table-cell>
          <table:table-cell office:value-type="float" office:value="6763.5">
            <text:p>676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HC">
            <text:p>NHC</text:p>
          </table:table-cell>
          <table:table-cell office:value-type="string" office:value="Hilo choricero n1 x 10u.">
            <text:p>Hilo choricero n1 x 10u.</text:p>
          </table:table-cell>
          <table:table-cell office:value-type="float" office:value="5506.5">
            <text:p>5506.5</text:p>
          </table:table-cell>
          <table:table-cell office:value-type="float" office:value="5506.5">
            <text:p>550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L999">
            <text:p>KL999</text:p>
          </table:table-cell>
          <table:table-cell office:value-type="string" office:value="Linga combinacion nacional reforzada">
            <text:p>Linga combinacion nacional reforzada</text:p>
          </table:table-cell>
          <table:table-cell office:value-type="float" office:value="11733.0">
            <text:p>11733.0</text:p>
          </table:table-cell>
          <table:table-cell office:value-type="float" office:value="11733.0">
            <text:p>117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C11">
            <text:p>SC11</text:p>
          </table:table-cell>
          <table:table-cell office:value-type="string" office:value="SCHAFER-Ruedas 110 x 25 x 3/8 ">
            <text:p>SCHAFER-Ruedas 110 x 25 x 3/8 </text:p>
          </table:table-cell>
          <table:table-cell office:value-type="float" office:value="2332.5">
            <text:p>2332.5</text:p>
          </table:table-cell>
          <table:table-cell office:value-type="float" office:value="2332.5">
            <text:p>233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1">
            <text:p>FED41</text:p>
          </table:table-cell>
          <table:table-cell office:value-type="string" office:value="TF3-Cola vinilica 250g pico aplicador ">
            <text:p>TF3-Cola vinilica 250g pico aplicador </text:p>
          </table:table-cell>
          <table:table-cell office:value-type="float" office:value="2245.5">
            <text:p>2245.5</text:p>
          </table:table-cell>
          <table:table-cell office:value-type="float" office:value="2245.5">
            <text:p>22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6">
            <text:p>FED46</text:p>
          </table:table-cell>
          <table:table-cell office:value-type="string" office:value="TF3-Cola vinilica 4kg balde ">
            <text:p>TF3-Cola vinilica 4kg balde </text:p>
          </table:table-cell>
          <table:table-cell office:value-type="float" office:value="27241.5">
            <text:p>27241.5</text:p>
          </table:table-cell>
          <table:table-cell office:value-type="float" office:value="27241.5">
            <text:p>2724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2">
            <text:p>FED42</text:p>
          </table:table-cell>
          <table:table-cell office:value-type="string" office:value="TF3-Cola vinilica 500g pico aplicador ">
            <text:p>TF3-Cola vinilica 500g pico aplicador </text:p>
          </table:table-cell>
          <table:table-cell office:value-type="float" office:value="3859.5">
            <text:p>3859.5</text:p>
          </table:table-cell>
          <table:table-cell office:value-type="float" office:value="3859.5">
            <text:p>385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5">
            <text:p>FED65</text:p>
          </table:table-cell>
          <table:table-cell office:value-type="string" office:value="TF3-Crema adhesiva epoxi acero ">
            <text:p>TF3-Crema adhesiva epoxi acero </text:p>
          </table:table-cell>
          <table:table-cell office:value-type="float" office:value="9631.5">
            <text:p>9631.5</text:p>
          </table:table-cell>
          <table:table-cell office:value-type="float" office:value="9631.5">
            <text:p>963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9">
            <text:p>FED69</text:p>
          </table:table-cell>
          <table:table-cell office:value-type="string" office:value="TF3-Crema adhesiva epoxi blanca ">
            <text:p>TF3-Crema adhesiva epoxi blanca </text:p>
          </table:table-cell>
          <table:table-cell office:value-type="float" office:value="9903.0">
            <text:p>9903.0</text:p>
          </table:table-cell>
          <table:table-cell office:value-type="float" office:value="9903.0">
            <text:p>99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67">
            <text:p>FED67</text:p>
          </table:table-cell>
          <table:table-cell office:value-type="string" office:value="TF3-Crema limpiamanos 500cc. ">
            <text:p>TF3-Crema limpiamanos 500cc. </text:p>
          </table:table-cell>
          <table:table-cell office:value-type="float" office:value="3904.5">
            <text:p>3904.5</text:p>
          </table:table-cell>
          <table:table-cell office:value-type="float" office:value="3904.5">
            <text:p>3904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2">
            <text:p>FED52</text:p>
          </table:table-cell>
          <table:table-cell office:value-type="string" office:value="TF3-Desoxidante / Fosfatizante 1l. ">
            <text:p>TF3-Desoxidante / Fosfatizante 1l. </text:p>
          </table:table-cell>
          <table:table-cell office:value-type="float" office:value="3022.5">
            <text:p>3022.5</text:p>
          </table:table-cell>
          <table:table-cell office:value-type="float" office:value="3022.5">
            <text:p>302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45">
            <text:p>FED45</text:p>
          </table:table-cell>
          <table:table-cell office:value-type="string" office:value="TF3-Destapa caÃ±erias 1l ">
            <text:p>TF3-Destapa caÃ±erias 1l </text:p>
          </table:table-cell>
          <table:table-cell office:value-type="float" office:value="2392.5">
            <text:p>2392.5</text:p>
          </table:table-cell>
          <table:table-cell office:value-type="float" office:value="2392.5">
            <text:p>239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AMA12">
            <text:p>EAMA12</text:p>
          </table:table-cell>
          <table:table-cell office:value-type="string" office:value="TF3-Entonador 120 AMARILLO">
            <text:p>TF3-Entonador 120 AMARILLO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AZU12">
            <text:p>EAZU12</text:p>
          </table:table-cell>
          <table:table-cell office:value-type="string" office:value="TF3-Entonador 120 AZUL">
            <text:p>TF3-Entonador 120 AZUL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BER12">
            <text:p>EBER12</text:p>
          </table:table-cell>
          <table:table-cell office:value-type="string" office:value="TF3-Entonador 120 BERMELLON">
            <text:p>TF3-Entonador 120 BERMELLON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CED12">
            <text:p>ECED12</text:p>
          </table:table-cell>
          <table:table-cell office:value-type="string" office:value="TF3-Entonador 120 CEDRO">
            <text:p>TF3-Entonador 120 CEDRO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MAR12">
            <text:p>EMAR12</text:p>
          </table:table-cell>
          <table:table-cell office:value-type="string" office:value="TF3-Entonador 120 MARRON">
            <text:p>TF3-Entonador 120 MARRON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NAR12">
            <text:p>ENAR12</text:p>
          </table:table-cell>
          <table:table-cell office:value-type="string" office:value="TF3-Entonador 120 NARANJA">
            <text:p>TF3-Entonador 120 NARANJA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NEG12">
            <text:p>ENEG12</text:p>
          </table:table-cell>
          <table:table-cell office:value-type="string" office:value="TF3-Entonador 120 NEGRO">
            <text:p>TF3-Entonador 120 NEGRO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OCR12">
            <text:p>EOCR12</text:p>
          </table:table-cell>
          <table:table-cell office:value-type="string" office:value="TF3-Entonador 120 OCRE">
            <text:p>TF3-Entonador 120 OCRE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IE12">
            <text:p>ESIE12</text:p>
          </table:table-cell>
          <table:table-cell office:value-type="string" office:value="TF3-Entonador 120 SIENA">
            <text:p>TF3-Entonador 120 SIENA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VEC12">
            <text:p>EVEC12</text:p>
          </table:table-cell>
          <table:table-cell office:value-type="string" office:value="TF3-Entonador 120 VERDE CLARO">
            <text:p>TF3-Entonador 120 VERDE CLARO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VEO12">
            <text:p>EVEO12</text:p>
          </table:table-cell>
          <table:table-cell office:value-type="string" office:value="TF3-Entonador 120 VERDE OSCURO">
            <text:p>TF3-Entonador 120 VERDE OSCURO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VIO12">
            <text:p>EVIO12</text:p>
          </table:table-cell>
          <table:table-cell office:value-type="string" office:value="TF3-Entonador 120 VIOLETA">
            <text:p>TF3-Entonador 120 VIOLETA</text:p>
          </table:table-cell>
          <table:table-cell office:value-type="float" office:value="2095.5">
            <text:p>2095.5</text:p>
          </table:table-cell>
          <table:table-cell office:value-type="float" office:value="2095.5">
            <text:p>20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AMA30">
            <text:p>EAMA30</text:p>
          </table:table-cell>
          <table:table-cell office:value-type="string" office:value="TF3-Entonador 30 amarillo">
            <text:p>TF3-Entonador 30 amarillo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AZU30">
            <text:p>EAZU30</text:p>
          </table:table-cell>
          <table:table-cell office:value-type="string" office:value="TF3-Entonador 30 azul">
            <text:p>TF3-Entonador 30 azul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BER30">
            <text:p>EBER30</text:p>
          </table:table-cell>
          <table:table-cell office:value-type="string" office:value="TF3-Entonador 30 bermellon">
            <text:p>TF3-Entonador 30 bermellon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CED30">
            <text:p>ECED30</text:p>
          </table:table-cell>
          <table:table-cell office:value-type="string" office:value="TF3-Entonador 30 cedro">
            <text:p>TF3-Entonador 30 cedro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4">
            <text:p>FED54</text:p>
          </table:table-cell>
          <table:table-cell office:value-type="string" office:value="TF3-Grasa verde rodamientos 100g. ">
            <text:p>TF3-Grasa verde rodamientos 100g. </text:p>
          </table:table-cell>
          <table:table-cell office:value-type="float" office:value="1188.0">
            <text:p>1188.0</text:p>
          </table:table-cell>
          <table:table-cell office:value-type="float" office:value="1188.0">
            <text:p>11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5">
            <text:p>FED55</text:p>
          </table:table-cell>
          <table:table-cell office:value-type="string" office:value="TF3-Grasa verde rodamientos 250g.">
            <text:p>TF3-Grasa verde rodamientos 250g.</text:p>
          </table:table-cell>
          <table:table-cell office:value-type="float" office:value="2158.5">
            <text:p>2158.5</text:p>
          </table:table-cell>
          <table:table-cell office:value-type="float" office:value="2158.5">
            <text:p>21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70">
            <text:p>FED70</text:p>
          </table:table-cell>
          <table:table-cell office:value-type="string" office:value="TF3-Kit parche pile lona+transp+adhes 30cc ">
            <text:p>TF3-Kit parche pile lona+transp+adhes 30cc </text:p>
          </table:table-cell>
          <table:table-cell office:value-type="float" office:value="2094.0">
            <text:p>2094.0</text:p>
          </table:table-cell>
          <table:table-cell office:value-type="float" office:value="2094.0">
            <text:p>20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56">
            <text:p>FED56</text:p>
          </table:table-cell>
          <table:table-cell office:value-type="string" office:value="TF3-Limpia resto de materiales 1l. ">
            <text:p>TF3-Limpia resto de materiales 1l. </text:p>
          </table:table-cell>
          <table:table-cell office:value-type="float" office:value="2377.5">
            <text:p>2377.5</text:p>
          </table:table-cell>
          <table:table-cell office:value-type="float" office:value="2377.5">
            <text:p>237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24">
            <text:p>FED024</text:p>
          </table:table-cell>
          <table:table-cell office:value-type="string" office:value="TF3-Lubricante con teflon 225cm3">
            <text:p>TF3-Lubricante con teflon 225cm3</text:p>
          </table:table-cell>
          <table:table-cell office:value-type="float" office:value="3430.5">
            <text:p>3430.5</text:p>
          </table:table-cell>
          <table:table-cell office:value-type="float" office:value="3430.5">
            <text:p>343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ED025">
            <text:p>FED025</text:p>
          </table:table-cell>
          <table:table-cell office:value-type="string" office:value="TF3-Lubricante con teflon 440cm3 ">
            <text:p>TF3-Lubricante con teflon 440cm3 </text:p>
          </table:table-cell>
          <table:table-cell office:value-type="float" office:value="4495.5">
            <text:p>4495.5</text:p>
          </table:table-cell>
          <table:table-cell office:value-type="float" office:value="4495.5">
            <text:p>449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73">
            <text:p>NA373</text:p>
          </table:table-cell>
          <table:table-cell office:value-type="string" office:value="Tijera tipo Mundial 5,5 chica">
            <text:p>Tijera tipo Mundial 5,5 chica</text:p>
          </table:table-cell>
          <table:table-cell office:value-type="float" office:value="1824.0">
            <text:p>1824.0</text:p>
          </table:table-cell>
          <table:table-cell office:value-type="float" office:value="1824.0">
            <text:p>18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A339">
            <text:p>NA339</text:p>
          </table:table-cell>
          <table:table-cell office:value-type="string" office:value="Tijera tipo mundial 7,5 mediana">
            <text:p>Tijera tipo mundial 7,5 mediana</text:p>
          </table:table-cell>
          <table:table-cell office:value-type="float" office:value="2364.0">
            <text:p>2364.0</text:p>
          </table:table-cell>
          <table:table-cell office:value-type="float" office:value="2364.0">
            <text:p>23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7">
            <text:p>VE07</text:p>
          </table:table-cell>
          <table:table-cell office:value-type="string" office:value="VENENOS-HorTal Liquido 60cc">
            <text:p>VENENOS-HorTal Liquido 60cc</text:p>
          </table:table-cell>
          <table:table-cell office:value-type="float" office:value="3085.5">
            <text:p>3085.5</text:p>
          </table:table-cell>
          <table:table-cell office:value-type="float" office:value="3085.5">
            <text:p>308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06">
            <text:p>VE06</text:p>
          </table:table-cell>
          <table:table-cell office:value-type="string" office:value="VENENOS-Ultra Plus cebo ratas 50g caja x30u">
            <text:p>VENENOS-Ultra Plus cebo ratas 50g caja x30u</text:p>
          </table:table-cell>
          <table:table-cell office:value-type="float" office:value="51225.0">
            <text:p>51225.0</text:p>
          </table:table-cell>
          <table:table-cell office:value-type="float" office:value="51225.0">
            <text:p>512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LT10">
            <text:p>BLT10</text:p>
          </table:table-cell>
          <table:table-cell office:value-type="string" office:value="Ventilador 10&quot; 3 en 1">
            <text:p>Ventilador 10" 3 en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I03">
            <text:p>GALI03</text:p>
          </table:table-cell>
          <table:table-cell office:value-type="string" office:value="Viruta de acero 250g.FINA GALI">
            <text:p>Viruta de acero 250g.FINA GALI</text:p>
          </table:table-cell>
          <table:table-cell office:value-type="float" office:value="2452.5">
            <text:p>2452.5</text:p>
          </table:table-cell>
          <table:table-cell office:value-type="float" office:value="2452.5">
            <text:p>245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I05">
            <text:p>GALI05</text:p>
          </table:table-cell>
          <table:table-cell office:value-type="string" office:value="Viruta de acero 250g.GRUESA GALI">
            <text:p>Viruta de acero 250g.GRUESA GALI</text:p>
          </table:table-cell>
          <table:table-cell office:value-type="float" office:value="2452.5">
            <text:p>2452.5</text:p>
          </table:table-cell>
          <table:table-cell office:value-type="float" office:value="2452.5">
            <text:p>245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I04">
            <text:p>GALI04</text:p>
          </table:table-cell>
          <table:table-cell office:value-type="string" office:value="Viruta de acero 250g.MEDIANA GALI">
            <text:p>Viruta de acero 250g.MEDIANA GALI</text:p>
          </table:table-cell>
          <table:table-cell office:value-type="float" office:value="2452.5">
            <text:p>2452.5</text:p>
          </table:table-cell>
          <table:table-cell office:value-type="float" office:value="2452.5">
            <text:p>245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45">
            <text:p>MI45</text:p>
          </table:table-cell>
          <table:table-cell office:value-type="string" office:value="Zapatilla hexagonal 4 puertos USB cable 1,8m">
            <text:p>Zapatilla hexagonal 4 puertos USB cable 1,8m</text:p>
          </table:table-cell>
          <table:table-cell office:value-type="float" office:value="17736.0">
            <text:p>17736.0</text:p>
          </table:table-cell>
          <table:table-cell office:value-type="float" office:value="17736.0">
            <text:p>177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LI04">
            <text:p>GALI04</text:p>
          </table:table-cell>
          <table:table-cell office:value-type="string" office:value="Viruta de acero 250g.MEDIANA GALI">
            <text:p>Viruta de acero 250g.MEDIANA GALI</text:p>
          </table:table-cell>
          <table:table-cell office:value-type="float" office:value="2452.5">
            <text:p>2452.5</text:p>
          </table:table-cell>
          <table:table-cell office:value-type="float" office:value="2452.5">
            <text:p>245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45">
            <text:p>MI45</text:p>
          </table:table-cell>
          <table:table-cell office:value-type="string" office:value="Zapatilla hexagonal 4 puertos USB cable 1,8m">
            <text:p>Zapatilla hexagonal 4 puertos USB cable 1,8m</text:p>
          </table:table-cell>
          <table:table-cell office:value-type="float" office:value="17736.0">
            <text:p>17736.0</text:p>
          </table:table-cell>
          <table:table-cell office:value-type="float" office:value="17736.0">
            <text:p>177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HOP">
            <text:p>NHOP</text:p>
          </table:table-cell>
          <table:table-cell office:value-type="string" office:value="Aceite textil maquina de coser">
            <text:p>Aceite textil maquina de coser</text:p>
          </table:table-cell>
          <table:table-cell office:value-type="float" office:value="1881.0">
            <text:p>1881.0</text:p>
          </table:table-cell>
          <table:table-cell office:value-type="float" office:value="1881.0">
            <text:p>18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ICA01">
            <text:p>PICA01</text:p>
          </table:table-cell>
          <table:table-cell office:value-type="string" office:value="Bebedero picaflor chico">
            <text:p>Bebedero picaflor chico</text:p>
          </table:table-cell>
          <table:table-cell office:value-type="float" office:value="1948.5">
            <text:p>1948.5</text:p>
          </table:table-cell>
          <table:table-cell office:value-type="float" office:value="1948.5">
            <text:p>194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BM">
            <text:p>CABM</text:p>
          </table:table-cell>
          <table:table-cell office:value-type="string" office:value="Carretel bordeadora mediano">
            <text:p>Carretel bordeadora mediano</text:p>
          </table:table-cell>
          <table:table-cell office:value-type="float" office:value="1045.5">
            <text:p>1045.5</text:p>
          </table:table-cell>
          <table:table-cell office:value-type="float" office:value="1045.5">
            <text:p>1045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CT06">
            <text:p>DUCT06</text:p>
          </table:table-cell>
          <table:table-cell office:value-type="string" office:value="DOBLE A- Cinta duct tape amarilla">
            <text:p>DOBLE A- Cinta duct tape amarill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CT07">
            <text:p>DUCT07</text:p>
          </table:table-cell>
          <table:table-cell office:value-type="string" office:value="DOBLE A- Cinta duct tape azul">
            <text:p>DOBLE A- Cinta duct tape azu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CT01">
            <text:p>DUCT01</text:p>
          </table:table-cell>
          <table:table-cell office:value-type="string" office:value="DOBLE A- Cinta duct tape blanca">
            <text:p>DOBLE A- Cinta duct tape blanca</text:p>
          </table:table-cell>
          <table:table-cell office:value-type="float" office:value="11691.0">
            <text:p>11691.0</text:p>
          </table:table-cell>
          <table:table-cell office:value-type="float" office:value="11691.0">
            <text:p>116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CT02">
            <text:p>DUCT02</text:p>
          </table:table-cell>
          <table:table-cell office:value-type="string" office:value="DOBLE A- Cinta duct tape gris">
            <text:p>DOBLE A- Cinta duct tape gris</text:p>
          </table:table-cell>
          <table:table-cell office:value-type="float" office:value="11691.0">
            <text:p>11691.0</text:p>
          </table:table-cell>
          <table:table-cell office:value-type="float" office:value="11691.0">
            <text:p>116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CT03">
            <text:p>DUCT03</text:p>
          </table:table-cell>
          <table:table-cell office:value-type="string" office:value="DOBLE A- Cinta duct tape negra">
            <text:p>DOBLE A- Cinta duct tape negra</text:p>
          </table:table-cell>
          <table:table-cell office:value-type="float" office:value="11691.0">
            <text:p>11691.0</text:p>
          </table:table-cell>
          <table:table-cell office:value-type="float" office:value="11691.0">
            <text:p>116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CT04">
            <text:p>DUCT04</text:p>
          </table:table-cell>
          <table:table-cell office:value-type="string" office:value="DOBLE A- Cinta duct tape roja">
            <text:p>DOBLE A- Cinta duct tape roja</text:p>
          </table:table-cell>
          <table:table-cell office:value-type="float" office:value="11691.0">
            <text:p>11691.0</text:p>
          </table:table-cell>
          <table:table-cell office:value-type="float" office:value="11691.0">
            <text:p>116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CT05">
            <text:p>DUCT05</text:p>
          </table:table-cell>
          <table:table-cell office:value-type="string" office:value="DOBLE A- Cinta duct tape verde">
            <text:p>DOBLE A- Cinta duct tape ver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GC">
            <text:p>DUGC</text:p>
          </table:table-cell>
          <table:table-cell office:value-type="string" office:value="Ducha plastica + grifo (calefon)">
            <text:p>Ducha plastica + grifo (calefon)</text:p>
          </table:table-cell>
          <table:table-cell office:value-type="float" office:value="756.0">
            <text:p>756.0</text:p>
          </table:table-cell>
          <table:table-cell office:value-type="float" office:value="756.0">
            <text:p>7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I204">
            <text:p>ELI204</text:p>
          </table:table-cell>
          <table:table-cell office:value-type="string" office:value="ELIPLAST-Perchita con ventosa pvc x4">
            <text:p>ELIPLAST-Perchita con ventosa pvc x4</text:p>
          </table:table-cell>
          <table:table-cell office:value-type="float" office:value="924.0">
            <text:p>924.0</text:p>
          </table:table-cell>
          <table:table-cell office:value-type="float" office:value="924.0">
            <text:p>9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R500">
            <text:p>MAR500</text:p>
          </table:table-cell>
          <table:table-cell office:value-type="string" office:value="EZETA- Mecha acero rapido 5mm">
            <text:p>EZETA- Mecha acero rapido 5mm</text:p>
          </table:table-cell>
          <table:table-cell office:value-type="float" office:value="4351.5">
            <text:p>4351.5</text:p>
          </table:table-cell>
          <table:table-cell office:value-type="float" office:value="4351.5">
            <text:p>435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R600">
            <text:p>MAR600</text:p>
          </table:table-cell>
          <table:table-cell office:value-type="string" office:value="EZETA- Mecha acero rapido 6mm">
            <text:p>EZETA- Mecha acero rapido 6mm</text:p>
          </table:table-cell>
          <table:table-cell office:value-type="float" office:value="4936.5">
            <text:p>4936.5</text:p>
          </table:table-cell>
          <table:table-cell office:value-type="float" office:value="4936.5">
            <text:p>4936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W5">
            <text:p>MW5</text:p>
          </table:table-cell>
          <table:table-cell office:value-type="string" office:value="EZETA- Mecha widia 5mm">
            <text:p>EZETA- Mecha widia 5mm</text:p>
          </table:table-cell>
          <table:table-cell office:value-type="float" office:value="2470.5">
            <text:p>2470.5</text:p>
          </table:table-cell>
          <table:table-cell office:value-type="float" office:value="2470.5">
            <text:p>247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W6">
            <text:p>MW6</text:p>
          </table:table-cell>
          <table:table-cell office:value-type="string" office:value="EZETA- Mecha widia 6mm">
            <text:p>EZETA- Mecha widia 6mm</text:p>
          </table:table-cell>
          <table:table-cell office:value-type="float" office:value="2703.0">
            <text:p>2703.0</text:p>
          </table:table-cell>
          <table:table-cell office:value-type="float" office:value="2703.0">
            <text:p>27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W8">
            <text:p>MW8</text:p>
          </table:table-cell>
          <table:table-cell office:value-type="string" office:value="EZETA- Mecha widia 8mm">
            <text:p>EZETA- Mecha widia 8mm</text:p>
          </table:table-cell>
          <table:table-cell office:value-type="float" office:value="3730.5">
            <text:p>3730.5</text:p>
          </table:table-cell>
          <table:table-cell office:value-type="float" office:value="3730.5">
            <text:p>373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PCA">
            <text:p>FPCA</text:p>
          </table:table-cell>
          <table:table-cell office:value-type="string" office:value="Ficha calefon">
            <text:p>Ficha calefon</text:p>
          </table:table-cell>
          <table:table-cell office:value-type="float" office:value="396.0">
            <text:p>396.0</text:p>
          </table:table-cell>
          <table:table-cell office:value-type="float" office:value="396.0">
            <text:p>3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CHAH">
            <text:p>FICHAH</text:p>
          </table:table-cell>
          <table:table-cell office:value-type="string" office:value="Ficha hembra c/ neutro ">
            <text:p>Ficha hembra c/ neutro </text:p>
          </table:table-cell>
          <table:table-cell office:value-type="float" office:value="960.0">
            <text:p>960.0</text:p>
          </table:table-cell>
          <table:table-cell office:value-type="float" office:value="960.0">
            <text:p>9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CHAM">
            <text:p>FICHAM</text:p>
          </table:table-cell>
          <table:table-cell office:value-type="string" office:value="Ficha macho c/neutro">
            <text:p>Ficha macho c/neutro</text:p>
          </table:table-cell>
          <table:table-cell office:value-type="float" office:value="960.0">
            <text:p>960.0</text:p>
          </table:table-cell>
          <table:table-cell office:value-type="float" office:value="960.0">
            <text:p>9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K10">
            <text:p>MIK10</text:p>
          </table:table-cell>
          <table:table-cell office:value-type="string" office:value="HORMIGA NEGRA-Puño solo (hormiga o profesional)">
            <text:p>HORMIGA NEGRA-Puño solo (hormiga o profesional)</text:p>
          </table:table-cell>
          <table:table-cell office:value-type="float" office:value="7197.0">
            <text:p>7197.0</text:p>
          </table:table-cell>
          <table:table-cell office:value-type="float" office:value="7197.0">
            <text:p>71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CHI106">
            <text:p>ICHI106</text:p>
          </table:table-cell>
          <table:table-cell office:value-type="string" office:value="Linterna usb metal">
            <text:p>Linterna usb metal</text:p>
          </table:table-cell>
          <table:table-cell office:value-type="float" office:value="10692.0">
            <text:p>10692.0</text:p>
          </table:table-cell>
          <table:table-cell office:value-type="float" office:value="10692.0">
            <text:p>106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K1056">
            <text:p>MUK1056</text:p>
          </table:table-cell>
          <table:table-cell office:value-type="string" office:value="Set destornillador celular x15pcs">
            <text:p>Set destornillador celular x15pcs</text:p>
          </table:table-cell>
          <table:table-cell office:value-type="float" office:value="3132.0">
            <text:p>3132.0</text:p>
          </table:table-cell>
          <table:table-cell office:value-type="float" office:value="3132.0">
            <text:p>31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MAR30">
            <text:p>EMAR30</text:p>
          </table:table-cell>
          <table:table-cell office:value-type="string" office:value="TF3-Entonador 30 marron">
            <text:p>TF3-Entonador 30 marron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NAR30">
            <text:p>ENAR30</text:p>
          </table:table-cell>
          <table:table-cell office:value-type="string" office:value="TF3-Entonador 30 naranja">
            <text:p>TF3-Entonador 30 naranja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NEG30">
            <text:p>ENEG30</text:p>
          </table:table-cell>
          <table:table-cell office:value-type="string" office:value="TF3-Entonador 30 negro">
            <text:p>TF3-Entonador 30 negro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OCR30">
            <text:p>EOCR30</text:p>
          </table:table-cell>
          <table:table-cell office:value-type="string" office:value="TF3-Entonador 30 ocre">
            <text:p>TF3-Entonador 30 ocre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SIE30">
            <text:p>ESIE30</text:p>
          </table:table-cell>
          <table:table-cell office:value-type="string" office:value="TF3-Entonador 30 siena">
            <text:p>TF3-Entonador 30 siena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VEC30">
            <text:p>EVEC30</text:p>
          </table:table-cell>
          <table:table-cell office:value-type="string" office:value="TF3-Entonador 30 verde claro">
            <text:p>TF3-Entonador 30 verde claro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VEO30">
            <text:p>EVEO30</text:p>
          </table:table-cell>
          <table:table-cell office:value-type="string" office:value="TF3-Entonador 30 verde oscuro">
            <text:p>TF3-Entonador 30 verde oscuro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VIO30">
            <text:p>EVIO30</text:p>
          </table:table-cell>
          <table:table-cell office:value-type="string" office:value="TF3-Entonador 30 violeta">
            <text:p>TF3-Entonador 30 violeta</text:p>
          </table:table-cell>
          <table:table-cell office:value-type="float" office:value="658.5">
            <text:p>658.5</text:p>
          </table:table-cell>
          <table:table-cell office:value-type="float" office:value="658.5">
            <text:p>658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ALG">
            <text:p>TALG</text:p>
          </table:table-cell>
          <table:table-cell office:value-type="string" office:value="TF3-Tinta universal algarrobo">
            <text:p>TF3-Tinta universal algarrobo</text:p>
          </table:table-cell>
          <table:table-cell office:value-type="float" office:value="1267.5">
            <text:p>1267.5</text:p>
          </table:table-cell>
          <table:table-cell office:value-type="float" office:value="1267.5">
            <text:p>12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CAO">
            <text:p>TCAO</text:p>
          </table:table-cell>
          <table:table-cell office:value-type="string" office:value="TF3-Tinta universal caoba">
            <text:p>TF3-Tinta universal caoba</text:p>
          </table:table-cell>
          <table:table-cell office:value-type="float" office:value="1267.5">
            <text:p>1267.5</text:p>
          </table:table-cell>
          <table:table-cell office:value-type="float" office:value="1267.5">
            <text:p>12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CED">
            <text:p>TCED</text:p>
          </table:table-cell>
          <table:table-cell office:value-type="string" office:value="TF3-Tinta universal cedro">
            <text:p>TF3-Tinta universal cedro</text:p>
          </table:table-cell>
          <table:table-cell office:value-type="float" office:value="1267.5">
            <text:p>1267.5</text:p>
          </table:table-cell>
          <table:table-cell office:value-type="float" office:value="1267.5">
            <text:p>12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NOG">
            <text:p>TNOG</text:p>
          </table:table-cell>
          <table:table-cell office:value-type="string" office:value="TF3-Tinta universal nogal">
            <text:p>TF3-Tinta universal nogal</text:p>
          </table:table-cell>
          <table:table-cell office:value-type="float" office:value="1267.5">
            <text:p>1267.5</text:p>
          </table:table-cell>
          <table:table-cell office:value-type="float" office:value="1267.5">
            <text:p>12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RCL">
            <text:p>TRCL</text:p>
          </table:table-cell>
          <table:table-cell office:value-type="string" office:value="TF3-Tinta universal roble claro">
            <text:p>TF3-Tinta universal roble claro</text:p>
          </table:table-cell>
          <table:table-cell office:value-type="float" office:value="1267.5">
            <text:p>1267.5</text:p>
          </table:table-cell>
          <table:table-cell office:value-type="float" office:value="1267.5">
            <text:p>12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ROS">
            <text:p>TROS</text:p>
          </table:table-cell>
          <table:table-cell office:value-type="string" office:value="TF3-Tinta universal roble OSCURO">
            <text:p>TF3-Tinta universal roble OSCURO</text:p>
          </table:table-cell>
          <table:table-cell office:value-type="float" office:value="1267.5">
            <text:p>1267.5</text:p>
          </table:table-cell>
          <table:table-cell office:value-type="float" office:value="1267.5">
            <text:p>1267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RLAU">
            <text:p>TRLAU</text:p>
          </table:table-cell>
          <table:table-cell office:value-type="string" office:value="Trampera de madera para lauchas ">
            <text:p>Trampera de madera para lauchas </text:p>
          </table:table-cell>
          <table:table-cell office:value-type="float" office:value="1407.0">
            <text:p>1407.0</text:p>
          </table:table-cell>
          <table:table-cell office:value-type="float" office:value="1407.0">
            <text:p>14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RRAT">
            <text:p>TRRAT</text:p>
          </table:table-cell>
          <table:table-cell office:value-type="string" office:value="Trampera de madera para ratas">
            <text:p>Trampera de madera para ratas</text:p>
          </table:table-cell>
          <table:table-cell office:value-type="float" office:value="2754.0">
            <text:p>2754.0</text:p>
          </table:table-cell>
          <table:table-cell office:value-type="float" office:value="2754.0">
            <text:p>27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54">
            <text:p>VE54</text:p>
          </table:table-cell>
          <table:table-cell office:value-type="string" office:value="VENENOS-Huagro Troyamirex hormiga250g">
            <text:p>VENENOS-Huagro Troyamirex hormiga250g</text:p>
          </table:table-cell>
          <table:table-cell office:value-type="float" office:value="3793.5">
            <text:p>3793.5</text:p>
          </table:table-cell>
          <table:table-cell office:value-type="float" office:value="3793.5">
            <text:p>3793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2T500">
            <text:p>A2T500</text:p>
          </table:table-cell>
          <table:table-cell office:value-type="string" office:value="Aceite 2T 500cc">
            <text:p>Aceite 2T 500cc</text:p>
          </table:table-cell>
          <table:table-cell office:value-type="float" office:value="4854.0">
            <text:p>4854.0</text:p>
          </table:table-cell>
          <table:table-cell office:value-type="float" office:value="4854.0">
            <text:p>48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2TEI">
            <text:p>A2TEI</text:p>
          </table:table-cell>
          <table:table-cell office:value-type="string" office:value="Aceite 2T botellita 100cc">
            <text:p>Aceite 2T botellita 100cc</text:p>
          </table:table-cell>
          <table:table-cell office:value-type="float" office:value="1450.5">
            <text:p>1450.5</text:p>
          </table:table-cell>
          <table:table-cell office:value-type="float" office:value="1450.5">
            <text:p>1450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